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389in"/>
    </style:style>
    <style:style style:name="co12" style:family="table-column">
      <style:table-column-properties fo:break-before="auto" style:column-width="0.1957in"/>
    </style:style>
    <style:style style:name="co13" style:family="table-column">
      <style:table-column-properties fo:break-before="auto" style:column-width="1.2898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0.4854in"/>
    </style:style>
    <style:style style:name="co16" style:family="table-column">
      <style:table-column-properties fo:break-before="auto" style:column-width="0.4965in"/>
    </style:style>
    <style:style style:name="co17" style:family="table-column">
      <style:table-column-properties fo:break-before="auto" style:column-width="0.539in"/>
    </style:style>
    <style:style style:name="co18" style:family="table-column">
      <style:table-column-properties fo:break-before="auto" style:column-width="0.4535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9898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0.9783in"/>
    </style:style>
    <style:style style:name="co23" style:family="table-column">
      <style:table-column-properties fo:break-before="auto" style:column-width="0.7646in"/>
    </style:style>
    <style:style style:name="co24" style:family="table-column">
      <style:table-column-properties fo:break-before="auto" style:column-width="0.8398in"/>
    </style:style>
    <style:style style:name="co25" style:family="table-column">
      <style:table-column-properties fo:break-before="auto" style:column-width="0.710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2.0063in"/>
    </style:style>
    <style:style style:name="co29" style:family="table-column">
      <style:table-column-properties fo:break-before="auto" style:column-width="0.6783in"/>
    </style:style>
    <style:style style:name="co30" style:family="table-column">
      <style:table-column-properties fo:break-before="auto" style:column-width="0.5283in"/>
    </style:style>
    <style:style style:name="co31" style:family="table-column">
      <style:table-column-properties fo:break-before="auto" style:column-width="0.7752in"/>
    </style:style>
    <style:style style:name="co32" style:family="table-column">
      <style:table-column-properties fo:break-before="auto" style:column-width="0.7535in"/>
    </style:style>
    <style:style style:name="co33" style:family="table-column">
      <style:table-column-properties fo:break-before="auto" style:column-width="0.7965in"/>
    </style:style>
    <style:style style:name="co34" style:family="table-column">
      <style:table-column-properties fo:break-before="auto" style:column-width="0.9035in"/>
    </style:style>
    <style:style style:name="co35" style:family="table-column">
      <style:table-column-properties fo:break-before="auto" style:column-width="0.3138in"/>
    </style:style>
    <style:style style:name="co36" style:family="table-column">
      <style:table-column-properties fo:break-before="auto" style:column-width="1.1181in"/>
    </style:style>
    <style:style style:name="co37" style:family="table-column">
      <style:table-column-properties fo:break-before="auto" style:column-width="1.2791in"/>
    </style:style>
    <style:style style:name="co3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m_parcial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16" table:default-cell-style-name="ce2"/>
        <table:table-column table:style-name="co17" table:default-cell-style-name="ce2"/>
        <table:table-column table:style-name="co16" table:default-cell-style-name="ce2"/>
        <table:table-column table:style-name="co17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1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17" table:default-cell-style-name="ce2"/>
        <table:table-column table:style-name="co1" table:default-cell-style-name="ce2"/>
        <table:table-column table:style-name="co7" table:number-columns-repeated="4" table:default-cell-style-name="ce2"/>
        <table:table-column table:style-name="co11" table:default-cell-style-name="ce2"/>
        <table:table-column table:style-name="co25" table:number-columns-repeated="2" table:default-cell-style-name="ce2"/>
        <table:table-column table:style-name="co26" table:default-cell-style-name="ce2"/>
        <table:table-column table:style-name="co7" table:default-cell-style-name="ce2"/>
        <table:table-column table:style-name="co27" table:default-cell-style-name="ce2"/>
        <table:table-column table:style-name="co26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23" table:default-cell-style-name="ce2"/>
        <table:table-column table:style-name="co7" table:number-columns-repeated="4" table:default-cell-style-name="ce2"/>
        <table:table-column table:style-name="co23" table:number-columns-repeated="2" table:default-cell-style-name="ce2"/>
        <table:table-column table:style-name="co4" table:default-cell-style-name="ce2"/>
        <table:table-column table:style-name="co28" table:default-cell-style-name="ce2"/>
        <table:table-column table:style-name="co25" table:default-cell-style-name="ce2"/>
        <table:table-column table:style-name="co29" table:default-cell-style-name="ce2"/>
        <table:table-column table:style-name="co30" table:number-columns-repeated="3" table:default-cell-style-name="ce2"/>
        <table:table-column table:style-name="co24" table:default-cell-style-name="ce4"/>
        <table:table-column table:style-name="co31" table:default-cell-style-name="ce2"/>
        <table:table-column table:style-name="co23" table:default-cell-style-name="ce2"/>
        <table:table-column table:style-name="co24" table:default-cell-style-name="ce2"/>
        <table:table-column table:style-name="co4" table:default-cell-style-name="ce2"/>
        <table:table-column table:style-name="co19" table:default-cell-style-name="ce2"/>
        <table:table-column table:style-name="co32" table:default-cell-style-name="ce2"/>
        <table:table-column table:style-name="co33" table:default-cell-style-name="ce2"/>
        <table:table-column table:style-name="co19" table:default-cell-style-name="ce2"/>
        <table:table-column table:style-name="co32" table:default-cell-style-name="ce2"/>
        <table:table-column table:style-name="co33" table:default-cell-style-name="ce2"/>
        <table:table-column table:style-name="co19" table:default-cell-style-name="ce2"/>
        <table:table-column table:style-name="co32" table:default-cell-style-name="ce2"/>
        <table:table-column table:style-name="co33" table:default-cell-style-name="ce2"/>
        <table:table-column table:style-name="co21" table:default-cell-style-name="ce5"/>
        <table:table-column table:style-name="co34" table:default-cell-style-name="ce5"/>
        <table:table-column table:style-name="co35" table:default-cell-style-name="ce2"/>
        <table:table-column table:style-name="co36" table:default-cell-style-name="ce2"/>
        <table:table-column table:style-name="co2" table:default-cell-style-name="ce2"/>
        <table:table-column table:style-name="co35" table:default-cell-style-name="ce2"/>
        <table:table-column table:style-name="co37" table:default-cell-style-name="ce2"/>
        <table:table-column table:style-name="co38" table:number-columns-repeated="928" table:default-cell-style-name="ce2"/>
        <table:table-row table:style-name="ro1">
          <table:table-cell office:value-type="string" calcext:value-type="string">
            <text:p>name_1</text:p>
          </table:table-cell>
          <table:table-cell office:value-type="string" calcext:value-type="string">
            <text:p>ra_1</text:p>
          </table:table-cell>
          <table:table-cell office:value-type="string" calcext:value-type="string">
            <text:p>dec_1</text:p>
          </table:table-cell>
          <table:table-cell office:value-type="string" calcext:value-type="string">
            <text:p>GAL_LONG_1</text:p>
          </table:table-cell>
          <table:table-cell office:value-type="string" calcext:value-type="string">
            <text:p>GAL_LAT_1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fluxerr</text:p>
          </table:table-cell>
          <table:table-cell office:value-type="string" calcext:value-type="string">
            <text:p>velcenter</text:p>
          </table:table-cell>
          <table:table-cell office:value-type="string" calcext:value-type="string">
            <text:p>velerr_1</text:p>
          </table:table-cell>
          <table:table-cell office:value-type="string" calcext:value-type="string">
            <text:p>w50max</text:p>
          </table:table-cell>
          <table:table-cell office:value-type="string" calcext:value-type="string">
            <text:p>velerr_1a</text:p>
          </table:table-cell>
          <table:table-cell office:value-type="string" calcext:value-type="string">
            <text:p>w20max</text:p>
          </table:table-cell>
          <table:table-cell office:value-type="string" calcext:value-type="string">
            <text:p>velerr_1b</text:p>
          </table:table-cell>
          <table:table-cell office:value-type="string" calcext:value-type="string">
            <text:p>DLG</text:p>
          </table:table-cell>
          <table:table-cell office:value-type="string" calcext:value-type="string">
            <text:p>M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_dec</text:p>
          </table:table-cell>
          <table:table-cell office:value-type="string" calcext:value-type="string">
            <text:p>dec_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_old</text:p>
          </table:table-cell>
          <table:table-cell office:value-type="string" calcext:value-type="string">
            <text:p>x_geo</text:p>
          </table:table-cell>
          <table:table-cell office:value-type="string" calcext:value-type="string">
            <text:p>y_geo</text:p>
          </table:table-cell>
          <table:table-cell office:value-type="string" calcext:value-type="string">
            <text:p>z_ge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_min</text:p>
          </table:table-cell>
          <table:table-cell office:value-type="string" calcext:value-type="string">
            <text:p>x_max</text:p>
          </table:table-cell>
          <table:table-cell office:value-type="string" calcext:value-type="string">
            <text:p>y_min</text:p>
          </table:table-cell>
          <table:table-cell office:value-type="string" calcext:value-type="string">
            <text:p>y_max</text:p>
          </table:table-cell>
          <table:table-cell office:value-type="string" calcext:value-type="string">
            <text:p>z_min</text:p>
          </table:table-cell>
          <table:table-cell office:value-type="string" calcext:value-type="string">
            <text:p>z_max</text:p>
          </table:table-cell>
          <table:table-cell office:value-type="string" calcext:value-type="string">
            <text:p>n_pix</text:p>
          </table:table-cell>
          <table:table-cell office:value-type="string" calcext:value-type="string">
            <text:p>n_chan</text:p>
          </table:table-cell>
          <table:table-cell office:value-type="string" calcext:value-type="string">
            <text:p>n_los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bf_a</text:p>
          </table:table-cell>
          <table:table-cell office:value-type="string" calcext:value-type="string">
            <text:p>bf_b1</text:p>
          </table:table-cell>
          <table:table-cell office:value-type="string" calcext:value-type="string">
            <text:p>bf_b2</text:p>
          </table:table-cell>
          <table:table-cell office:value-type="string" calcext:value-type="string">
            <text:p>bf_c</text:p>
          </table:table-cell>
          <table:table-cell office:value-type="string" calcext:value-type="string">
            <text:p>bf_chi2</text:p>
          </table:table-cell>
          <table:table-cell office:value-type="string" calcext:value-type="string">
            <text:p>bf_f_int</text:p>
          </table:table-cell>
          <table:table-cell office:value-type="string" calcext:value-type="string">
            <text:p>bf_f_peak</text:p>
          </table:table-cell>
          <table:table-cell office:value-type="string" calcext:value-type="string">
            <text:p>bf_flag</text:p>
          </table:table-cell>
          <table:table-cell office:value-type="string" calcext:value-type="string">
            <text:p>bf_w</text:p>
          </table:table-cell>
          <table:table-cell office:value-type="string" calcext:value-type="string">
            <text:p>bf_w20</text:p>
          </table:table-cell>
          <table:table-cell office:value-type="string" calcext:value-type="string">
            <text:p>bf_w50</text:p>
          </table:table-cell>
          <table:table-cell office:value-type="string" calcext:value-type="string">
            <text:p>bf_xe</text:p>
          </table:table-cell>
          <table:table-cell office:value-type="string" calcext:value-type="string">
            <text:p>bf_xp</text:p>
          </table:table-cell>
          <table:table-cell office:value-type="string" calcext:value-type="string">
            <text:p>bf_z</text:p>
          </table:table-cell>
          <table:table-cell office:value-type="string" calcext:value-type="string">
            <text:p>ell3s_maj</text:p>
          </table:table-cell>
          <table:table-cell office:value-type="string" calcext:value-type="string">
            <text:p>ell3s_min</text:p>
          </table:table-cell>
          <table:table-cell office:value-type="string" calcext:value-type="string">
            <text:p>ell3s_pa</text:p>
          </table:table-cell>
          <table:table-cell office:value-type="string" calcext:value-type="string">
            <text:p>ell_maj</text:p>
          </table:table-cell>
          <table:table-cell office:value-type="string" calcext:value-type="string">
            <text:p>ell_min</text:p>
          </table:table-cell>
          <table:table-cell office:value-type="string" calcext:value-type="string">
            <text:p>ell_pa</text:p>
          </table:table-cell>
          <table:table-cell office:value-type="string" calcext:value-type="string">
            <text:p>f_int</text:p>
          </table:table-cell>
          <table:table-cell office:value-type="string" calcext:value-type="string">
            <text:p>f_peak</text:p>
          </table:table-cell>
          <table:table-cell office:value-type="string" calcext:value-type="string">
            <text:p>f_wm50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kin_pa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snr_int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wm50</text:p>
          </table:table-cell>
          <table:table-cell office:value-type="string" calcext:value-type="string">
            <text:p>ra_2</text:p>
          </table:table-cell>
          <table:table-cell office:value-type="string" calcext:value-type="string">
            <text:p>dec_2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name_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xscale</text:p>
          </table:table-cell>
          <table:table-cell office:value-type="string" calcext:value-type="string">
            <text:p>yscale</text:p>
          </table:table-cell>
          <table:table-cell office:value-type="string" calcext:value-type="string">
            <text:p>zscale</text:p>
          </table:table-cell>
          <table:table-cell office:value-type="string" calcext:value-type="string">
            <text:p>threshold_2</text:p>
          </table:table-cell>
          <table:table-cell office:value-type="string" calcext:value-type="string">
            <text:p>rms_mode</text:p>
          </table:table-cell>
          <table:table-cell office:value-type="string" calcext:value-type="string">
            <text:p>flux_range</text:p>
          </table:table-cell>
          <table:table-cell office:value-type="string" calcext:value-type="string">
            <text:p>edge_mode</text:p>
          </table:table-cell>
          <table:table-cell office:value-type="string" calcext:value-type="string">
            <text:p>kernel_units</text:p>
          </table:table-cell>
          <table:table-cell office:value-type="string" calcext:value-type="string">
            <text:p>xradius</text:p>
          </table:table-cell>
          <table:table-cell office:value-type="string" calcext:value-type="string">
            <text:p>xmin_size</text:p>
          </table:table-cell>
          <table:table-cell office:value-type="string" calcext:value-type="string">
            <text:p>xmax_size</text:p>
          </table:table-cell>
          <table:table-cell office:value-type="string" calcext:value-type="string">
            <text:p>yradius</text:p>
          </table:table-cell>
          <table:table-cell office:value-type="string" calcext:value-type="string">
            <text:p>ymin_size</text:p>
          </table:table-cell>
          <table:table-cell office:value-type="string" calcext:value-type="string">
            <text:p>ymax_size</text:p>
          </table:table-cell>
          <table:table-cell office:value-type="string" calcext:value-type="string">
            <text:p>zradius</text:p>
          </table:table-cell>
          <table:table-cell office:value-type="string" calcext:value-type="string">
            <text:p>zmin_size</text:p>
          </table:table-cell>
          <table:table-cell office:value-type="string" calcext:value-type="string">
            <text:p>zmax_size</text:p>
          </table:table-cell>
          <table:table-cell office:value-type="string" calcext:value-type="string">
            <text:p>threshold_2a</text:p>
          </table:table-cell>
          <table:table-cell office:value-type="string" calcext:value-type="string">
            <text:p>kernel_scal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fit busy function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eparation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840+2412</text:p>
          </table:table-cell>
          <table:table-cell table:style-name="ce3" office:value-type="string" calcext:value-type="string">
            <text:p>18:40:20</text:p>
          </table:table-cell>
          <table:table-cell table:style-name="ce3" office:value-type="string" calcext:value-type="string">
            <text:p>24:12:03</text:p>
          </table:table-cell>
          <table:table-cell office:value-type="float" office:value="53.7" calcext:value-type="float">
            <text:p>53.7</text:p>
          </table:table-cell>
          <table:table-cell office:value-type="float" office:value="13.1" calcext:value-type="float">
            <text:p>13.1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5" calcext:value-type="float">
            <text:p>5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56.4" calcext:value-type="float">
            <text:p>56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0.083333333333" calcext:value-type="float">
            <text:p>280.083333333333</text:p>
          </table:table-cell>
          <table:table-cell office:value-type="float" office:value="24.2008333333333" calcext:value-type="float">
            <text:p>24.2008333333333</text:p>
          </table:table-cell>
          <table:table-cell office:value-type="float" office:value="45" calcext:value-type="float">
            <text:p>45</text:p>
          </table:table-cell>
          <table:table-cell office:value-type="float" office:value="302" calcext:value-type="float">
            <text:p>302</text:p>
          </table:table-cell>
          <table:table-cell office:value-type="float" office:value="175.182" calcext:value-type="float">
            <text:p>175.182</text:p>
          </table:table-cell>
          <table:table-cell office:value-type="float" office:value="13.977" calcext:value-type="float">
            <text:p>13.977</text:p>
          </table:table-cell>
          <table:table-cell office:value-type="float" office:value="1729.932" calcext:value-type="float">
            <text:p>1729.932</text:p>
          </table:table-cell>
          <table:table-cell office:value-type="float" office:value="175.233" calcext:value-type="float">
            <text:p>175.233</text:p>
          </table:table-cell>
          <table:table-cell office:value-type="float" office:value="13.99" calcext:value-type="float">
            <text:p>13.99</text:p>
          </table:table-cell>
          <table:table-cell office:value-type="float" office:value="1729.744" calcext:value-type="float">
            <text:p>1729.744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27" calcext:value-type="float">
            <text:p>1727</text:p>
          </table:table-cell>
          <table:table-cell office:value-type="float" office:value="1733" calcext:value-type="float">
            <text:p>173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4598" calcext:value-type="float">
            <text:p>0.54598</text:p>
          </table:table-cell>
          <table:table-cell office:value-type="float" office:value="0.05669902" calcext:value-type="float">
            <text:p>0.05669902</text:p>
          </table:table-cell>
          <table:table-cell office:value-type="float" office:value="0.5943249" calcext:value-type="float">
            <text:p>0.5943249</text:p>
          </table:table-cell>
          <table:table-cell office:value-type="float" office:value="0.8869074" calcext:value-type="float">
            <text:p>0.8869074</text:p>
          </table:table-cell>
          <table:table-cell office:value-type="float" office:value="0" calcext:value-type="float">
            <text:p>0</text:p>
          </table:table-cell>
          <table:table-cell office:value-type="float" office:value="0.896408" calcext:value-type="float">
            <text:p>0.896408</text:p>
          </table:table-cell>
          <table:table-cell office:value-type="float" office:value="0.6107019" calcext:value-type="float">
            <text:p>0.6107019</text:p>
          </table:table-cell>
          <table:table-cell office:value-type="float" office:value="0.1203957" calcext:value-type="float">
            <text:p>0.1203957</text:p>
          </table:table-cell>
          <table:table-cell office:value-type="float" office:value="4" calcext:value-type="float">
            <text:p>4</text:p>
          </table:table-cell>
          <table:table-cell office:value-type="float" office:value="-0.1515152" calcext:value-type="float">
            <text:p>-0.1515152</text:p>
          </table:table-cell>
          <table:table-cell office:value-type="float" office:value="5.767367" calcext:value-type="float">
            <text:p>5.767367</text:p>
          </table:table-cell>
          <table:table-cell office:value-type="float" office:value="4.900472" calcext:value-type="float">
            <text:p>4.900472</text:p>
          </table:table-cell>
          <table:table-cell office:value-type="float" office:value="863.2972" calcext:value-type="float">
            <text:p>863.2972</text:p>
          </table:table-cell>
          <table:table-cell office:value-type="float" office:value="1726.152" calcext:value-type="float">
            <text:p>1726.152</text:p>
          </table:table-cell>
          <table:table-cell office:value-type="float" office:value="0" calcext:value-type="float">
            <text:p>0</text:p>
          </table:table-cell>
          <table:table-cell office:value-type="float" office:value="2.053026" calcext:value-type="float">
            <text:p>2.053026</text:p>
          </table:table-cell>
          <table:table-cell office:value-type="float" office:value="1.247295" calcext:value-type="float">
            <text:p>1.247295</text:p>
          </table:table-cell>
          <table:table-cell office:value-type="float" office:value="65.81492" calcext:value-type="float">
            <text:p>65.81492</text:p>
          </table:table-cell>
          <table:table-cell office:value-type="float" office:value="1.940632" calcext:value-type="float">
            <text:p>1.940632</text:p>
          </table:table-cell>
          <table:table-cell office:value-type="float" office:value="1.214111" calcext:value-type="float">
            <text:p>1.214111</text:p>
          </table:table-cell>
          <table:table-cell office:value-type="float" office:value="58.59723" calcext:value-type="float">
            <text:p>58.59723</text:p>
          </table:table-cell>
          <table:table-cell office:value-type="float" office:value="0.5957229" calcext:value-type="float">
            <text:p>0.5957229</text:p>
          </table:table-cell>
          <table:table-cell office:value-type="float" office:value="0.02306963" calcext:value-type="float">
            <text:p>0.02306963</text:p>
          </table:table-cell>
          <table:table-cell office:value-type="float" office:value="0.09800025" calcext:value-type="float">
            <text:p>0.09800025</text:p>
          </table:table-cell>
          <table:table-cell office:value-type="float" office:value="0" calcext:value-type="float">
            <text:p>0</text:p>
          </table:table-cell>
          <table:table-cell office:value-type="float" office:value="86.62418" calcext:value-type="float">
            <text:p>86.62418</text:p>
          </table:table-cell>
          <table:table-cell office:value-type="float" office:value="0.0066744" calcext:value-type="float">
            <text:p>0.0066744</text:p>
          </table:table-cell>
          <table:table-cell office:value-type="float" office:value="13.77229" calcext:value-type="float">
            <text:p>13.77229</text:p>
          </table:table-cell>
          <table:table-cell office:value-type="float" office:value="5.55729" calcext:value-type="float">
            <text:p>5.55729</text:p>
          </table:table-cell>
          <table:table-cell office:value-type="float" office:value="4.819563" calcext:value-type="float">
            <text:p>4.819563</text:p>
          </table:table-cell>
          <table:table-cell office:value-type="float" office:value="5.129615" calcext:value-type="float">
            <text:p>5.129615</text:p>
          </table:table-cell>
          <table:table-cell office:value-type="float" office:value="280.09424" calcext:value-type="float">
            <text:p>280.09424</text:p>
          </table:table-cell>
          <table:table-cell office:value-type="float" office:value="24.2279" calcext:value-type="float">
            <text:p>24.2279</text:p>
          </table:table-cell>
          <table:table-cell office:value-type="float" office:value="1399382910" calcext:value-type="float">
            <text:p>1399382910</text:p>
          </table:table-cell>
          <table:table-cell office:value-type="string" calcext:value-type="string">
            <text:p>SoFiA J184022.62+241340.4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45+26</text:p>
          </table:table-cell>
          <table:table-cell office:value-type="float" office:value="20" calcext:value-type="float">
            <text:p>20</text:p>
          </table:table-cell>
          <table:table-cell office:value-type="float" office:value="103.811704916579" calcext:value-type="float">
            <text:p>103.811704916579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07+2045</text:p>
          </table:table-cell>
          <table:table-cell table:style-name="ce3" office:value-type="string" calcext:value-type="string">
            <text:p>19:07:54</text:p>
          </table:table-cell>
          <table:table-cell table:style-name="ce3" office:value-type="string" calcext:value-type="string">
            <text:p>20:45:32</text:p>
          </table:table-cell>
          <table:table-cell office:value-type="float" office:value="53.3" calcext:value-type="float">
            <text:p>53.3</text:p>
          </table:table-cell>
          <table:table-cell office:value-type="float" office:value="5.8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3989" calcext:value-type="float">
            <text:p>3989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57.4" calcext:value-type="float">
            <text:p>57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6.975" calcext:value-type="float">
            <text:p>286.975</text:p>
          </table:table-cell>
          <table:table-cell office:value-type="float" office:value="20.7588888888889" calcext:value-type="float">
            <text:p>20.7588888888889</text:p>
          </table:table-cell>
          <table:table-cell office:value-type="float" office:value="32" calcext:value-type="float">
            <text:p>32</text:p>
          </table:table-cell>
          <table:table-cell office:value-type="float" office:value="292" calcext:value-type="float">
            <text:p>292</text:p>
          </table:table-cell>
          <table:table-cell office:value-type="float" office:value="1.688" calcext:value-type="float">
            <text:p>1.688</text:p>
          </table:table-cell>
          <table:table-cell office:value-type="float" office:value="76.167" calcext:value-type="float">
            <text:p>76.167</text:p>
          </table:table-cell>
          <table:table-cell office:value-type="float" office:value="98.375" calcext:value-type="float">
            <text:p>98.375</text:p>
          </table:table-cell>
          <table:table-cell office:value-type="float" office:value="1.625" calcext:value-type="float">
            <text:p>1.625</text:p>
          </table:table-cell>
          <table:table-cell office:value-type="float" office:value="76.482" calcext:value-type="float">
            <text:p>76.482</text:p>
          </table:table-cell>
          <table:table-cell office:value-type="float" office:value="98.491" calcext:value-type="float">
            <text:p>98.4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22503" calcext:value-type="float">
            <text:p>0.422503</text:p>
          </table:table-cell>
          <table:table-cell office:value-type="float" office:value="0.005770159" calcext:value-type="float">
            <text:p>0.005770159</text:p>
          </table:table-cell>
          <table:table-cell office:value-type="float" office:value="0.01864989" calcext:value-type="float">
            <text:p>0.01864989</text:p>
          </table:table-cell>
          <table:table-cell office:value-type="float" office:value="0.02967048" calcext:value-type="float">
            <text:p>0.02967048</text:p>
          </table:table-cell>
          <table:table-cell office:value-type="float" office:value="0" calcext:value-type="float">
            <text:p>0</text:p>
          </table:table-cell>
          <table:table-cell office:value-type="float" office:value="9.440775" calcext:value-type="float">
            <text:p>9.440775</text:p>
          </table:table-cell>
          <table:table-cell office:value-type="float" office:value="0.2890077" calcext:value-type="float">
            <text:p>0.2890077</text:p>
          </table:table-cell>
          <table:table-cell office:value-type="float" office:value="0.05587745" calcext:value-type="float">
            <text:p>0.05587745</text:p>
          </table:table-cell>
          <table:table-cell office:value-type="float" office:value="4" calcext:value-type="float">
            <text:p>4</text:p>
          </table:table-cell>
          <table:table-cell office:value-type="float" office:value="-0.2078514" calcext:value-type="float">
            <text:p>-0.2078514</text:p>
          </table:table-cell>
          <table:table-cell office:value-type="float" office:value="6.736757" calcext:value-type="float">
            <text:p>6.736757</text:p>
          </table:table-cell>
          <table:table-cell office:value-type="float" office:value="5.298331" calcext:value-type="float">
            <text:p>5.298331</text:p>
          </table:table-cell>
          <table:table-cell office:value-type="float" office:value="47.00932" calcext:value-type="float">
            <text:p>47.00932</text:p>
          </table:table-cell>
          <table:table-cell office:value-type="float" office:value="94.20785" calcext:value-type="float">
            <text:p>94.20785</text:p>
          </table:table-cell>
          <table:table-cell office:value-type="float" office:value="0" calcext:value-type="float">
            <text:p>0</text:p>
          </table:table-cell>
          <table:table-cell office:value-type="float" office:value="2.86626" calcext:value-type="float">
            <text:p>2.86626</text:p>
          </table:table-cell>
          <table:table-cell office:value-type="float" office:value="1.294287" calcext:value-type="float">
            <text:p>1.294287</text:p>
          </table:table-cell>
          <table:table-cell office:value-type="float" office:value="-7.256049" calcext:value-type="float">
            <text:p>-7.256049</text:p>
          </table:table-cell>
          <table:table-cell office:value-type="float" office:value="2.91994" calcext:value-type="float">
            <text:p>2.91994</text:p>
          </table:table-cell>
          <table:table-cell office:value-type="float" office:value="1.314003" calcext:value-type="float">
            <text:p>1.314003</text:p>
          </table:table-cell>
          <table:table-cell office:value-type="float" office:value="-4.122345" calcext:value-type="float">
            <text:p>-4.122345</text:p>
          </table:table-cell>
          <table:table-cell office:value-type="float" office:value="0.2844831" calcext:value-type="float">
            <text:p>0.2844831</text:p>
          </table:table-cell>
          <table:table-cell office:value-type="float" office:value="0.01645471" calcext:value-type="float">
            <text:p>0.01645471</text:p>
          </table:table-cell>
          <table:table-cell office:value-type="float" office:value="0.04114006" calcext:value-type="float">
            <text:p>0.04114006</text:p>
          </table:table-cell>
          <table:table-cell office:value-type="float" office:value="0" calcext:value-type="float">
            <text:p>0</text:p>
          </table:table-cell>
          <table:table-cell office:value-type="float" office:value="332.4641" calcext:value-type="float">
            <text:p>332.4641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11.68505" calcext:value-type="float">
            <text:p>11.68505</text:p>
          </table:table-cell>
          <table:table-cell office:value-type="float" office:value="6.079949" calcext:value-type="float">
            <text:p>6.079949</text:p>
          </table:table-cell>
          <table:table-cell office:value-type="float" office:value="3.173831" calcext:value-type="float">
            <text:p>3.173831</text:p>
          </table:table-cell>
          <table:table-cell office:value-type="float" office:value="5.650626" calcext:value-type="float">
            <text:p>5.650626</text:p>
          </table:table-cell>
          <table:table-cell office:value-type="float" office:value="286.96774" calcext:value-type="float">
            <text:p>286.96774</text:p>
          </table:table-cell>
          <table:table-cell office:value-type="float" office:value="20.762835" calcext:value-type="float">
            <text:p>20.762835</text:p>
          </table:table-cell>
          <table:table-cell office:value-type="float" office:value="1366689920" calcext:value-type="float">
            <text:p>1366689920</text:p>
          </table:table-cell>
          <table:table-cell office:value-type="string" calcext:value-type="string">
            <text:p>SoFiA J190752.26+204546.2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+22</text:p>
          </table:table-cell>
          <table:table-cell office:value-type="float" office:value="4" calcext:value-type="float">
            <text:p>4</text:p>
          </table:table-cell>
          <table:table-cell office:value-type="float" office:value="28.2678638136635" calcext:value-type="float">
            <text:p>28.2678638136635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03+2213</text:p>
          </table:table-cell>
          <table:table-cell table:style-name="ce3" office:value-type="string" calcext:value-type="string">
            <text:p>19:03:29</text:p>
          </table:table-cell>
          <table:table-cell table:style-name="ce3" office:value-type="string" calcext:value-type="string">
            <text:p>22:13:32</text:p>
          </table:table-cell>
          <table:table-cell office:value-type="float" office:value="54.1" calcext:value-type="float">
            <text:p>54.1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7771" calcext:value-type="float">
            <text:p>7771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109.8" calcext:value-type="float">
            <text:p>109.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70833333333" calcext:value-type="float">
            <text:p>285.870833333333</text:p>
          </table:table-cell>
          <table:table-cell office:value-type="float" office:value="22.2255555555556" calcext:value-type="float">
            <text:p>22.2255555555556</text:p>
          </table:table-cell>
          <table:table-cell office:value-type="float" office:value="106" calcext:value-type="float">
            <text:p>106</text:p>
          </table:table-cell>
          <table:table-cell office:value-type="float" office:value="660" calcext:value-type="float">
            <text:p>660</text:p>
          </table:table-cell>
          <table:table-cell office:value-type="float" office:value="63.729" calcext:value-type="float">
            <text:p>63.729</text:p>
          </table:table-cell>
          <table:table-cell office:value-type="float" office:value="164.035" calcext:value-type="float">
            <text:p>164.035</text:p>
          </table:table-cell>
          <table:table-cell office:value-type="float" office:value="983.694" calcext:value-type="float">
            <text:p>983.694</text:p>
          </table:table-cell>
          <table:table-cell office:value-type="float" office:value="63.776" calcext:value-type="float">
            <text:p>63.776</text:p>
          </table:table-cell>
          <table:table-cell office:value-type="float" office:value="164.08" calcext:value-type="float">
            <text:p>164.08</text:p>
          </table:table-cell>
          <table:table-cell office:value-type="float" office:value="983.704" calcext:value-type="float">
            <text:p>983.70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981" calcext:value-type="float">
            <text:p>981</text:p>
          </table:table-cell>
          <table:table-cell office:value-type="float" office:value="988" calcext:value-type="float">
            <text:p>98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390894" calcext:value-type="float">
            <text:p>0.390894</text:p>
          </table:table-cell>
          <table:table-cell office:value-type="float" office:value="0.0002616969" calcext:value-type="float">
            <text:p>0.0002616969</text:p>
          </table:table-cell>
          <table:table-cell office:value-type="float" office:value="0.5648923" calcext:value-type="float">
            <text:p>0.5648923</text:p>
          </table:table-cell>
          <table:table-cell office:value-type="float" office:value="0.05018108" calcext:value-type="float">
            <text:p>0.05018108</text:p>
          </table:table-cell>
          <table:table-cell office:value-type="float" office:value="0" calcext:value-type="float">
            <text:p>0</text:p>
          </table:table-cell>
          <table:table-cell office:value-type="float" office:value="0.9951942" calcext:value-type="float">
            <text:p>0.9951942</text:p>
          </table:table-cell>
          <table:table-cell office:value-type="float" office:value="0.717799" calcext:value-type="float">
            <text:p>0.717799</text:p>
          </table:table-cell>
          <table:table-cell office:value-type="float" office:value="0.1369477" calcext:value-type="float">
            <text:p>0.1369477</text:p>
          </table:table-cell>
          <table:table-cell office:value-type="float" office:value="4" calcext:value-type="float">
            <text:p>4</text:p>
          </table:table-cell>
          <table:table-cell office:value-type="float" office:value="-0.198089" calcext:value-type="float">
            <text:p>-0.198089</text:p>
          </table:table-cell>
          <table:table-cell office:value-type="float" office:value="6.993142" calcext:value-type="float">
            <text:p>6.993142</text:p>
          </table:table-cell>
          <table:table-cell office:value-type="float" office:value="5.411652" calcext:value-type="float">
            <text:p>5.411652</text:p>
          </table:table-cell>
          <table:table-cell office:value-type="float" office:value="489.7824" calcext:value-type="float">
            <text:p>489.7824</text:p>
          </table:table-cell>
          <table:table-cell office:value-type="float" office:value="979.1981" calcext:value-type="float">
            <text:p>979.1981</text:p>
          </table:table-cell>
          <table:table-cell office:value-type="float" office:value="0" calcext:value-type="float">
            <text:p>0</text:p>
          </table:table-cell>
          <table:table-cell office:value-type="float" office:value="2.462321" calcext:value-type="float">
            <text:p>2.462321</text:p>
          </table:table-cell>
          <table:table-cell office:value-type="float" office:value="1.608655" calcext:value-type="float">
            <text:p>1.608655</text:p>
          </table:table-cell>
          <table:table-cell office:value-type="float" office:value="3.222763" calcext:value-type="float">
            <text:p>3.222763</text:p>
          </table:table-cell>
          <table:table-cell office:value-type="float" office:value="2.260278" calcext:value-type="float">
            <text:p>2.260278</text:p>
          </table:table-cell>
          <table:table-cell office:value-type="float" office:value="1.805603" calcext:value-type="float">
            <text:p>1.805603</text:p>
          </table:table-cell>
          <table:table-cell office:value-type="float" office:value="-5.08925" calcext:value-type="float">
            <text:p>-5.08925</text:p>
          </table:table-cell>
          <table:table-cell office:value-type="float" office:value="0.6900088" calcext:value-type="float">
            <text:p>0.6900088</text:p>
          </table:table-cell>
          <table:table-cell office:value-type="float" office:value="0.01915461" calcext:value-type="float">
            <text:p>0.01915461</text:p>
          </table:table-cell>
          <table:table-cell office:value-type="float" office:value="0.09500173" calcext:value-type="float">
            <text:p>0.09500173</text:p>
          </table:table-cell>
          <table:table-cell office:value-type="float" office:value="0" calcext:value-type="float">
            <text:p>0</text:p>
          </table:table-cell>
          <table:table-cell office:value-type="float" office:value="223.3858" calcext:value-type="float">
            <text:p>223.3858</text:p>
          </table:table-cell>
          <table:table-cell office:value-type="float" office:value="0.0046619" calcext:value-type="float">
            <text:p>0.0046619</text:p>
          </table:table-cell>
          <table:table-cell office:value-type="float" office:value="16.1491" calcext:value-type="float">
            <text:p>16.1491</text:p>
          </table:table-cell>
          <table:table-cell office:value-type="float" office:value="6.621338" calcext:value-type="float">
            <text:p>6.621338</text:p>
          </table:table-cell>
          <table:table-cell office:value-type="float" office:value="5.293011" calcext:value-type="float">
            <text:p>5.293011</text:p>
          </table:table-cell>
          <table:table-cell office:value-type="float" office:value="6.315587" calcext:value-type="float">
            <text:p>6.315587</text:p>
          </table:table-cell>
          <table:table-cell office:value-type="float" office:value="285.86832" calcext:value-type="float">
            <text:p>285.86832</text:p>
          </table:table-cell>
          <table:table-cell office:value-type="float" office:value="22.232397" calcext:value-type="float">
            <text:p>22.232397</text:p>
          </table:table-cell>
          <table:table-cell office:value-type="float" office:value="1384430980" calcext:value-type="float">
            <text:p>1384430980</text:p>
          </table:table-cell>
          <table:table-cell office:value-type="string" calcext:value-type="string">
            <text:p>SoFiA J190328.40+221356.6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+22</text:p>
          </table:table-cell>
          <table:table-cell office:value-type="float" office:value="4" calcext:value-type="float">
            <text:p>4</text:p>
          </table:table-cell>
          <table:table-cell office:value-type="float" office:value="26.0143668121742" calcext:value-type="float">
            <text:p>26.0143668121742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00+2846</text:p>
          </table:table-cell>
          <table:table-cell table:style-name="ce3" office:value-type="string" calcext:value-type="string">
            <text:p>19:00:50</text:p>
          </table:table-cell>
          <table:table-cell table:style-name="ce3" office:value-type="string" calcext:value-type="string">
            <text:p>28:46:42</text:p>
          </table:table-cell>
          <table:table-cell office:value-type="float" office:value="59.9" calcext:value-type="float">
            <text:p>59.9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378" calcext:value-type="float">
            <text:p>437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office:value-type="float" office:value="62.7" calcext:value-type="float">
            <text:p>6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208333333333" calcext:value-type="float">
            <text:p>285.208333333333</text:p>
          </table:table-cell>
          <table:table-cell office:value-type="float" office:value="28.7783333333333" calcext:value-type="float">
            <text:p>28.7783333333333</text:p>
          </table:table-cell>
          <table:table-cell office:value-type="float" office:value="199" calcext:value-type="float">
            <text:p>199</text:p>
          </table:table-cell>
          <table:table-cell office:value-type="float" office:value="395" calcext:value-type="float">
            <text:p>395</text:p>
          </table:table-cell>
          <table:table-cell office:value-type="float" office:value="101.436" calcext:value-type="float">
            <text:p>101.436</text:p>
          </table:table-cell>
          <table:table-cell office:value-type="float" office:value="286.353" calcext:value-type="float">
            <text:p>286.353</text:p>
          </table:table-cell>
          <table:table-cell office:value-type="float" office:value="1732.113" calcext:value-type="float">
            <text:p>1732.113</text:p>
          </table:table-cell>
          <table:table-cell office:value-type="float" office:value="101.196" calcext:value-type="float">
            <text:p>101.196</text:p>
          </table:table-cell>
          <table:table-cell office:value-type="float" office:value="286.732" calcext:value-type="float">
            <text:p>286.732</text:p>
          </table:table-cell>
          <table:table-cell office:value-type="float" office:value="1732.073" calcext:value-type="float">
            <text:p>1732.073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1725" calcext:value-type="float">
            <text:p>1725</text:p>
          </table:table-cell>
          <table:table-cell office:value-type="float" office:value="1739" calcext:value-type="float">
            <text:p>1739</text:p>
          </table:table-cell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473965" calcext:value-type="float">
            <text:p>0.473965</text:p>
          </table:table-cell>
          <table:table-cell office:value-type="float" office:value="0.2758813" calcext:value-type="float">
            <text:p>0.2758813</text:p>
          </table:table-cell>
          <table:table-cell office:value-type="float" office:value="0.0573938" calcext:value-type="float">
            <text:p>0.0573938</text:p>
          </table:table-cell>
          <table:table-cell office:value-type="float" office:value="0.001691554" calcext:value-type="float">
            <text:p>0.001691554</text:p>
          </table:table-cell>
          <table:table-cell office:value-type="float" office:value="0" calcext:value-type="float">
            <text:p>0</text:p>
          </table:table-cell>
          <table:table-cell office:value-type="float" office:value="122.6695" calcext:value-type="float">
            <text:p>122.6695</text:p>
          </table:table-cell>
          <table:table-cell office:value-type="float" office:value="3.127763" calcext:value-type="float">
            <text:p>3.127763</text:p>
          </table:table-cell>
          <table:table-cell office:value-type="float" office:value="0.3113194" calcext:value-type="float">
            <text:p>0.3113194</text:p>
          </table:table-cell>
          <table:table-cell office:value-type="float" office:value="4" calcext:value-type="float">
            <text:p>4</text:p>
          </table:table-cell>
          <table:table-cell office:value-type="float" office:value="-0.1186177" calcext:value-type="float">
            <text:p>-0.1186177</text:p>
          </table:table-cell>
          <table:table-cell office:value-type="float" office:value="15.59473" calcext:value-type="float">
            <text:p>15.59473</text:p>
          </table:table-cell>
          <table:table-cell office:value-type="float" office:value="9.674524" calcext:value-type="float">
            <text:p>9.674524</text:p>
          </table:table-cell>
          <table:table-cell office:value-type="float" office:value="862.0287" calcext:value-type="float">
            <text:p>862.0287</text:p>
          </table:table-cell>
          <table:table-cell office:value-type="float" office:value="1724.119" calcext:value-type="float">
            <text:p>1724.119</text:p>
          </table:table-cell>
          <table:table-cell office:value-type="float" office:value="0" calcext:value-type="float">
            <text:p>0</text:p>
          </table:table-cell>
          <table:table-cell office:value-type="float" office:value="2.879898" calcext:value-type="float">
            <text:p>2.879898</text:p>
          </table:table-cell>
          <table:table-cell office:value-type="float" office:value="2.537893" calcext:value-type="float">
            <text:p>2.537893</text:p>
          </table:table-cell>
          <table:table-cell office:value-type="float" office:value="-87.04816" calcext:value-type="float">
            <text:p>-87.04816</text:p>
          </table:table-cell>
          <table:table-cell office:value-type="float" office:value="2.611533" calcext:value-type="float">
            <text:p>2.611533</text:p>
          </table:table-cell>
          <table:table-cell office:value-type="float" office:value="2.522419" calcext:value-type="float">
            <text:p>2.522419</text:p>
          </table:table-cell>
          <table:table-cell office:value-type="float" office:value="37.74432" calcext:value-type="float">
            <text:p>37.74432</text:p>
          </table:table-cell>
          <table:table-cell office:value-type="float" office:value="3.162012" calcext:value-type="float">
            <text:p>3.162012</text:p>
          </table:table-cell>
          <table:table-cell office:value-type="float" office:value="0.03296757" calcext:value-type="float">
            <text:p>0.03296757</text:p>
          </table:table-cell>
          <table:table-cell office:value-type="float" office:value="0.2474222" calcext:value-type="float">
            <text:p>0.2474222</text:p>
          </table:table-cell>
          <table:table-cell office:value-type="float" office:value="4" calcext:value-type="float">
            <text:p>4</text:p>
          </table:table-cell>
          <table:table-cell office:value-type="float" office:value="316.4565" calcext:value-type="float">
            <text:p>316.4565</text:p>
          </table:table-cell>
          <table:table-cell office:value-type="float" office:value="0.0045013" calcext:value-type="float">
            <text:p>0.0045013</text:p>
          </table:table-cell>
          <table:table-cell office:value-type="float" office:value="37.76481" calcext:value-type="float">
            <text:p>37.76481</text:p>
          </table:table-cell>
          <table:table-cell office:value-type="float" office:value="13.68702" calcext:value-type="float">
            <text:p>13.68702</text:p>
          </table:table-cell>
          <table:table-cell office:value-type="float" office:value="10.99272" calcext:value-type="float">
            <text:p>10.99272</text:p>
          </table:table-cell>
          <table:table-cell office:value-type="float" office:value="12.33765" calcext:value-type="float">
            <text:p>12.33765</text:p>
          </table:table-cell>
          <table:table-cell office:value-type="float" office:value="285.20544" calcext:value-type="float">
            <text:p>285.20544</text:p>
          </table:table-cell>
          <table:table-cell office:value-type="float" office:value="28.77939" calcext:value-type="float">
            <text:p>28.77939</text:p>
          </table:table-cell>
          <table:table-cell office:value-type="float" office:value="1399429630" calcext:value-type="float">
            <text:p>1399429630</text:p>
          </table:table-cell>
          <table:table-cell office:value-type="string" calcext:value-type="string">
            <text:p>SoFiA J190049.30+284645.8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+26</text:p>
          </table:table-cell>
          <table:table-cell office:value-type="float" office:value="20" calcext:value-type="float">
            <text:p>20</text:p>
          </table:table-cell>
          <table:table-cell office:value-type="float" office:value="9.89027173526022" calcext:value-type="float">
            <text:p>9.89027173526022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01+2456</text:p>
          </table:table-cell>
          <table:table-cell table:style-name="ce3" office:value-type="string" calcext:value-type="string">
            <text:p>19:01:37</text:p>
          </table:table-cell>
          <table:table-cell table:style-name="ce3" office:value-type="string" calcext:value-type="string">
            <text:p>24:56:42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300" calcext:value-type="float">
            <text:p>9300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133.3" calcext:value-type="float">
            <text:p>133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5.404166666667" calcext:value-type="float">
            <text:p>285.404166666667</text:p>
          </table:table-cell>
          <table:table-cell office:value-type="float" office:value="24.945" calcext:value-type="float">
            <text:p>24.945</text:p>
          </table:table-cell>
          <table:table-cell office:value-type="float" office:value="131" calcext:value-type="float">
            <text:p>131</text:p>
          </table:table-cell>
          <table:table-cell office:value-type="float" office:value="274" calcext:value-type="float">
            <text:p>274</text:p>
          </table:table-cell>
          <table:table-cell office:value-type="float" office:value="90.518" calcext:value-type="float">
            <text:p>90.518</text:p>
          </table:table-cell>
          <table:table-cell office:value-type="float" office:value="56.659" calcext:value-type="float">
            <text:p>56.659</text:p>
          </table:table-cell>
          <table:table-cell office:value-type="float" office:value="681.976" calcext:value-type="float">
            <text:p>681.976</text:p>
          </table:table-cell>
          <table:table-cell office:value-type="float" office:value="90.573" calcext:value-type="float">
            <text:p>90.573</text:p>
          </table:table-cell>
          <table:table-cell office:value-type="float" office:value="56.748" calcext:value-type="float">
            <text:p>56.748</text:p>
          </table:table-cell>
          <table:table-cell office:value-type="float" office:value="681.675" calcext:value-type="float">
            <text:p>681.67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78" calcext:value-type="float">
            <text:p>678</text:p>
          </table:table-cell>
          <table:table-cell office:value-type="float" office:value="686" calcext:value-type="float">
            <text:p>686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533907" calcext:value-type="float">
            <text:p>0.533907</text:p>
          </table:table-cell>
          <table:table-cell office:value-type="float" office:value="0.0000614" calcext:value-type="float">
            <text:p>6.14E-05</text:p>
          </table:table-cell>
          <table:table-cell office:value-type="float" office:value="0.04895734" calcext:value-type="float">
            <text:p>0.04895734</text:p>
          </table:table-cell>
          <table:table-cell office:value-type="float" office:value="0.02517923" calcext:value-type="float">
            <text:p>0.02517923</text:p>
          </table:table-cell>
          <table:table-cell office:value-type="float" office:value="0" calcext:value-type="float">
            <text:p>0</text:p>
          </table:table-cell>
          <table:table-cell office:value-type="float" office:value="13.00008" calcext:value-type="float">
            <text:p>13.00008</text:p>
          </table:table-cell>
          <table:table-cell office:value-type="float" office:value="0.757502" calcext:value-type="float">
            <text:p>0.757502</text:p>
          </table:table-cell>
          <table:table-cell office:value-type="float" office:value="0.1634777" calcext:value-type="float">
            <text:p>0.1634777</text:p>
          </table:table-cell>
          <table:table-cell office:value-type="float" office:value="4" calcext:value-type="float">
            <text:p>4</text:p>
          </table:table-cell>
          <table:table-cell office:value-type="float" office:value="-0.2398338" calcext:value-type="float">
            <text:p>-0.2398338</text:p>
          </table:table-cell>
          <table:table-cell office:value-type="float" office:value="6.65079" calcext:value-type="float">
            <text:p>6.65079</text:p>
          </table:table-cell>
          <table:table-cell office:value-type="float" office:value="4.564437" calcext:value-type="float">
            <text:p>4.564437</text:p>
          </table:table-cell>
          <table:table-cell office:value-type="float" office:value="338.5245" calcext:value-type="float">
            <text:p>338.5245</text:p>
          </table:table-cell>
          <table:table-cell office:value-type="float" office:value="677.2398" calcext:value-type="float">
            <text:p>677.2398</text:p>
          </table:table-cell>
          <table:table-cell office:value-type="float" office:value="0" calcext:value-type="float">
            <text:p>0</text:p>
          </table:table-cell>
          <table:table-cell office:value-type="float" office:value="2.192377" calcext:value-type="float">
            <text:p>2.192377</text:p>
          </table:table-cell>
          <table:table-cell office:value-type="float" office:value="1.89983" calcext:value-type="float">
            <text:p>1.89983</text:p>
          </table:table-cell>
          <table:table-cell office:value-type="float" office:value="8.01334" calcext:value-type="float">
            <text:p>8.01334</text:p>
          </table:table-cell>
          <table:table-cell office:value-type="float" office:value="2.046543" calcext:value-type="float">
            <text:p>2.046543</text:p>
          </table:table-cell>
          <table:table-cell office:value-type="float" office:value="1.7814" calcext:value-type="float">
            <text:p>1.7814</text:p>
          </table:table-cell>
          <table:table-cell office:value-type="float" office:value="40.53051" calcext:value-type="float">
            <text:p>40.53051</text:p>
          </table:table-cell>
          <table:table-cell office:value-type="float" office:value="0.7741802" calcext:value-type="float">
            <text:p>0.7741802</text:p>
          </table:table-cell>
          <table:table-cell office:value-type="float" office:value="0.01901621" calcext:value-type="float">
            <text:p>0.01901621</text:p>
          </table:table-cell>
          <table:table-cell office:value-type="float" office:value="0.109506" calcext:value-type="float">
            <text:p>0.109506</text:p>
          </table:table-cell>
          <table:table-cell office:value-type="float" office:value="0" calcext:value-type="float">
            <text:p>0</text:p>
          </table:table-cell>
          <table:table-cell office:value-type="float" office:value="75.62631" calcext:value-type="float">
            <text:p>75.62631</text:p>
          </table:table-cell>
          <table:table-cell office:value-type="float" office:value="0.0048338" calcext:value-type="float">
            <text:p>0.0048338</text:p>
          </table:table-cell>
          <table:table-cell office:value-type="float" office:value="17.47478" calcext:value-type="float">
            <text:p>17.47478</text:p>
          </table:table-cell>
          <table:table-cell office:value-type="float" office:value="6.55473" calcext:value-type="float">
            <text:p>6.55473</text:p>
          </table:table-cell>
          <table:table-cell office:value-type="float" office:value="5.23078" calcext:value-type="float">
            <text:p>5.23078</text:p>
          </table:table-cell>
          <table:table-cell office:value-type="float" office:value="5.905893" calcext:value-type="float">
            <text:p>5.905893</text:p>
          </table:table-cell>
          <table:table-cell office:value-type="float" office:value="285.39386" calcext:value-type="float">
            <text:p>285.39386</text:p>
          </table:table-cell>
          <table:table-cell office:value-type="float" office:value="24.945099" calcext:value-type="float">
            <text:p>24.945099</text:p>
          </table:table-cell>
          <table:table-cell office:value-type="float" office:value="1378377860" calcext:value-type="float">
            <text:p>1378377860</text:p>
          </table:table-cell>
          <table:table-cell office:value-type="string" calcext:value-type="string">
            <text:p>SoFiA J190134.53+245642.4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+26</text:p>
          </table:table-cell>
          <table:table-cell office:value-type="float" office:value="20" calcext:value-type="float">
            <text:p>20</text:p>
          </table:table-cell>
          <table:table-cell office:value-type="float" office:value="33.6445553640444" calcext:value-type="float">
            <text:p>33.6445553640444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01+2747</text:p>
          </table:table-cell>
          <table:table-cell table:style-name="ce3" office:value-type="string" calcext:value-type="string">
            <text:p>19:01:13</text:p>
          </table:table-cell>
          <table:table-cell table:style-name="ce3" office:value-type="string" calcext:value-type="string">
            <text:p>27:47:24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811" calcext:value-type="float">
            <text:p>381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52.7" calcext:value-type="float">
            <text:p>52.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5.304166666667" calcext:value-type="float">
            <text:p>285.304166666667</text:p>
          </table:table-cell>
          <table:table-cell office:value-type="float" office:value="27.79" calcext:value-type="float">
            <text:p>27.79</text:p>
          </table:table-cell>
          <table:table-cell office:value-type="float" office:value="206" calcext:value-type="float">
            <text:p>206</text:p>
          </table:table-cell>
          <table:table-cell office:value-type="float" office:value="404" calcext:value-type="float">
            <text:p>404</text:p>
          </table:table-cell>
          <table:table-cell office:value-type="float" office:value="96.633" calcext:value-type="float">
            <text:p>96.633</text:p>
          </table:table-cell>
          <table:table-cell office:value-type="float" office:value="227.515" calcext:value-type="float">
            <text:p>227.515</text:p>
          </table:table-cell>
          <table:table-cell office:value-type="float" office:value="1839.297" calcext:value-type="float">
            <text:p>1839.297</text:p>
          </table:table-cell>
          <table:table-cell office:value-type="float" office:value="96.486" calcext:value-type="float">
            <text:p>96.486</text:p>
          </table:table-cell>
          <table:table-cell office:value-type="float" office:value="227.431" calcext:value-type="float">
            <text:p>227.431</text:p>
          </table:table-cell>
          <table:table-cell office:value-type="float" office:value="1839.552" calcext:value-type="float">
            <text:p>1839.552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1832" calcext:value-type="float">
            <text:p>1832</text:p>
          </table:table-cell>
          <table:table-cell office:value-type="float" office:value="1846" calcext:value-type="float">
            <text:p>1846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49753" calcext:value-type="float">
            <text:p>0.49753</text:p>
          </table:table-cell>
          <table:table-cell office:value-type="float" office:value="0.2310396" calcext:value-type="float">
            <text:p>0.2310396</text:p>
          </table:table-cell>
          <table:table-cell office:value-type="float" office:value="0.05123127" calcext:value-type="float">
            <text:p>0.05123127</text:p>
          </table:table-cell>
          <table:table-cell office:value-type="float" office:value="0.007967426" calcext:value-type="float">
            <text:p>0.007967426</text:p>
          </table:table-cell>
          <table:table-cell office:value-type="float" office:value="0" calcext:value-type="float">
            <text:p>0</text:p>
          </table:table-cell>
          <table:table-cell office:value-type="float" office:value="66.40453" calcext:value-type="float">
            <text:p>66.40453</text:p>
          </table:table-cell>
          <table:table-cell office:value-type="float" office:value="2.703285" calcext:value-type="float">
            <text:p>2.703285</text:p>
          </table:table-cell>
          <table:table-cell office:value-type="float" office:value="0.2482486" calcext:value-type="float">
            <text:p>0.2482486</text:p>
          </table:table-cell>
          <table:table-cell office:value-type="float" office:value="4" calcext:value-type="float">
            <text:p>4</text:p>
          </table:table-cell>
          <table:table-cell office:value-type="float" office:value="-0.1060381" calcext:value-type="float">
            <text:p>-0.1060381</text:p>
          </table:table-cell>
          <table:table-cell office:value-type="float" office:value="16" calcext:value-type="float">
            <text:p>16</text:p>
          </table:table-cell>
          <table:table-cell office:value-type="float" office:value="10.88156" calcext:value-type="float">
            <text:p>10.88156</text:p>
          </table:table-cell>
          <table:table-cell office:value-type="float" office:value="915.5256" calcext:value-type="float">
            <text:p>915.5256</text:p>
          </table:table-cell>
          <table:table-cell office:value-type="float" office:value="1831.106" calcext:value-type="float">
            <text:p>1831.106</text:p>
          </table:table-cell>
          <table:table-cell office:value-type="float" office:value="0" calcext:value-type="float">
            <text:p>0</text:p>
          </table:table-cell>
          <table:table-cell office:value-type="float" office:value="3.124796" calcext:value-type="float">
            <text:p>3.124796</text:p>
          </table:table-cell>
          <table:table-cell office:value-type="float" office:value="2.615904" calcext:value-type="float">
            <text:p>2.615904</text:p>
          </table:table-cell>
          <table:table-cell office:value-type="float" office:value="11.50189" calcext:value-type="float">
            <text:p>11.50189</text:p>
          </table:table-cell>
          <table:table-cell office:value-type="float" office:value="2.752362" calcext:value-type="float">
            <text:p>2.752362</text:p>
          </table:table-cell>
          <table:table-cell office:value-type="float" office:value="2.521507" calcext:value-type="float">
            <text:p>2.521507</text:p>
          </table:table-cell>
          <table:table-cell office:value-type="float" office:value="-79.05925" calcext:value-type="float">
            <text:p>-79.05925</text:p>
          </table:table-cell>
          <table:table-cell office:value-type="float" office:value="2.662171" calcext:value-type="float">
            <text:p>2.662171</text:p>
          </table:table-cell>
          <table:table-cell office:value-type="float" office:value="0.02453711" calcext:value-type="float">
            <text:p>0.02453711</text:p>
          </table:table-cell>
          <table:table-cell office:value-type="float" office:value="0.2102198" calcext:value-type="float">
            <text:p>0.2102198</text:p>
          </table:table-cell>
          <table:table-cell office:value-type="float" office:value="0" calcext:value-type="float">
            <text:p>0</text:p>
          </table:table-cell>
          <table:table-cell office:value-type="float" office:value="42.99696" calcext:value-type="float">
            <text:p>42.99696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30.98899" calcext:value-type="float">
            <text:p>30.98899</text:p>
          </table:table-cell>
          <table:table-cell office:value-type="float" office:value="14.146" calcext:value-type="float">
            <text:p>14.146</text:p>
          </table:table-cell>
          <table:table-cell office:value-type="float" office:value="11.33809" calcext:value-type="float">
            <text:p>11.33809</text:p>
          </table:table-cell>
          <table:table-cell office:value-type="float" office:value="12.06518" calcext:value-type="float">
            <text:p>12.06518</text:p>
          </table:table-cell>
          <table:table-cell office:value-type="float" office:value="285.29227" calcext:value-type="float">
            <text:p>285.29227</text:p>
          </table:table-cell>
          <table:table-cell office:value-type="float" office:value="27.790348" calcext:value-type="float">
            <text:p>27.790348</text:p>
          </table:table-cell>
          <table:table-cell office:value-type="float" office:value="1401583620" calcext:value-type="float">
            <text:p>1401583620</text:p>
          </table:table-cell>
          <table:table-cell office:value-type="string" calcext:value-type="string">
            <text:p>SoFiA J190110.14+274725.3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+26</text:p>
          </table:table-cell>
          <table:table-cell office:value-type="float" office:value="20" calcext:value-type="float">
            <text:p>20</text:p>
          </table:table-cell>
          <table:table-cell office:value-type="float" office:value="37.9089656329489" calcext:value-type="float">
            <text:p>37.9089656329489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01+2820</text:p>
          </table:table-cell>
          <table:table-cell table:style-name="ce3" office:value-type="string" calcext:value-type="string">
            <text:p>19:01:52</text:p>
          </table:table-cell>
          <table:table-cell table:style-name="ce3" office:value-type="string" calcext:value-type="string">
            <text:p>28:20:01</text:p>
          </table:table-cell>
          <table:table-cell office:value-type="float" office:value="59.5" calcext:value-type="float">
            <text:p>59.5</text:p>
          </table:table-cell>
          <table:table-cell office:value-type="float" office:value="10.4" calcext:value-type="float">
            <text:p>10.4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3921" calcext:value-type="float">
            <text:p>3921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55.7" calcext:value-type="float">
            <text:p>55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5.466666666667" calcext:value-type="float">
            <text:p>285.466666666667</text:p>
          </table:table-cell>
          <table:table-cell office:value-type="float" office:value="28.3336111111111" calcext:value-type="float">
            <text:p>28.3336111111111</text:p>
          </table:table-cell>
          <table:table-cell office:value-type="float" office:value="204" calcext:value-type="float">
            <text:p>204</text:p>
          </table:table-cell>
          <table:table-cell office:value-type="float" office:value="402" calcext:value-type="float">
            <text:p>402</text:p>
          </table:table-cell>
          <table:table-cell office:value-type="float" office:value="86.792" calcext:value-type="float">
            <text:p>86.792</text:p>
          </table:table-cell>
          <table:table-cell office:value-type="float" office:value="259.833" calcext:value-type="float">
            <text:p>259.833</text:p>
          </table:table-cell>
          <table:table-cell office:value-type="float" office:value="1804.562" calcext:value-type="float">
            <text:p>1804.562</text:p>
          </table:table-cell>
          <table:table-cell office:value-type="float" office:value="87.098" calcext:value-type="float">
            <text:p>87.098</text:p>
          </table:table-cell>
          <table:table-cell office:value-type="float" office:value="259.864" calcext:value-type="float">
            <text:p>259.864</text:p>
          </table:table-cell>
          <table:table-cell office:value-type="float" office:value="1804.443" calcext:value-type="float">
            <text:p>1804.44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1802" calcext:value-type="float">
            <text:p>1802</text:p>
          </table:table-cell>
          <table:table-cell office:value-type="float" office:value="1807" calcext:value-type="float">
            <text:p>180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548206" calcext:value-type="float">
            <text:p>0.548206</text:p>
          </table:table-cell>
          <table:table-cell office:value-type="float" office:value="0.00000199" calcext:value-type="float">
            <text:p>1.99E-06</text:p>
          </table:table-cell>
          <table:table-cell office:value-type="float" office:value="0.009725148" calcext:value-type="float">
            <text:p>0.009725148</text:p>
          </table:table-cell>
          <table:table-cell office:value-type="float" office:value="0.02403437" calcext:value-type="float">
            <text:p>0.02403437</text:p>
          </table:table-cell>
          <table:table-cell office:value-type="float" office:value="0" calcext:value-type="float">
            <text:p>0</text:p>
          </table:table-cell>
          <table:table-cell office:value-type="float" office:value="5.651501" calcext:value-type="float">
            <text:p>5.651501</text:p>
          </table:table-cell>
          <table:table-cell office:value-type="float" office:value="0.4779342" calcext:value-type="float">
            <text:p>0.4779342</text:p>
          </table:table-cell>
          <table:table-cell office:value-type="float" office:value="0.1458556" calcext:value-type="float">
            <text:p>0.1458556</text:p>
          </table:table-cell>
          <table:table-cell office:value-type="float" office:value="4" calcext:value-type="float">
            <text:p>4</text:p>
          </table:table-cell>
          <table:table-cell office:value-type="float" office:value="-0.350131" calcext:value-type="float">
            <text:p>-0.350131</text:p>
          </table:table-cell>
          <table:table-cell office:value-type="float" office:value="4.800017" calcext:value-type="float">
            <text:p>4.800017</text:p>
          </table:table-cell>
          <table:table-cell office:value-type="float" office:value="3.194676" calcext:value-type="float">
            <text:p>3.194676</text:p>
          </table:table-cell>
          <table:table-cell office:value-type="float" office:value="900.5049" calcext:value-type="float">
            <text:p>900.5049</text:p>
          </table:table-cell>
          <table:table-cell office:value-type="float" office:value="1801.35" calcext:value-type="float">
            <text:p>1801.35</text:p>
          </table:table-cell>
          <table:table-cell office:value-type="float" office:value="0" calcext:value-type="float">
            <text:p>0</text:p>
          </table:table-cell>
          <table:table-cell office:value-type="float" office:value="1.758307" calcext:value-type="float">
            <text:p>1.758307</text:p>
          </table:table-cell>
          <table:table-cell office:value-type="float" office:value="1.496896" calcext:value-type="float">
            <text:p>1.496896</text:p>
          </table:table-cell>
          <table:table-cell office:value-type="float" office:value="-64.63765" calcext:value-type="float">
            <text:p>-64.63765</text:p>
          </table:table-cell>
          <table:table-cell office:value-type="float" office:value="2.041951" calcext:value-type="float">
            <text:p>2.041951</text:p>
          </table:table-cell>
          <table:table-cell office:value-type="float" office:value="1.496972" calcext:value-type="float">
            <text:p>1.496972</text:p>
          </table:table-cell>
          <table:table-cell office:value-type="float" office:value="-81.43435" calcext:value-type="float">
            <text:p>-81.43435</text:p>
          </table:table-cell>
          <table:table-cell office:value-type="float" office:value="0.4799801" calcext:value-type="float">
            <text:p>0.4799801</text:p>
          </table:table-cell>
          <table:table-cell office:value-type="float" office:value="0.02120563" calcext:value-type="float">
            <text:p>0.02120563</text:p>
          </table:table-cell>
          <table:table-cell office:value-type="float" office:value="0.08832827" calcext:value-type="float">
            <text:p>0.08832827</text:p>
          </table:table-cell>
          <table:table-cell office:value-type="float" office:value="0" calcext:value-type="float">
            <text:p>0</text:p>
          </table:table-cell>
          <table:table-cell office:value-type="float" office:value="192.2031" calcext:value-type="float">
            <text:p>192.2031</text:p>
          </table:table-cell>
          <table:table-cell office:value-type="float" office:value="0.0048654" calcext:value-type="float">
            <text:p>0.0048654</text:p>
          </table:table-cell>
          <table:table-cell office:value-type="float" office:value="14.23905" calcext:value-type="float">
            <text:p>14.23905</text:p>
          </table:table-cell>
          <table:table-cell office:value-type="float" office:value="4.839049" calcext:value-type="float">
            <text:p>4.839049</text:p>
          </table:table-cell>
          <table:table-cell office:value-type="float" office:value="3.105731" calcext:value-type="float">
            <text:p>3.105731</text:p>
          </table:table-cell>
          <table:table-cell office:value-type="float" office:value="4.346427" calcext:value-type="float">
            <text:p>4.346427</text:p>
          </table:table-cell>
          <table:table-cell office:value-type="float" office:value="285.47153" calcext:value-type="float">
            <text:p>285.47153</text:p>
          </table:table-cell>
          <table:table-cell office:value-type="float" office:value="28.330662" calcext:value-type="float">
            <text:p>28.330662</text:p>
          </table:table-cell>
          <table:table-cell office:value-type="float" office:value="1400880000" calcext:value-type="float">
            <text:p>1400880000</text:p>
          </table:table-cell>
          <table:table-cell office:value-type="string" calcext:value-type="string">
            <text:p>SoFiA J190153.16+281950.4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+26</text:p>
          </table:table-cell>
          <table:table-cell office:value-type="float" office:value="20" calcext:value-type="float">
            <text:p>20</text:p>
          </table:table-cell>
          <table:table-cell office:value-type="float" office:value="18.7138273618276" calcext:value-type="float">
            <text:p>18.7138273618276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05+2842</text:p>
          </table:table-cell>
          <table:table-cell table:style-name="ce3" office:value-type="string" calcext:value-type="string">
            <text:p>19:05:25</text:p>
          </table:table-cell>
          <table:table-cell table:style-name="ce3" office:value-type="string" calcext:value-type="string">
            <text:p>28:42:32</text:p>
          </table:table-cell>
          <table:table-cell office:value-type="float" office:value="60.2" calcext:value-type="float">
            <text:p>60.2</text:p>
          </table:table-cell>
          <table:table-cell office:value-type="float" office:value="9.9" calcext:value-type="float">
            <text:p>9.9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7150" calcext:value-type="float">
            <text:p>7150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04.1" calcext:value-type="float">
            <text:p>10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6.354166666667" calcext:value-type="float">
            <text:p>286.354166666667</text:p>
          </table:table-cell>
          <table:table-cell office:value-type="float" office:value="28.7088888888889" calcext:value-type="float">
            <text:p>28.7088888888889</text:p>
          </table:table-cell>
          <table:table-cell office:value-type="float" office:value="173" calcext:value-type="float">
            <text:p>173</text:p>
          </table:table-cell>
          <table:table-cell office:value-type="float" office:value="363" calcext:value-type="float">
            <text:p>363</text:p>
          </table:table-cell>
          <table:table-cell office:value-type="float" office:value="40.012" calcext:value-type="float">
            <text:p>40.012</text:p>
          </table:table-cell>
          <table:table-cell office:value-type="float" office:value="282.523" calcext:value-type="float">
            <text:p>282.523</text:p>
          </table:table-cell>
          <table:table-cell office:value-type="float" office:value="1104.176" calcext:value-type="float">
            <text:p>1104.176</text:p>
          </table:table-cell>
          <table:table-cell office:value-type="float" office:value="40.101" calcext:value-type="float">
            <text:p>40.101</text:p>
          </table:table-cell>
          <table:table-cell office:value-type="float" office:value="282.574" calcext:value-type="float">
            <text:p>282.574</text:p>
          </table:table-cell>
          <table:table-cell office:value-type="float" office:value="1104.294" calcext:value-type="float">
            <text:p>1104.29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1098" calcext:value-type="float">
            <text:p>1098</text:p>
          </table:table-cell>
          <table:table-cell office:value-type="float" office:value="1110" calcext:value-type="float">
            <text:p>1110</text:p>
          </table:table-cell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473475" calcext:value-type="float">
            <text:p>0.473475</text:p>
          </table:table-cell>
          <table:table-cell office:value-type="float" office:value="0.0000022" calcext:value-type="float">
            <text:p>2.2E-06</text:p>
          </table:table-cell>
          <table:table-cell office:value-type="float" office:value="0.005092268" calcext:value-type="float">
            <text:p>0.005092268</text:p>
          </table:table-cell>
          <table:table-cell office:value-type="float" office:value="0.004857468" calcext:value-type="float">
            <text:p>0.004857468</text:p>
          </table:table-cell>
          <table:table-cell office:value-type="float" office:value="0" calcext:value-type="float">
            <text:p>0</text:p>
          </table:table-cell>
          <table:table-cell office:value-type="float" office:value="57.59568" calcext:value-type="float">
            <text:p>57.59568</text:p>
          </table:table-cell>
          <table:table-cell office:value-type="float" office:value="2.626879" calcext:value-type="float">
            <text:p>2.626879</text:p>
          </table:table-cell>
          <table:table-cell office:value-type="float" office:value="0.3268498" calcext:value-type="float">
            <text:p>0.3268498</text:p>
          </table:table-cell>
          <table:table-cell office:value-type="float" office:value="4" calcext:value-type="float">
            <text:p>4</text:p>
          </table:table-cell>
          <table:table-cell office:value-type="float" office:value="-0.1358825" calcext:value-type="float">
            <text:p>-0.1358825</text:p>
          </table:table-cell>
          <table:table-cell office:value-type="float" office:value="11.88324" calcext:value-type="float">
            <text:p>11.88324</text:p>
          </table:table-cell>
          <table:table-cell office:value-type="float" office:value="7.930812" calcext:value-type="float">
            <text:p>7.930812</text:p>
          </table:table-cell>
          <table:table-cell office:value-type="float" office:value="548.5025" calcext:value-type="float">
            <text:p>548.5025</text:p>
          </table:table-cell>
          <table:table-cell office:value-type="float" office:value="1097.136" calcext:value-type="float">
            <text:p>1097.136</text:p>
          </table:table-cell>
          <table:table-cell office:value-type="float" office:value="0" calcext:value-type="float">
            <text:p>0</text:p>
          </table:table-cell>
          <table:table-cell office:value-type="float" office:value="3.098733" calcext:value-type="float">
            <text:p>3.098733</text:p>
          </table:table-cell>
          <table:table-cell office:value-type="float" office:value="2.48818" calcext:value-type="float">
            <text:p>2.48818</text:p>
          </table:table-cell>
          <table:table-cell office:value-type="float" office:value="-37.8369" calcext:value-type="float">
            <text:p>-37.8369</text:p>
          </table:table-cell>
          <table:table-cell office:value-type="float" office:value="2.968651" calcext:value-type="float">
            <text:p>2.968651</text:p>
          </table:table-cell>
          <table:table-cell office:value-type="float" office:value="2.566209" calcext:value-type="float">
            <text:p>2.566209</text:p>
          </table:table-cell>
          <table:table-cell office:value-type="float" office:value="-66.29314" calcext:value-type="float">
            <text:p>-66.29314</text:p>
          </table:table-cell>
          <table:table-cell office:value-type="float" office:value="2.630133" calcext:value-type="float">
            <text:p>2.630133</text:p>
          </table:table-cell>
          <table:table-cell office:value-type="float" office:value="0.02230189" calcext:value-type="float">
            <text:p>0.02230189</text:p>
          </table:table-cell>
          <table:table-cell office:value-type="float" office:value="0.2333933" calcext:value-type="float">
            <text:p>0.2333933</text:p>
          </table:table-cell>
          <table:table-cell office:value-type="float" office:value="0" calcext:value-type="float">
            <text:p>0</text:p>
          </table:table-cell>
          <table:table-cell office:value-type="float" office:value="1.773861" calcext:value-type="float">
            <text:p>1.773861</text:p>
          </table:table-cell>
          <table:table-cell office:value-type="float" office:value="0.004774" calcext:value-type="float">
            <text:p>0.004774</text:p>
          </table:table-cell>
          <table:table-cell office:value-type="float" office:value="30.65429" calcext:value-type="float">
            <text:p>30.65429</text:p>
          </table:table-cell>
          <table:table-cell office:value-type="float" office:value="11.37624" calcext:value-type="float">
            <text:p>11.37624</text:p>
          </table:table-cell>
          <table:table-cell office:value-type="float" office:value="9.219874" calcext:value-type="float">
            <text:p>9.219874</text:p>
          </table:table-cell>
          <table:table-cell office:value-type="float" office:value="10.51046" calcext:value-type="float">
            <text:p>10.51046</text:p>
          </table:table-cell>
          <table:table-cell office:value-type="float" office:value="286.36633" calcext:value-type="float">
            <text:p>286.36633</text:p>
          </table:table-cell>
          <table:table-cell office:value-type="float" office:value="28.703812" calcext:value-type="float">
            <text:p>28.703812</text:p>
          </table:table-cell>
          <table:table-cell office:value-type="float" office:value="1386847870" calcext:value-type="float">
            <text:p>1386847870</text:p>
          </table:table-cell>
          <table:table-cell office:value-type="string" calcext:value-type="string">
            <text:p>SoFiA J190527.92+284213.7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+26</text:p>
          </table:table-cell>
          <table:table-cell office:value-type="float" office:value="20" calcext:value-type="float">
            <text:p>20</text:p>
          </table:table-cell>
          <table:table-cell office:value-type="float" office:value="42.5332036537293" calcext:value-type="float">
            <text:p>42.5332036537293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05+2700</text:p>
          </table:table-cell>
          <table:table-cell table:style-name="ce3" office:value-type="string" calcext:value-type="string">
            <text:p>19:05:15</text:p>
          </table:table-cell>
          <table:table-cell table:style-name="ce3" office:value-type="string" calcext:value-type="string">
            <text:p>27:00:35</text:p>
          </table:table-cell>
          <table:table-cell office:value-type="float" office:value="58.7" calcext:value-type="float">
            <text:p>58.7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4737" calcext:value-type="float">
            <text:p>4737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64.1" calcext:value-type="float">
            <text:p>6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6.3125" calcext:value-type="float">
            <text:p>286.3125</text:p>
          </table:table-cell>
          <table:table-cell office:value-type="float" office:value="27.0097222222222" calcext:value-type="float">
            <text:p>27.0097222222222</text:p>
          </table:table-cell>
          <table:table-cell office:value-type="float" office:value="188" calcext:value-type="float">
            <text:p>188</text:p>
          </table:table-cell>
          <table:table-cell office:value-type="float" office:value="379" calcext:value-type="float">
            <text:p>379</text:p>
          </table:table-cell>
          <table:table-cell office:value-type="float" office:value="42" calcext:value-type="float">
            <text:p>42</text:p>
          </table:table-cell>
          <table:table-cell office:value-type="float" office:value="180.76" calcext:value-type="float">
            <text:p>180.76</text:p>
          </table:table-cell>
          <table:table-cell office:value-type="float" office:value="1648.448" calcext:value-type="float">
            <text:p>1648.448</text:p>
          </table:table-cell>
          <table:table-cell office:value-type="float" office:value="42.035" calcext:value-type="float">
            <text:p>42.035</text:p>
          </table:table-cell>
          <table:table-cell office:value-type="float" office:value="180.837" calcext:value-type="float">
            <text:p>180.837</text:p>
          </table:table-cell>
          <table:table-cell office:value-type="float" office:value="1648.623" calcext:value-type="float">
            <text:p>1648.62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643" calcext:value-type="float">
            <text:p>1643</text:p>
          </table:table-cell>
          <table:table-cell office:value-type="float" office:value="1654" calcext:value-type="float">
            <text:p>1654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531773" calcext:value-type="float">
            <text:p>0.531773</text:p>
          </table:table-cell>
          <table:table-cell office:value-type="float" office:value="0.1234499" calcext:value-type="float">
            <text:p>0.1234499</text:p>
          </table:table-cell>
          <table:table-cell office:value-type="float" office:value="0.1623804" calcext:value-type="float">
            <text:p>0.1623804</text:p>
          </table:table-cell>
          <table:table-cell office:value-type="float" office:value="0.03013558" calcext:value-type="float">
            <text:p>0.03013558</text:p>
          </table:table-cell>
          <table:table-cell office:value-type="float" office:value="0" calcext:value-type="float">
            <text:p>0</text:p>
          </table:table-cell>
          <table:table-cell office:value-type="float" office:value="19.90606" calcext:value-type="float">
            <text:p>19.90606</text:p>
          </table:table-cell>
          <table:table-cell office:value-type="float" office:value="1.072493" calcext:value-type="float">
            <text:p>1.072493</text:p>
          </table:table-cell>
          <table:table-cell office:value-type="float" office:value="0.1054338" calcext:value-type="float">
            <text:p>0.1054338</text:p>
          </table:table-cell>
          <table:table-cell office:value-type="float" office:value="4" calcext:value-type="float">
            <text:p>4</text:p>
          </table:table-cell>
          <table:table-cell office:value-type="float" office:value="-0.08674778" calcext:value-type="float">
            <text:p>-0.08674778</text:p>
          </table:table-cell>
          <table:table-cell office:value-type="float" office:value="12" calcext:value-type="float">
            <text:p>12</text:p>
          </table:table-cell>
          <table:table-cell office:value-type="float" office:value="10.84041" calcext:value-type="float">
            <text:p>10.84041</text:p>
          </table:table-cell>
          <table:table-cell office:value-type="float" office:value="821.0812" calcext:value-type="float">
            <text:p>821.0812</text:p>
          </table:table-cell>
          <table:table-cell office:value-type="float" office:value="1642.087" calcext:value-type="float">
            <text:p>1642.087</text:p>
          </table:table-cell>
          <table:table-cell office:value-type="float" office:value="0" calcext:value-type="float">
            <text:p>0</text:p>
          </table:table-cell>
          <table:table-cell office:value-type="float" office:value="1.96119" calcext:value-type="float">
            <text:p>1.96119</text:p>
          </table:table-cell>
          <table:table-cell office:value-type="float" office:value="1.549193" calcext:value-type="float">
            <text:p>1.549193</text:p>
          </table:table-cell>
          <table:table-cell office:value-type="float" office:value="0" calcext:value-type="float">
            <text:p>0</text:p>
          </table:table-cell>
          <table:table-cell office:value-type="float" office:value="1.703703" calcext:value-type="float">
            <text:p>1.703703</text:p>
          </table:table-cell>
          <table:table-cell office:value-type="float" office:value="1.459688" calcext:value-type="float">
            <text:p>1.459688</text:p>
          </table:table-cell>
          <table:table-cell office:value-type="float" office:value="10.45316" calcext:value-type="float">
            <text:p>10.45316</text:p>
          </table:table-cell>
          <table:table-cell office:value-type="float" office:value="1.05606" calcext:value-type="float">
            <text:p>1.05606</text:p>
          </table:table-cell>
          <table:table-cell office:value-type="float" office:value="0.02014332" calcext:value-type="float">
            <text:p>0.02014332</text:p>
          </table:table-cell>
          <table:table-cell office:value-type="float" office:value="0.08924298" calcext:value-type="float">
            <text:p>0.08924298</text:p>
          </table:table-cell>
          <table:table-cell office:value-type="float" office:value="0" calcext:value-type="float">
            <text:p>0</text:p>
          </table:table-cell>
          <table:table-cell office:value-type="float" office:value="202.8563" calcext:value-type="float">
            <text:p>202.8563</text:p>
          </table:table-cell>
          <table:table-cell office:value-type="float" office:value="0.0054254" calcext:value-type="float">
            <text:p>0.0054254</text:p>
          </table:table-cell>
          <table:table-cell office:value-type="float" office:value="19.86663" calcext:value-type="float">
            <text:p>19.86663</text:p>
          </table:table-cell>
          <table:table-cell office:value-type="float" office:value="11.32903" calcext:value-type="float">
            <text:p>11.32903</text:p>
          </table:table-cell>
          <table:table-cell office:value-type="float" office:value="10.11081" calcext:value-type="float">
            <text:p>10.11081</text:p>
          </table:table-cell>
          <table:table-cell office:value-type="float" office:value="10.85273" calcext:value-type="float">
            <text:p>10.85273</text:p>
          </table:table-cell>
          <table:table-cell office:value-type="float" office:value="286.30893" calcext:value-type="float">
            <text:p>286.30893</text:p>
          </table:table-cell>
          <table:table-cell office:value-type="float" office:value="27.008041" calcext:value-type="float">
            <text:p>27.008041</text:p>
          </table:table-cell>
          <table:table-cell office:value-type="float" office:value="1397757060" calcext:value-type="float">
            <text:p>1397757060</text:p>
          </table:table-cell>
          <table:table-cell office:value-type="string" calcext:value-type="string">
            <text:p>SoFiA J190514.14+270029.0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+26</text:p>
          </table:table-cell>
          <table:table-cell office:value-type="float" office:value="20" calcext:value-type="float">
            <text:p>20</text:p>
          </table:table-cell>
          <table:table-cell office:value-type="float" office:value="12.951493103713" calcext:value-type="float">
            <text:p>12.951493103713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03+2736</text:p>
          </table:table-cell>
          <table:table-cell table:style-name="ce3" office:value-type="string" calcext:value-type="string">
            <text:p>19:03:35</text:p>
          </table:table-cell>
          <table:table-cell table:style-name="ce3" office:value-type="string" calcext:value-type="string">
            <text:p>27:36:32</text:p>
          </table:table-cell>
          <table:table-cell office:value-type="float" office:value="59.1" calcext:value-type="float">
            <text:p>59.1</text:p>
          </table:table-cell>
          <table:table-cell office:value-type="float" office:value="9.8" calcext:value-type="float">
            <text:p>9.8</text:p>
          </table:table-cell>
          <table:table-cell office:value-type="float" office:value="5.6" calcext:value-type="float">
            <text:p>5.6</text:p>
          </table:table-cell>
          <table:table-cell office:value-type="float" office:value="0.8" calcext:value-type="float">
            <text:p>0.8</text:p>
          </table:table-cell>
          <table:table-cell office:value-type="float" office:value="4225" calcext:value-type="float">
            <text:p>4225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57.9" calcext:value-type="float">
            <text:p>57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95833333333" calcext:value-type="float">
            <text:p>285.895833333333</text:p>
          </table:table-cell>
          <table:table-cell office:value-type="float" office:value="27.6088888888889" calcext:value-type="float">
            <text:p>27.6088888888889</text:p>
          </table:table-cell>
          <table:table-cell office:value-type="float" office:value="195" calcext:value-type="float">
            <text:p>195</text:p>
          </table:table-cell>
          <table:table-cell office:value-type="float" office:value="389" calcext:value-type="float">
            <text:p>389</text:p>
          </table:table-cell>
          <table:table-cell office:value-type="float" office:value="63.936" calcext:value-type="float">
            <text:p>63.936</text:p>
          </table:table-cell>
          <table:table-cell office:value-type="float" office:value="218.047" calcext:value-type="float">
            <text:p>218.047</text:p>
          </table:table-cell>
          <table:table-cell office:value-type="float" office:value="1713.438" calcext:value-type="float">
            <text:p>1713.438</text:p>
          </table:table-cell>
          <table:table-cell office:value-type="float" office:value="63.954" calcext:value-type="float">
            <text:p>63.954</text:p>
          </table:table-cell>
          <table:table-cell office:value-type="float" office:value="217.725" calcext:value-type="float">
            <text:p>217.725</text:p>
          </table:table-cell>
          <table:table-cell office:value-type="float" office:value="1713.205" calcext:value-type="float">
            <text:p>1713.20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1705" calcext:value-type="float">
            <text:p>1705</text:p>
          </table:table-cell>
          <table:table-cell office:value-type="float" office:value="1722" calcext:value-type="float">
            <text:p>1722</text:p>
          </table:table-cell>
          <table:table-cell office:value-type="float" office:value="528" calcext:value-type="float">
            <text:p>52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437541" calcext:value-type="float">
            <text:p>0.437541</text:p>
          </table:table-cell>
          <table:table-cell office:value-type="float" office:value="0.0001945119" calcext:value-type="float">
            <text:p>0.0001945119</text:p>
          </table:table-cell>
          <table:table-cell office:value-type="float" office:value="0.06306143" calcext:value-type="float">
            <text:p>0.06306143</text:p>
          </table:table-cell>
          <table:table-cell office:value-type="float" office:value="0.004206601" calcext:value-type="float">
            <text:p>0.004206601</text:p>
          </table:table-cell>
          <table:table-cell office:value-type="float" office:value="0" calcext:value-type="float">
            <text:p>0</text:p>
          </table:table-cell>
          <table:table-cell office:value-type="float" office:value="200.7714" calcext:value-type="float">
            <text:p>200.7714</text:p>
          </table:table-cell>
          <table:table-cell office:value-type="float" office:value="3.643799" calcext:value-type="float">
            <text:p>3.643799</text:p>
          </table:table-cell>
          <table:table-cell office:value-type="float" office:value="0.349459" calcext:value-type="float">
            <text:p>0.349459</text:p>
          </table:table-cell>
          <table:table-cell office:value-type="float" office:value="4" calcext:value-type="float">
            <text:p>4</text:p>
          </table:table-cell>
          <table:table-cell office:value-type="float" office:value="-0.1069154" calcext:value-type="float">
            <text:p>-0.1069154</text:p>
          </table:table-cell>
          <table:table-cell office:value-type="float" office:value="15.16906" calcext:value-type="float">
            <text:p>15.16906</text:p>
          </table:table-cell>
          <table:table-cell office:value-type="float" office:value="10.10813" calcext:value-type="float">
            <text:p>10.10813</text:p>
          </table:table-cell>
          <table:table-cell office:value-type="float" office:value="851.5315" calcext:value-type="float">
            <text:p>851.5315</text:p>
          </table:table-cell>
          <table:table-cell office:value-type="float" office:value="1703.107" calcext:value-type="float">
            <text:p>1703.107</text:p>
          </table:table-cell>
          <table:table-cell office:value-type="float" office:value="0" calcext:value-type="float">
            <text:p>0</text:p>
          </table:table-cell>
          <table:table-cell office:value-type="float" office:value="3.281941" calcext:value-type="float">
            <text:p>3.281941</text:p>
          </table:table-cell>
          <table:table-cell office:value-type="float" office:value="2.969558" calcext:value-type="float">
            <text:p>2.969558</text:p>
          </table:table-cell>
          <table:table-cell office:value-type="float" office:value="-9.701607" calcext:value-type="float">
            <text:p>-9.701607</text:p>
          </table:table-cell>
          <table:table-cell office:value-type="float" office:value="3.010235" calcext:value-type="float">
            <text:p>3.010235</text:p>
          </table:table-cell>
          <table:table-cell office:value-type="float" office:value="2.823489" calcext:value-type="float">
            <text:p>2.823489</text:p>
          </table:table-cell>
          <table:table-cell office:value-type="float" office:value="-8.5825" calcext:value-type="float">
            <text:p>-8.5825</text:p>
          </table:table-cell>
          <table:table-cell office:value-type="float" office:value="3.922165" calcext:value-type="float">
            <text:p>3.922165</text:p>
          </table:table-cell>
          <table:table-cell office:value-type="float" office:value="0.02184091" calcext:value-type="float">
            <text:p>0.02184091</text:p>
          </table:table-cell>
          <table:table-cell office:value-type="float" office:value="0.3258748" calcext:value-type="float">
            <text:p>0.3258748</text:p>
          </table:table-cell>
          <table:table-cell office:value-type="float" office:value="0" calcext:value-type="float">
            <text:p>0</text:p>
          </table:table-cell>
          <table:table-cell office:value-type="float" office:value="323.6017" calcext:value-type="float">
            <text:p>323.6017</text:p>
          </table:table-cell>
          <table:table-cell office:value-type="float" office:value="0.0046644" calcext:value-type="float">
            <text:p>0.0046644</text:p>
          </table:table-cell>
          <table:table-cell office:value-type="float" office:value="36.59462" calcext:value-type="float">
            <text:p>36.59462</text:p>
          </table:table-cell>
          <table:table-cell office:value-type="float" office:value="15.49902" calcext:value-type="float">
            <text:p>15.49902</text:p>
          </table:table-cell>
          <table:table-cell office:value-type="float" office:value="11.65104" calcext:value-type="float">
            <text:p>11.65104</text:p>
          </table:table-cell>
          <table:table-cell office:value-type="float" office:value="12.40138" calcext:value-type="float">
            <text:p>12.40138</text:p>
          </table:table-cell>
          <table:table-cell office:value-type="float" office:value="285.90384" calcext:value-type="float">
            <text:p>285.90384</text:p>
          </table:table-cell>
          <table:table-cell office:value-type="float" office:value="27.626038" calcext:value-type="float">
            <text:p>27.626038</text:p>
          </table:table-cell>
          <table:table-cell office:value-type="float" office:value="1399051390" calcext:value-type="float">
            <text:p>1399051390</text:p>
          </table:table-cell>
          <table:table-cell office:value-type="string" calcext:value-type="string">
            <text:p>SoFiA J190336.92+273733.7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+26</text:p>
          </table:table-cell>
          <table:table-cell office:value-type="float" office:value="20" calcext:value-type="float">
            <text:p>20</text:p>
          </table:table-cell>
          <table:table-cell office:value-type="float" office:value="66.8110540371896" calcext:value-type="float">
            <text:p>66.8110540371896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17+2354</text:p>
          </table:table-cell>
          <table:table-cell office:value-type="string" calcext:value-type="string">
            <text:p>19:17:60</text:p>
          </table:table-cell>
          <table:table-cell table:style-name="ce3" office:value-type="string" calcext:value-type="string">
            <text:p>23:54:48</text:p>
          </table:table-cell>
          <table:table-cell office:value-type="float" office:value="57.2" calcext:value-type="float">
            <text:p>57.2</text:p>
          </table:table-cell>
          <table:table-cell office:value-type="float" office:value="5.2" calcext:value-type="float">
            <text:p>5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8110" calcext:value-type="float">
            <text:p>811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9.5" calcext:value-type="float">
            <text:p>289.5</text:p>
          </table:table-cell>
          <table:table-cell office:value-type="float" office:value="23.9133333333333" calcext:value-type="float">
            <text:p>23.9133333333333</text:p>
          </table:table-cell>
          <table:table-cell office:value-type="float" office:value="218" calcext:value-type="float">
            <text:p>218</text:p>
          </table:table-cell>
          <table:table-cell office:value-type="float" office:value="401" calcext:value-type="float">
            <text:p>401</text:p>
          </table:table-cell>
          <table:table-cell office:value-type="float" office:value="71.087" calcext:value-type="float">
            <text:p>71.087</text:p>
          </table:table-cell>
          <table:table-cell office:value-type="float" office:value="265.222" calcext:value-type="float">
            <text:p>265.222</text:p>
          </table:table-cell>
          <table:table-cell office:value-type="float" office:value="895.468" calcext:value-type="float">
            <text:p>895.468</text:p>
          </table:table-cell>
          <table:table-cell office:value-type="float" office:value="70.991" calcext:value-type="float">
            <text:p>70.991</text:p>
          </table:table-cell>
          <table:table-cell office:value-type="float" office:value="265.232" calcext:value-type="float">
            <text:p>265.232</text:p>
          </table:table-cell>
          <table:table-cell office:value-type="float" office:value="895.238" calcext:value-type="float">
            <text:p>895.23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892" calcext:value-type="float">
            <text:p>892</text:p>
          </table:table-cell>
          <table:table-cell office:value-type="float" office:value="900" calcext:value-type="float">
            <text:p>900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61121" calcext:value-type="float">
            <text:p>0.61121</text:p>
          </table:table-cell>
          <table:table-cell office:value-type="float" office:value="0.1056626" calcext:value-type="float">
            <text:p>0.1056626</text:p>
          </table:table-cell>
          <table:table-cell office:value-type="float" office:value="0.3092717" calcext:value-type="float">
            <text:p>0.3092717</text:p>
          </table:table-cell>
          <table:table-cell office:value-type="float" office:value="1.869348" calcext:value-type="float">
            <text:p>1.869348</text:p>
          </table:table-cell>
          <table:table-cell office:value-type="float" office:value="0" calcext:value-type="float">
            <text:p>0</text:p>
          </table:table-cell>
          <table:table-cell office:value-type="float" office:value="17.44116" calcext:value-type="float">
            <text:p>17.44116</text:p>
          </table:table-cell>
          <table:table-cell office:value-type="float" office:value="1.065364" calcext:value-type="float">
            <text:p>1.065364</text:p>
          </table:table-cell>
          <table:table-cell office:value-type="float" office:value="0.1668035" calcext:value-type="float">
            <text:p>0.1668035</text:p>
          </table:table-cell>
          <table:table-cell office:value-type="float" office:value="6" calcext:value-type="float">
            <text:p>6</text:p>
          </table:table-cell>
          <table:table-cell office:value-type="float" office:value="-0.5850897" calcext:value-type="float">
            <text:p>-0.5850897</text:p>
          </table:table-cell>
          <table:table-cell office:value-type="float" office:value="7.893412" calcext:value-type="float">
            <text:p>7.893412</text:p>
          </table:table-cell>
          <table:table-cell office:value-type="float" office:value="7.056115" calcext:value-type="float">
            <text:p>7.056115</text:p>
          </table:table-cell>
          <table:table-cell office:value-type="float" office:value="445.6546" calcext:value-type="float">
            <text:p>445.6546</text:p>
          </table:table-cell>
          <table:table-cell office:value-type="float" office:value="891.1401" calcext:value-type="float">
            <text:p>891.1401</text:p>
          </table:table-cell>
          <table:table-cell office:value-type="float" office:value="0" calcext:value-type="float">
            <text:p>0</text:p>
          </table:table-cell>
          <table:table-cell office:value-type="float" office:value="2.900988" calcext:value-type="float">
            <text:p>2.900988</text:p>
          </table:table-cell>
          <table:table-cell office:value-type="float" office:value="2.068608" calcext:value-type="float">
            <text:p>2.068608</text:p>
          </table:table-cell>
          <table:table-cell office:value-type="float" office:value="-61.56317" calcext:value-type="float">
            <text:p>-61.56317</text:p>
          </table:table-cell>
          <table:table-cell office:value-type="float" office:value="2.569663" calcext:value-type="float">
            <text:p>2.569663</text:p>
          </table:table-cell>
          <table:table-cell office:value-type="float" office:value="1.929241" calcext:value-type="float">
            <text:p>1.929241</text:p>
          </table:table-cell>
          <table:table-cell office:value-type="float" office:value="-64.20743" calcext:value-type="float">
            <text:p>-64.20743</text:p>
          </table:table-cell>
          <table:table-cell office:value-type="float" office:value="1.032826" calcext:value-type="float">
            <text:p>1.032826</text:p>
          </table:table-cell>
          <table:table-cell office:value-type="float" office:value="0.026548" calcext:value-type="float">
            <text:p>0.026548</text:p>
          </table:table-cell>
          <table:table-cell office:value-type="float" office:value="0.126642" calcext:value-type="float">
            <text:p>0.126642</text:p>
          </table:table-cell>
          <table:table-cell office:value-type="float" office:value="0" calcext:value-type="float">
            <text:p>0</text:p>
          </table:table-cell>
          <table:table-cell office:value-type="float" office:value="249.1" calcext:value-type="float">
            <text:p>249.1</text:p>
          </table:table-cell>
          <table:table-cell office:value-type="float" office:value="0.0044234" calcext:value-type="float">
            <text:p>0.0044234</text:p>
          </table:table-cell>
          <table:table-cell office:value-type="float" office:value="20.88399" calcext:value-type="float">
            <text:p>20.88399</text:p>
          </table:table-cell>
          <table:table-cell office:value-type="float" office:value="7.506476" calcext:value-type="float">
            <text:p>7.506476</text:p>
          </table:table-cell>
          <table:table-cell office:value-type="float" office:value="6.5831" calcext:value-type="float">
            <text:p>6.5831</text:p>
          </table:table-cell>
          <table:table-cell office:value-type="float" office:value="7.190636" calcext:value-type="float">
            <text:p>7.190636</text:p>
          </table:table-cell>
          <table:table-cell office:value-type="float" office:value="289.4977" calcext:value-type="float">
            <text:p>289.4977</text:p>
          </table:table-cell>
          <table:table-cell office:value-type="float" office:value="23.919285" calcext:value-type="float">
            <text:p>23.919285</text:p>
          </table:table-cell>
          <table:table-cell office:value-type="float" office:value="1382658050" calcext:value-type="float">
            <text:p>1382658050</text:p>
          </table:table-cell>
          <table:table-cell office:value-type="string" calcext:value-type="string">
            <text:p>SoFiA J191759.45+235509.4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5+22</text:p>
          </table:table-cell>
          <table:table-cell office:value-type="float" office:value="4" calcext:value-type="float">
            <text:p>4</text:p>
          </table:table-cell>
          <table:table-cell office:value-type="float" office:value="22.723649789742" calcext:value-type="float">
            <text:p>22.723649789742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15+2009</text:p>
          </table:table-cell>
          <table:table-cell table:style-name="ce3" office:value-type="string" calcext:value-type="string">
            <text:p>19:15:01</text:p>
          </table:table-cell>
          <table:table-cell table:style-name="ce3" office:value-type="string" calcext:value-type="string">
            <text:p>20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4.1" calcext:value-type="float">
            <text:p>4.1</text:p>
          </table:table-cell>
          <table:table-cell office:value-type="float" office:value="11.4" calcext:value-type="float">
            <text:p>11.4</text:p>
          </table:table-cell>
          <table:table-cell office:value-type="float" office:value="1.2" calcext:value-type="float">
            <text:p>1.2</text:p>
          </table:table-cell>
          <table:table-cell office:value-type="float" office:value="4713" calcext:value-type="float">
            <text:p>4713</text:p>
          </table:table-cell>
          <table:table-cell office:value-type="float" office:value="4" calcext:value-type="float">
            <text:p>4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2" calcext:value-type="float">
            <text:p>12</text:p>
          </table:table-cell>
          <table:table-cell office:value-type="float" office:value="67.6" calcext:value-type="float">
            <text:p>67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8.754166666667" calcext:value-type="float">
            <text:p>288.754166666667</text:p>
          </table:table-cell>
          <table:table-cell office:value-type="float" office:value="20.1597222222222" calcext:value-type="float">
            <text:p>20.1597222222222</text:p>
          </table:table-cell>
          <table:table-cell office:value-type="float" office:value="336" calcext:value-type="float">
            <text:p>336</text:p>
          </table:table-cell>
          <table:table-cell office:value-type="float" office:value="556" calcext:value-type="float">
            <text:p>556</text:p>
          </table:table-cell>
          <table:table-cell office:value-type="float" office:value="111.547" calcext:value-type="float">
            <text:p>111.547</text:p>
          </table:table-cell>
          <table:table-cell office:value-type="float" office:value="40.072" calcext:value-type="float">
            <text:p>40.072</text:p>
          </table:table-cell>
          <table:table-cell office:value-type="float" office:value="1625.592" calcext:value-type="float">
            <text:p>1625.592</text:p>
          </table:table-cell>
          <table:table-cell office:value-type="float" office:value="111.498" calcext:value-type="float">
            <text:p>111.498</text:p>
          </table:table-cell>
          <table:table-cell office:value-type="float" office:value="40.009" calcext:value-type="float">
            <text:p>40.009</text:p>
          </table:table-cell>
          <table:table-cell office:value-type="float" office:value="1625.7" calcext:value-type="float">
            <text:p>1625.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618" calcext:value-type="float">
            <text:p>1618</text:p>
          </table:table-cell>
          <table:table-cell office:value-type="float" office:value="1634" calcext:value-type="float">
            <text:p>1634</text:p>
          </table:table-cell>
          <table:table-cell office:value-type="float" office:value="265" calcext:value-type="float">
            <text:p>26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663861" calcext:value-type="float">
            <text:p>0.663861</text:p>
          </table:table-cell>
          <table:table-cell office:value-type="float" office:value="0.00000269" calcext:value-type="float">
            <text:p>2.69E-06</text:p>
          </table:table-cell>
          <table:table-cell office:value-type="float" office:value="0.006063999" calcext:value-type="float">
            <text:p>0.006063999</text:p>
          </table:table-cell>
          <table:table-cell office:value-type="float" office:value="0.003903449" calcext:value-type="float">
            <text:p>0.003903449</text:p>
          </table:table-cell>
          <table:table-cell office:value-type="float" office:value="0" calcext:value-type="float">
            <text:p>0</text:p>
          </table:table-cell>
          <table:table-cell office:value-type="float" office:value="49.42047" calcext:value-type="float">
            <text:p>49.42047</text:p>
          </table:table-cell>
          <table:table-cell office:value-type="float" office:value="2.315951" calcext:value-type="float">
            <text:p>2.315951</text:p>
          </table:table-cell>
          <table:table-cell office:value-type="float" office:value="0.2108641" calcext:value-type="float">
            <text:p>0.2108641</text:p>
          </table:table-cell>
          <table:table-cell office:value-type="float" office:value="4" calcext:value-type="float">
            <text:p>4</text:p>
          </table:table-cell>
          <table:table-cell office:value-type="float" office:value="-0.09654663" calcext:value-type="float">
            <text:p>-0.09654663</text:p>
          </table:table-cell>
          <table:table-cell office:value-type="float" office:value="15.93684" calcext:value-type="float">
            <text:p>15.93684</text:p>
          </table:table-cell>
          <table:table-cell office:value-type="float" office:value="11.05257" calcext:value-type="float">
            <text:p>11.05257</text:p>
          </table:table-cell>
          <table:table-cell office:value-type="float" office:value="808.003" calcext:value-type="float">
            <text:p>808.003</text:p>
          </table:table-cell>
          <table:table-cell office:value-type="float" office:value="1616.097" calcext:value-type="float">
            <text:p>1616.097</text:p>
          </table:table-cell>
          <table:table-cell office:value-type="float" office:value="0" calcext:value-type="float">
            <text:p>0</text:p>
          </table:table-cell>
          <table:table-cell office:value-type="float" office:value="2.764236" calcext:value-type="float">
            <text:p>2.764236</text:p>
          </table:table-cell>
          <table:table-cell office:value-type="float" office:value="2.450472" calcext:value-type="float">
            <text:p>2.450472</text:p>
          </table:table-cell>
          <table:table-cell office:value-type="float" office:value="-1.670246" calcext:value-type="float">
            <text:p>-1.670246</text:p>
          </table:table-cell>
          <table:table-cell office:value-type="float" office:value="2.510942" calcext:value-type="float">
            <text:p>2.510942</text:p>
          </table:table-cell>
          <table:table-cell office:value-type="float" office:value="2.204156" calcext:value-type="float">
            <text:p>2.204156</text:p>
          </table:table-cell>
          <table:table-cell office:value-type="float" office:value="-23.66031" calcext:value-type="float">
            <text:p>-23.66031</text:p>
          </table:table-cell>
          <table:table-cell office:value-type="float" office:value="2.359385" calcext:value-type="float">
            <text:p>2.359385</text:p>
          </table:table-cell>
          <table:table-cell office:value-type="float" office:value="0.02053561" calcext:value-type="float">
            <text:p>0.02053561</text:p>
          </table:table-cell>
          <table:table-cell office:value-type="float" office:value="0.1751233" calcext:value-type="float">
            <text:p>0.1751233</text:p>
          </table:table-cell>
          <table:table-cell office:value-type="float" office:value="0" calcext:value-type="float">
            <text:p>0</text:p>
          </table:table-cell>
          <table:table-cell office:value-type="float" office:value="170.758" calcext:value-type="float">
            <text:p>170.758</text:p>
          </table:table-cell>
          <table:table-cell office:value-type="float" office:value="0.0045696" calcext:value-type="float">
            <text:p>0.0045696</text:p>
          </table:table-cell>
          <table:table-cell office:value-type="float" office:value="31.71763" calcext:value-type="float">
            <text:p>31.71763</text:p>
          </table:table-cell>
          <table:table-cell office:value-type="float" office:value="14.6296" calcext:value-type="float">
            <text:p>14.6296</text:p>
          </table:table-cell>
          <table:table-cell office:value-type="float" office:value="11.78794" calcext:value-type="float">
            <text:p>11.78794</text:p>
          </table:table-cell>
          <table:table-cell office:value-type="float" office:value="13.06507" calcext:value-type="float">
            <text:p>13.06507</text:p>
          </table:table-cell>
          <table:table-cell office:value-type="float" office:value="288.7589" calcext:value-type="float">
            <text:p>288.7589</text:p>
          </table:table-cell>
          <table:table-cell office:value-type="float" office:value="20.16655" calcext:value-type="float">
            <text:p>20.16655</text:p>
          </table:table-cell>
          <table:table-cell office:value-type="float" office:value="1397297660" calcext:value-type="float">
            <text:p>1397297660</text:p>
          </table:table-cell>
          <table:table-cell office:value-type="string" calcext:value-type="string">
            <text:p>SoFiA J191502.14+200959.6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5+22</text:p>
          </table:table-cell>
          <table:table-cell office:value-type="float" office:value="4" calcext:value-type="float">
            <text:p>4</text:p>
          </table:table-cell>
          <table:table-cell office:value-type="float" office:value="29.3264203216456" calcext:value-type="float">
            <text:p>29.3264203216456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17+2030</text:p>
          </table:table-cell>
          <table:table-cell table:style-name="ce3" office:value-type="string" calcext:value-type="string">
            <text:p>19:17:33</text:p>
          </table:table-cell>
          <table:table-cell table:style-name="ce3" office:value-type="string" calcext:value-type="string">
            <text:p>20:30:19</text:p>
          </table:table-cell>
          <table:table-cell office:value-type="float" office:value="54.1" calcext:value-type="float">
            <text:p>54.1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56" calcext:value-type="float">
            <text:p>2356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9.3875" calcext:value-type="float">
            <text:p>289.3875</text:p>
          </table:table-cell>
          <table:table-cell office:value-type="float" office:value="20.5052777777778" calcext:value-type="float">
            <text:p>20.5052777777778</text:p>
          </table:table-cell>
          <table:table-cell office:value-type="float" office:value="511" calcext:value-type="float">
            <text:p>511</text:p>
          </table:table-cell>
          <table:table-cell office:value-type="float" office:value="787" calcext:value-type="float">
            <text:p>787</text:p>
          </table:table-cell>
          <table:table-cell office:value-type="float" office:value="76.058" calcext:value-type="float">
            <text:p>76.058</text:p>
          </table:table-cell>
          <table:table-cell office:value-type="float" office:value="59.981" calcext:value-type="float">
            <text:p>59.981</text:p>
          </table:table-cell>
          <table:table-cell office:value-type="float" office:value="2159.604" calcext:value-type="float">
            <text:p>2159.604</text:p>
          </table:table-cell>
          <table:table-cell office:value-type="float" office:value="76.154" calcext:value-type="float">
            <text:p>76.154</text:p>
          </table:table-cell>
          <table:table-cell office:value-type="float" office:value="60.191" calcext:value-type="float">
            <text:p>60.191</text:p>
          </table:table-cell>
          <table:table-cell office:value-type="float" office:value="2159.59" calcext:value-type="float">
            <text:p>2159.5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155" calcext:value-type="float">
            <text:p>2155</text:p>
          </table:table-cell>
          <table:table-cell office:value-type="float" office:value="2164" calcext:value-type="float">
            <text:p>2164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55936" calcext:value-type="float">
            <text:p>0.55936</text:p>
          </table:table-cell>
          <table:table-cell office:value-type="float" office:value="0.1247056" calcext:value-type="float">
            <text:p>0.1247056</text:p>
          </table:table-cell>
          <table:table-cell office:value-type="float" office:value="0.08344197" calcext:value-type="float">
            <text:p>0.08344197</text:p>
          </table:table-cell>
          <table:table-cell office:value-type="float" office:value="0.01218843" calcext:value-type="float">
            <text:p>0.01218843</text:p>
          </table:table-cell>
          <table:table-cell office:value-type="float" office:value="0" calcext:value-type="float">
            <text:p>0</text:p>
          </table:table-cell>
          <table:table-cell office:value-type="float" office:value="9.361637" calcext:value-type="float">
            <text:p>9.361637</text:p>
          </table:table-cell>
          <table:table-cell office:value-type="float" office:value="1.695572" calcext:value-type="float">
            <text:p>1.695572</text:p>
          </table:table-cell>
          <table:table-cell office:value-type="float" office:value="0.2541393" calcext:value-type="float">
            <text:p>0.2541393</text:p>
          </table:table-cell>
          <table:table-cell office:value-type="float" office:value="4" calcext:value-type="float">
            <text:p>4</text:p>
          </table:table-cell>
          <table:table-cell office:value-type="float" office:value="-0.1657683" calcext:value-type="float">
            <text:p>-0.1657683</text:p>
          </table:table-cell>
          <table:table-cell office:value-type="float" office:value="9.162735" calcext:value-type="float">
            <text:p>9.162735</text:p>
          </table:table-cell>
          <table:table-cell office:value-type="float" office:value="6.679856" calcext:value-type="float">
            <text:p>6.679856</text:p>
          </table:table-cell>
          <table:table-cell office:value-type="float" office:value="1077.042" calcext:value-type="float">
            <text:p>1077.042</text:p>
          </table:table-cell>
          <table:table-cell office:value-type="float" office:value="2154.166" calcext:value-type="float">
            <text:p>2154.166</text:p>
          </table:table-cell>
          <table:table-cell office:value-type="float" office:value="0" calcext:value-type="float">
            <text:p>0</text:p>
          </table:table-cell>
          <table:table-cell office:value-type="float" office:value="3.082203" calcext:value-type="float">
            <text:p>3.082203</text:p>
          </table:table-cell>
          <table:table-cell office:value-type="float" office:value="2.088236" calcext:value-type="float">
            <text:p>2.088236</text:p>
          </table:table-cell>
          <table:table-cell office:value-type="float" office:value="0.3251119" calcext:value-type="float">
            <text:p>0.3251119</text:p>
          </table:table-cell>
          <table:table-cell office:value-type="float" office:value="2.62087" calcext:value-type="float">
            <text:p>2.62087</text:p>
          </table:table-cell>
          <table:table-cell office:value-type="float" office:value="1.92879" calcext:value-type="float">
            <text:p>1.92879</text:p>
          </table:table-cell>
          <table:table-cell office:value-type="float" office:value="3.932003" calcext:value-type="float">
            <text:p>3.932003</text:p>
          </table:table-cell>
          <table:table-cell office:value-type="float" office:value="1.676046" calcext:value-type="float">
            <text:p>1.676046</text:p>
          </table:table-cell>
          <table:table-cell office:value-type="float" office:value="0.02153881" calcext:value-type="float">
            <text:p>0.02153881</text:p>
          </table:table-cell>
          <table:table-cell office:value-type="float" office:value="0.1805302" calcext:value-type="float">
            <text:p>0.1805302</text:p>
          </table:table-cell>
          <table:table-cell office:value-type="float" office:value="0" calcext:value-type="float">
            <text:p>0</text:p>
          </table:table-cell>
          <table:table-cell office:value-type="float" office:value="338.4093" calcext:value-type="float">
            <text:p>338.4093</text:p>
          </table:table-cell>
          <table:table-cell office:value-type="float" office:value="0.0047299" calcext:value-type="float">
            <text:p>0.0047299</text:p>
          </table:table-cell>
          <table:table-cell office:value-type="float" office:value="28.55434" calcext:value-type="float">
            <text:p>28.55434</text:p>
          </table:table-cell>
          <table:table-cell office:value-type="float" office:value="8.968444" calcext:value-type="float">
            <text:p>8.968444</text:p>
          </table:table-cell>
          <table:table-cell office:value-type="float" office:value="6.629282" calcext:value-type="float">
            <text:p>6.629282</text:p>
          </table:table-cell>
          <table:table-cell office:value-type="float" office:value="8.161523" calcext:value-type="float">
            <text:p>8.161523</text:p>
          </table:table-cell>
          <table:table-cell office:value-type="float" office:value="289.38785" calcext:value-type="float">
            <text:p>289.38785</text:p>
          </table:table-cell>
          <table:table-cell office:value-type="float" office:value="20.5018" calcext:value-type="float">
            <text:p>20.5018</text:p>
          </table:table-cell>
          <table:table-cell office:value-type="float" office:value="1407997700" calcext:value-type="float">
            <text:p>1407997700</text:p>
          </table:table-cell>
          <table:table-cell office:value-type="string" calcext:value-type="string">
            <text:p>SoFiA J191733.08+203006.5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5+22</text:p>
          </table:table-cell>
          <table:table-cell office:value-type="float" office:value="4" calcext:value-type="float">
            <text:p>4</text:p>
          </table:table-cell>
          <table:table-cell office:value-type="float" office:value="12.5755009493566" calcext:value-type="float">
            <text:p>12.5755009493566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11+2112</text:p>
          </table:table-cell>
          <table:table-cell table:style-name="ce3" office:value-type="string" calcext:value-type="string">
            <text:p>19:11:28</text:p>
          </table:table-cell>
          <table:table-cell table:style-name="ce3" office:value-type="string" calcext:value-type="string">
            <text:p>21:12:22</text:p>
          </table:table-cell>
          <table:table-cell office:value-type="float" office:value="54.1" calcext:value-type="float">
            <text:p>54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5024" calcext:value-type="float">
            <text:p>5024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float" office:value="70.3" calcext:value-type="float">
            <text:p>70.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866666666667" calcext:value-type="float">
            <text:p>287.866666666667</text:p>
          </table:table-cell>
          <table:table-cell office:value-type="float" office:value="21.2061111111111" calcext:value-type="float">
            <text:p>21.2061111111111</text:p>
          </table:table-cell>
          <table:table-cell office:value-type="float" office:value="321" calcext:value-type="float">
            <text:p>321</text:p>
          </table:table-cell>
          <table:table-cell office:value-type="float" office:value="535" calcext:value-type="float">
            <text:p>535</text:p>
          </table:table-cell>
          <table:table-cell office:value-type="float" office:value="162.04" calcext:value-type="float">
            <text:p>162.04</text:p>
          </table:table-cell>
          <table:table-cell office:value-type="float" office:value="102.592" calcext:value-type="float">
            <text:p>102.592</text:p>
          </table:table-cell>
          <table:table-cell office:value-type="float" office:value="1548.84" calcext:value-type="float">
            <text:p>1548.84</text:p>
          </table:table-cell>
          <table:table-cell office:value-type="float" office:value="161.776" calcext:value-type="float">
            <text:p>161.776</text:p>
          </table:table-cell>
          <table:table-cell office:value-type="float" office:value="102.869" calcext:value-type="float">
            <text:p>102.869</text:p>
          </table:table-cell>
          <table:table-cell office:value-type="float" office:value="1548.367" calcext:value-type="float">
            <text:p>1548.367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541" calcext:value-type="float">
            <text:p>1541</text:p>
          </table:table-cell>
          <table:table-cell office:value-type="float" office:value="1555" calcext:value-type="float">
            <text:p>1555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698909" calcext:value-type="float">
            <text:p>0.698909</text:p>
          </table:table-cell>
          <table:table-cell office:value-type="float" office:value="0.3999731" calcext:value-type="float">
            <text:p>0.3999731</text:p>
          </table:table-cell>
          <table:table-cell office:value-type="float" office:value="0.3405369" calcext:value-type="float">
            <text:p>0.3405369</text:p>
          </table:table-cell>
          <table:table-cell office:value-type="float" office:value="1.168492" calcext:value-type="float">
            <text:p>1.168492</text:p>
          </table:table-cell>
          <table:table-cell office:value-type="float" office:value="0" calcext:value-type="float">
            <text:p>0</text:p>
          </table:table-cell>
          <table:table-cell office:value-type="float" office:value="51.48733" calcext:value-type="float">
            <text:p>51.48733</text:p>
          </table:table-cell>
          <table:table-cell office:value-type="float" office:value="2.899613" calcext:value-type="float">
            <text:p>2.899613</text:p>
          </table:table-cell>
          <table:table-cell office:value-type="float" office:value="0.2475793" calcext:value-type="float">
            <text:p>0.2475793</text:p>
          </table:table-cell>
          <table:table-cell office:value-type="float" office:value="6" calcext:value-type="float">
            <text:p>6</text:p>
          </table:table-cell>
          <table:table-cell office:value-type="float" office:value="-0.3928944" calcext:value-type="float">
            <text:p>-0.3928944</text:p>
          </table:table-cell>
          <table:table-cell office:value-type="float" office:value="16" calcext:value-type="float">
            <text:p>16</text:p>
          </table:table-cell>
          <table:table-cell office:value-type="float" office:value="13.58145" calcext:value-type="float">
            <text:p>13.58145</text:p>
          </table:table-cell>
          <table:table-cell office:value-type="float" office:value="770.1703" calcext:value-type="float">
            <text:p>770.1703</text:p>
          </table:table-cell>
          <table:table-cell office:value-type="float" office:value="1540.122" calcext:value-type="float">
            <text:p>1540.122</text:p>
          </table:table-cell>
          <table:table-cell office:value-type="float" office:value="0" calcext:value-type="float">
            <text:p>0</text:p>
          </table:table-cell>
          <table:table-cell office:value-type="float" office:value="3.820142" calcext:value-type="float">
            <text:p>3.820142</text:p>
          </table:table-cell>
          <table:table-cell office:value-type="float" office:value="2.521792" calcext:value-type="float">
            <text:p>2.521792</text:p>
          </table:table-cell>
          <table:table-cell office:value-type="float" office:value="-4.257649" calcext:value-type="float">
            <text:p>-4.257649</text:p>
          </table:table-cell>
          <table:table-cell office:value-type="float" office:value="3.388434" calcext:value-type="float">
            <text:p>3.388434</text:p>
          </table:table-cell>
          <table:table-cell office:value-type="float" office:value="2.675401" calcext:value-type="float">
            <text:p>2.675401</text:p>
          </table:table-cell>
          <table:table-cell office:value-type="float" office:value="-12.25203" calcext:value-type="float">
            <text:p>-12.25203</text:p>
          </table:table-cell>
          <table:table-cell office:value-type="float" office:value="2.775956" calcext:value-type="float">
            <text:p>2.775956</text:p>
          </table:table-cell>
          <table:table-cell office:value-type="float" office:value="0.01998365" calcext:value-type="float">
            <text:p>0.01998365</text:p>
          </table:table-cell>
          <table:table-cell office:value-type="float" office:value="0.1946471" calcext:value-type="float">
            <text:p>0.1946471</text:p>
          </table:table-cell>
          <table:table-cell office:value-type="float" office:value="0" calcext:value-type="float">
            <text:p>0</text:p>
          </table:table-cell>
          <table:table-cell office:value-type="float" office:value="348.2385" calcext:value-type="float">
            <text:p>348.2385</text:p>
          </table:table-cell>
          <table:table-cell office:value-type="float" office:value="0.0044676" calcext:value-type="float">
            <text:p>0.0044676</text:p>
          </table:table-cell>
          <table:table-cell office:value-type="float" office:value="28.36102" calcext:value-type="float">
            <text:p>28.36102</text:p>
          </table:table-cell>
          <table:table-cell office:value-type="float" office:value="14.53289" calcext:value-type="float">
            <text:p>14.53289</text:p>
          </table:table-cell>
          <table:table-cell office:value-type="float" office:value="12.57989" calcext:value-type="float">
            <text:p>12.57989</text:p>
          </table:table-cell>
          <table:table-cell office:value-type="float" office:value="13.78594" calcext:value-type="float">
            <text:p>13.78594</text:p>
          </table:table-cell>
          <table:table-cell office:value-type="float" office:value="287.86008" calcext:value-type="float">
            <text:p>287.86008</text:p>
          </table:table-cell>
          <table:table-cell office:value-type="float" office:value="21.212063" calcext:value-type="float">
            <text:p>21.212063</text:p>
          </table:table-cell>
          <table:table-cell office:value-type="float" office:value="1395747840" calcext:value-type="float">
            <text:p>1395747840</text:p>
          </table:table-cell>
          <table:table-cell office:value-type="string" calcext:value-type="string">
            <text:p>SoFiA J191126.42+211243.4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5+22</text:p>
          </table:table-cell>
          <table:table-cell office:value-type="float" office:value="4" calcext:value-type="float">
            <text:p>4</text:p>
          </table:table-cell>
          <table:table-cell office:value-type="float" office:value="30.7860138545914" calcext:value-type="float">
            <text:p>30.7860138545914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10+1933</text:p>
          </table:table-cell>
          <table:table-cell table:style-name="ce3" office:value-type="string" calcext:value-type="string">
            <text:p>19:10:19</text:p>
          </table:table-cell>
          <table:table-cell table:style-name="ce3" office:value-type="string" calcext:value-type="string">
            <text:p>19:33:03</text:p>
          </table:table-cell>
          <table:table-cell office:value-type="float" office:value="52.5" calcext:value-type="float">
            <text:p>52.5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3901" calcext:value-type="float">
            <text:p>3901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579166666667" calcext:value-type="float">
            <text:p>287.579166666667</text:p>
          </table:table-cell>
          <table:table-cell office:value-type="float" office:value="19.5508333333333" calcext:value-type="float">
            <text:p>19.5508333333333</text:p>
          </table:table-cell>
          <table:table-cell office:value-type="float" office:value="372" calcext:value-type="float">
            <text:p>372</text:p>
          </table:table-cell>
          <table:table-cell office:value-type="float" office:value="601" calcext:value-type="float">
            <text:p>601</text:p>
          </table:table-cell>
          <table:table-cell office:value-type="float" office:value="177.31" calcext:value-type="float">
            <text:p>177.31</text:p>
          </table:table-cell>
          <table:table-cell office:value-type="float" office:value="3.833" calcext:value-type="float">
            <text:p>3.833</text:p>
          </table:table-cell>
          <table:table-cell office:value-type="float" office:value="1826.769" calcext:value-type="float">
            <text:p>1826.769</text:p>
          </table:table-cell>
          <table:table-cell office:value-type="float" office:value="177.603" calcext:value-type="float">
            <text:p>177.603</text:p>
          </table:table-cell>
          <table:table-cell office:value-type="float" office:value="3.611" calcext:value-type="float">
            <text:p>3.611</text:p>
          </table:table-cell>
          <table:table-cell office:value-type="float" office:value="1825.624" calcext:value-type="float">
            <text:p>1825.624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69" calcext:value-type="float">
            <text:p>1769</text:p>
          </table:table-cell>
          <table:table-cell office:value-type="float" office:value="1874" calcext:value-type="float">
            <text:p>1874</text:p>
          </table:table-cell>
          <table:table-cell office:value-type="float" office:value="4466" calcext:value-type="float">
            <text:p>4466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float" office:value="0.504634" calcext:value-type="float">
            <text:p>0.504634</text:p>
          </table:table-cell>
          <table:table-cell office:value-type="float" office:value="0.4801495" calcext:value-type="float">
            <text:p>0.4801495</text:p>
          </table:table-cell>
          <table:table-cell office:value-type="float" office:value="0.1669261" calcext:value-type="float">
            <text:p>0.1669261</text:p>
          </table:table-cell>
          <table:table-cell office:value-type="float" office:value="0.05911812" calcext:value-type="float">
            <text:p>0.05911812</text:p>
          </table:table-cell>
          <table:table-cell office:value-type="float" office:value="0" calcext:value-type="float">
            <text:p>0</text:p>
          </table:table-cell>
          <table:table-cell office:value-type="float" office:value="1307.468" calcext:value-type="float">
            <text:p>1307.468</text:p>
          </table:table-cell>
          <table:table-cell office:value-type="float" office:value="25.23498" calcext:value-type="float">
            <text:p>25.23498</text:p>
          </table:table-cell>
          <table:table-cell office:value-type="float" office:value="0.3539155" calcext:value-type="float">
            <text:p>0.3539155</text:p>
          </table:table-cell>
          <table:table-cell office:value-type="float" office:value="6" calcext:value-type="float">
            <text:p>6</text:p>
          </table:table-cell>
          <table:table-cell office:value-type="float" office:value="-0.04805928" calcext:value-type="float">
            <text:p>-0.04805928</text:p>
          </table:table-cell>
          <table:table-cell office:value-type="float" office:value="110.8177" calcext:value-type="float">
            <text:p>110.8177</text:p>
          </table:table-cell>
          <table:table-cell office:value-type="float" office:value="64.18698" calcext:value-type="float">
            <text:p>64.18698</text:p>
          </table:table-cell>
          <table:table-cell office:value-type="float" office:value="881.5835" calcext:value-type="float">
            <text:p>881.5835</text:p>
          </table:table-cell>
          <table:table-cell office:value-type="float" office:value="1763.02" calcext:value-type="float">
            <text:p>1763.02</text:p>
          </table:table-cell>
          <table:table-cell office:value-type="float" office:value="0" calcext:value-type="float">
            <text:p>0</text:p>
          </table:table-cell>
          <table:table-cell office:value-type="float" office:value="7.147571" calcext:value-type="float">
            <text:p>7.147571</text:p>
          </table:table-cell>
          <table:table-cell office:value-type="float" office:value="3.997708" calcext:value-type="float">
            <text:p>3.997708</text:p>
          </table:table-cell>
          <table:table-cell office:value-type="float" office:value="59.21417" calcext:value-type="float">
            <text:p>59.21417</text:p>
          </table:table-cell>
          <table:table-cell office:value-type="float" office:value="4.925139" calcext:value-type="float">
            <text:p>4.925139</text:p>
          </table:table-cell>
          <table:table-cell office:value-type="float" office:value="3.298972" calcext:value-type="float">
            <text:p>3.298972</text:p>
          </table:table-cell>
          <table:table-cell office:value-type="float" office:value="59.9425" calcext:value-type="float">
            <text:p>59.9425</text:p>
          </table:table-cell>
          <table:table-cell office:value-type="float" office:value="27.77806" calcext:value-type="float">
            <text:p>27.77806</text:p>
          </table:table-cell>
          <table:table-cell office:value-type="float" office:value="0.03189907" calcext:value-type="float">
            <text:p>0.031899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.1243" calcext:value-type="float">
            <text:p>224.1243</text:p>
          </table:table-cell>
          <table:table-cell office:value-type="float" office:value="0.0047239" calcext:value-type="float">
            <text:p>0.0047239</text:p>
          </table:table-cell>
          <table:table-cell office:value-type="float" office:value="87.99232" calcext:value-type="float">
            <text:p>87.99232</text:p>
          </table:table-cell>
          <table:table-cell office:value-type="float" office:value="101.8039" calcext:value-type="float">
            <text:p>101.8039</text:p>
          </table:table-cell>
          <table:table-cell office:value-type="float" office:value="74.61128" calcext:value-type="float">
            <text:p>74.61128</text:p>
          </table:table-cell>
          <table:table-cell office:value-type="float" office:value="0" calcext:value-type="float">
            <text:p>0</text:p>
          </table:table-cell>
          <table:table-cell office:value-type="float" office:value="287.5896" calcext:value-type="float">
            <text:p>287.5896</text:p>
          </table:table-cell>
          <table:table-cell office:value-type="float" office:value="19.555384" calcext:value-type="float">
            <text:p>19.555384</text:p>
          </table:table-cell>
          <table:table-cell office:value-type="float" office:value="1401304450" calcext:value-type="float">
            <text:p>1401304450</text:p>
          </table:table-cell>
          <table:table-cell office:value-type="string" calcext:value-type="string">
            <text:p>SoFiA J191021.51+193319.4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5+22</text:p>
          </table:table-cell>
          <table:table-cell office:value-type="float" office:value="4" calcext:value-type="float">
            <text:p>4</text:p>
          </table:table-cell>
          <table:table-cell office:value-type="float" office:value="39.0014959070692" calcext:value-type="float">
            <text:p>39.0014959070692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09+2649</text:p>
          </table:table-cell>
          <table:table-cell table:style-name="ce3" office:value-type="string" calcext:value-type="string">
            <text:p>19:09:28</text:p>
          </table:table-cell>
          <table:table-cell table:style-name="ce3" office:value-type="string" calcext:value-type="string">
            <text:p>26:49:12</text:p>
          </table:table-cell>
          <table:table-cell office:value-type="float" office:value="58.9" calcext:value-type="float">
            <text:p>58.9</text:p>
          </table:table-cell>
          <table:table-cell office:value-type="float" office:value="8.2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4731" calcext:value-type="float">
            <text:p>4731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66.5" calcext:value-type="float">
            <text:p>66.5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7.366666666667" calcext:value-type="float">
            <text:p>287.366666666667</text:p>
          </table:table-cell>
          <table:table-cell office:value-type="float" office:value="26.82" calcext:value-type="float">
            <text:p>26.82</text:p>
          </table:table-cell>
          <table:table-cell office:value-type="float" office:value="27" calcext:value-type="float">
            <text:p>27</text:p>
          </table:table-cell>
          <table:table-cell office:value-type="float" office:value="120855" calcext:value-type="float">
            <text:p>120855</text:p>
          </table:table-cell>
          <table:table-cell office:value-type="float" office:value="185.367" calcext:value-type="float">
            <text:p>185.367</text:p>
          </table:table-cell>
          <table:table-cell office:value-type="float" office:value="169.467" calcext:value-type="float">
            <text:p>169.467</text:p>
          </table:table-cell>
          <table:table-cell office:value-type="float" office:value="1641.721" calcext:value-type="float">
            <text:p>1641.721</text:p>
          </table:table-cell>
          <table:table-cell office:value-type="float" office:value="185.428" calcext:value-type="float">
            <text:p>185.428</text:p>
          </table:table-cell>
          <table:table-cell office:value-type="float" office:value="169.402" calcext:value-type="float">
            <text:p>169.402</text:p>
          </table:table-cell>
          <table:table-cell office:value-type="float" office:value="1641.318" calcext:value-type="float">
            <text:p>1641.318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1597" calcext:value-type="float">
            <text:p>1597</text:p>
          </table:table-cell>
          <table:table-cell office:value-type="float" office:value="1723" calcext:value-type="float">
            <text:p>1723</text:p>
          </table:table-cell>
          <table:table-cell office:value-type="float" office:value="13387" calcext:value-type="float">
            <text:p>13387</text:p>
          </table:table-cell>
          <table:table-cell office:value-type="float" office:value="127" calcext:value-type="float">
            <text:p>127</text:p>
          </table:table-cell>
          <table:table-cell office:value-type="float" office:value="404" calcext:value-type="float">
            <text:p>404</text:p>
          </table:table-cell>
          <table:table-cell office:value-type="float" office:value="0.751974" calcext:value-type="float">
            <text:p>0.751974</text:p>
          </table:table-cell>
          <table:table-cell office:value-type="float" office:value="0.0007421351" calcext:value-type="float">
            <text:p>0.0007421351</text:p>
          </table:table-cell>
          <table:table-cell office:value-type="float" office:value="0.08184631" calcext:value-type="float">
            <text:p>0.08184631</text:p>
          </table:table-cell>
          <table:table-cell office:value-type="float" office:value="0.0002999114" calcext:value-type="float">
            <text:p>0.0002999114</text:p>
          </table:table-cell>
          <table:table-cell office:value-type="float" office:value="0" calcext:value-type="float">
            <text:p>0</text:p>
          </table:table-cell>
          <table:table-cell office:value-type="float" office:value="2231.383" calcext:value-type="float">
            <text:p>2231.383</text:p>
          </table:table-cell>
          <table:table-cell office:value-type="float" office:value="41.19627" calcext:value-type="float">
            <text:p>41.19627</text:p>
          </table:table-cell>
          <table:table-cell office:value-type="float" office:value="0.8601648" calcext:value-type="float">
            <text:p>0.8601648</text:p>
          </table:table-cell>
          <table:table-cell office:value-type="float" office:value="4" calcext:value-type="float">
            <text:p>4</text:p>
          </table:table-cell>
          <table:table-cell office:value-type="float" office:value="-0.025304" calcext:value-type="float">
            <text:p>-0.025304</text:p>
          </table:table-cell>
          <table:table-cell office:value-type="float" office:value="68.47212" calcext:value-type="float">
            <text:p>68.47212</text:p>
          </table:table-cell>
          <table:table-cell office:value-type="float" office:value="45.30757" calcext:value-type="float">
            <text:p>45.30757</text:p>
          </table:table-cell>
          <table:table-cell office:value-type="float" office:value="783.0409" calcext:value-type="float">
            <text:p>783.0409</text:p>
          </table:table-cell>
          <table:table-cell office:value-type="float" office:value="1566.025" calcext:value-type="float">
            <text:p>1566.025</text:p>
          </table:table-cell>
          <table:table-cell office:value-type="float" office:value="0" calcext:value-type="float">
            <text:p>0</text:p>
          </table:table-cell>
          <table:table-cell office:value-type="float" office:value="12.30344" calcext:value-type="float">
            <text:p>12.30344</text:p>
          </table:table-cell>
          <table:table-cell office:value-type="float" office:value="8.492206" calcext:value-type="float">
            <text:p>8.492206</text:p>
          </table:table-cell>
          <table:table-cell office:value-type="float" office:value="-38.6315" calcext:value-type="float">
            <text:p>-38.6315</text:p>
          </table:table-cell>
          <table:table-cell office:value-type="float" office:value="9.052474" calcext:value-type="float">
            <text:p>9.052474</text:p>
          </table:table-cell>
          <table:table-cell office:value-type="float" office:value="7.20606" calcext:value-type="float">
            <text:p>7.20606</text:p>
          </table:table-cell>
          <table:table-cell office:value-type="float" office:value="-36.49078" calcext:value-type="float">
            <text:p>-36.49078</text:p>
          </table:table-cell>
          <table:table-cell office:value-type="float" office:value="49.11648" calcext:value-type="float">
            <text:p>49.11648</text:p>
          </table:table-cell>
          <table:table-cell office:value-type="float" office:value="0.03365179" calcext:value-type="float">
            <text:p>0.03365179</text:p>
          </table:table-cell>
          <table:table-cell office:value-type="float" office:value="0.4041771" calcext:value-type="float">
            <text:p>0.4041771</text:p>
          </table:table-cell>
          <table:table-cell office:value-type="float" office:value="0" calcext:value-type="float">
            <text:p>0</text:p>
          </table:table-cell>
          <table:table-cell office:value-type="float" office:value="274.1327" calcext:value-type="float">
            <text:p>274.1327</text:p>
          </table:table-cell>
          <table:table-cell office:value-type="float" office:value="0.0047355" calcext:value-type="float">
            <text:p>0.0047355</text:p>
          </table:table-cell>
          <table:table-cell office:value-type="float" office:value="89.83165" calcext:value-type="float">
            <text:p>89.83165</text:p>
          </table:table-cell>
          <table:table-cell office:value-type="float" office:value="73.1106" calcext:value-type="float">
            <text:p>73.1106</text:p>
          </table:table-cell>
          <table:table-cell office:value-type="float" office:value="60.57273" calcext:value-type="float">
            <text:p>60.57273</text:p>
          </table:table-cell>
          <table:table-cell office:value-type="float" office:value="74.73755" calcext:value-type="float">
            <text:p>74.73755</text:p>
          </table:table-cell>
          <table:table-cell office:value-type="float" office:value="287.37857" calcext:value-type="float">
            <text:p>287.37857</text:p>
          </table:table-cell>
          <table:table-cell office:value-type="float" office:value="26.816856" calcext:value-type="float">
            <text:p>26.816856</text:p>
          </table:table-cell>
          <table:table-cell office:value-type="float" office:value="1397610750" calcext:value-type="float">
            <text:p>1397610750</text:p>
          </table:table-cell>
          <table:table-cell office:value-type="string" calcext:value-type="string">
            <text:p>SoFiA J190930.86+264900.7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5+26</text:p>
          </table:table-cell>
          <table:table-cell office:value-type="float" office:value="9" calcext:value-type="float">
            <text:p>9</text:p>
          </table:table-cell>
          <table:table-cell office:value-type="float" office:value="39.8826200637961" calcext:value-type="float">
            <text:p>39.8826200637961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11+2421</text:p>
          </table:table-cell>
          <table:table-cell table:style-name="ce3" office:value-type="string" calcext:value-type="string">
            <text:p>19:11:37</text:p>
          </table:table-cell>
          <table:table-cell table:style-name="ce3" office:value-type="string" calcext:value-type="string">
            <text:p>24:21:08</text:p>
          </table:table-cell>
          <table:table-cell office:value-type="float" office:value="56.9" calcext:value-type="float">
            <text:p>56.9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1.1" calcext:value-type="float">
            <text:p>1.1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87.904166666667" calcext:value-type="float">
            <text:p>287.904166666667</text:p>
          </table:table-cell>
          <table:table-cell office:value-type="float" office:value="24.3522222222222" calcext:value-type="float">
            <text:p>24.3522222222222</text:p>
          </table:table-cell>
          <table:table-cell office:value-type="float" office:value="34" calcext:value-type="float">
            <text:p>34</text:p>
          </table:table-cell>
          <table:table-cell office:value-type="float" office:value="195021" calcext:value-type="float">
            <text:p>195021</text:p>
          </table:table-cell>
          <table:table-cell office:value-type="float" office:value="158.961" calcext:value-type="float">
            <text:p>158.961</text:p>
          </table:table-cell>
          <table:table-cell office:value-type="float" office:value="20.686" calcext:value-type="float">
            <text:p>20.686</text:p>
          </table:table-cell>
          <table:table-cell office:value-type="float" office:value="2542.948" calcext:value-type="float">
            <text:p>2542.948</text:p>
          </table:table-cell>
          <table:table-cell office:value-type="float" office:value="158.569" calcext:value-type="float">
            <text:p>158.569</text:p>
          </table:table-cell>
          <table:table-cell office:value-type="float" office:value="21.077" calcext:value-type="float">
            <text:p>21.077</text:p>
          </table:table-cell>
          <table:table-cell office:value-type="float" office:value="2543.355" calcext:value-type="float">
            <text:p>2543.355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527" calcext:value-type="float">
            <text:p>2527</text:p>
          </table:table-cell>
          <table:table-cell office:value-type="float" office:value="2561" calcext:value-type="float">
            <text:p>2561</text:p>
          </table:table-cell>
          <table:table-cell office:value-type="float" office:value="2767" calcext:value-type="float">
            <text:p>2767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.999935" calcext:value-type="float">
            <text:p>0.999935</text:p>
          </table:table-cell>
          <table:table-cell office:value-type="float" office:value="0.02029073" calcext:value-type="float">
            <text:p>0.02029073</text:p>
          </table:table-cell>
          <table:table-cell office:value-type="float" office:value="0.332517" calcext:value-type="float">
            <text:p>0.332517</text:p>
          </table:table-cell>
          <table:table-cell office:value-type="float" office:value="0.2142788" calcext:value-type="float">
            <text:p>0.2142788</text:p>
          </table:table-cell>
          <table:table-cell office:value-type="float" office:value="0" calcext:value-type="float">
            <text:p>0</text:p>
          </table:table-cell>
          <table:table-cell office:value-type="float" office:value="2084.856" calcext:value-type="float">
            <text:p>2084.856</text:p>
          </table:table-cell>
          <table:table-cell office:value-type="float" office:value="22.55508" calcext:value-type="float">
            <text:p>22.55508</text:p>
          </table:table-cell>
          <table:table-cell office:value-type="float" office:value="1.192225" calcext:value-type="float">
            <text:p>1.192225</text:p>
          </table:table-cell>
          <table:table-cell office:value-type="float" office:value="6" calcext:value-type="float">
            <text:p>6</text:p>
          </table:table-cell>
          <table:table-cell office:value-type="float" office:value="-0.02257428" calcext:value-type="float">
            <text:p>-0.02257428</text:p>
          </table:table-cell>
          <table:table-cell office:value-type="float" office:value="27.18967" calcext:value-type="float">
            <text:p>27.18967</text:p>
          </table:table-cell>
          <table:table-cell office:value-type="float" office:value="18.16973" calcext:value-type="float">
            <text:p>18.16973</text:p>
          </table:table-cell>
          <table:table-cell office:value-type="float" office:value="1261.166" calcext:value-type="float">
            <text:p>1261.166</text:p>
          </table:table-cell>
          <table:table-cell office:value-type="float" office:value="2522.063" calcext:value-type="float">
            <text:p>2522.063</text:p>
          </table:table-cell>
          <table:table-cell office:value-type="float" office:value="0" calcext:value-type="float">
            <text:p>0</text:p>
          </table:table-cell>
          <table:table-cell office:value-type="float" office:value="6.212136" calcext:value-type="float">
            <text:p>6.212136</text:p>
          </table:table-cell>
          <table:table-cell office:value-type="float" office:value="5.307449" calcext:value-type="float">
            <text:p>5.307449</text:p>
          </table:table-cell>
          <table:table-cell office:value-type="float" office:value="61.48623" calcext:value-type="float">
            <text:p>61.48623</text:p>
          </table:table-cell>
          <table:table-cell office:value-type="float" office:value="4.921411" calcext:value-type="float">
            <text:p>4.921411</text:p>
          </table:table-cell>
          <table:table-cell office:value-type="float" office:value="4.203682" calcext:value-type="float">
            <text:p>4.203682</text:p>
          </table:table-cell>
          <table:table-cell office:value-type="float" office:value="56.17303" calcext:value-type="float">
            <text:p>56.17303</text:p>
          </table:table-cell>
          <table:table-cell office:value-type="float" office:value="25.69732" calcext:value-type="float">
            <text:p>25.69732</text:p>
          </table:table-cell>
          <table:table-cell office:value-type="float" office:value="0.05212157" calcext:value-type="float">
            <text:p>0.05212157</text:p>
          </table:table-cell>
          <table:table-cell office:value-type="float" office:value="1.205826" calcext:value-type="float">
            <text:p>1.205826</text:p>
          </table:table-cell>
          <table:table-cell office:value-type="float" office:value="0" calcext:value-type="float">
            <text:p>0</text:p>
          </table:table-cell>
          <table:table-cell office:value-type="float" office:value="68.42949" calcext:value-type="float">
            <text:p>68.42949</text:p>
          </table:table-cell>
          <table:table-cell office:value-type="float" office:value="0.0046401" calcext:value-type="float">
            <text:p>0.0046401</text:p>
          </table:table-cell>
          <table:table-cell office:value-type="float" office:value="105.2826" calcext:value-type="float">
            <text:p>105.2826</text:p>
          </table:table-cell>
          <table:table-cell office:value-type="float" office:value="29.14796" calcext:value-type="float">
            <text:p>29.14796</text:p>
          </table:table-cell>
          <table:table-cell office:value-type="float" office:value="26.08355" calcext:value-type="float">
            <text:p>26.08355</text:p>
          </table:table-cell>
          <table:table-cell office:value-type="float" office:value="25.5821" calcext:value-type="float">
            <text:p>25.5821</text:p>
          </table:table-cell>
          <table:table-cell office:value-type="float" office:value="287.89804" calcext:value-type="float">
            <text:p>287.89804</text:p>
          </table:table-cell>
          <table:table-cell office:value-type="float" office:value="24.348272" calcext:value-type="float">
            <text:p>24.348272</text:p>
          </table:table-cell>
          <table:table-cell office:value-type="float" office:value="1415688960" calcext:value-type="float">
            <text:p>1415688960</text:p>
          </table:table-cell>
          <table:table-cell office:value-type="string" calcext:value-type="string">
            <text:p>SoFiA J191135.53+242053.8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5+26</text:p>
          </table:table-cell>
          <table:table-cell office:value-type="float" office:value="9" calcext:value-type="float">
            <text:p>9</text:p>
          </table:table-cell>
          <table:table-cell office:value-type="float" office:value="24.6170206295593" calcext:value-type="float">
            <text:p>24.6170206295593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29+2223</text:p>
          </table:table-cell>
          <table:table-cell table:style-name="ce3" office:value-type="string" calcext:value-type="string">
            <text:p>19:29:09</text:p>
          </table:table-cell>
          <table:table-cell table:style-name="ce3" office:value-type="string" calcext:value-type="string">
            <text:p>22:23:55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507" calcext:value-type="float">
            <text:p>115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163.1" calcext:value-type="float">
            <text:p>163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2875" calcext:value-type="float">
            <text:p>292.2875</text:p>
          </table:table-cell>
          <table:table-cell office:value-type="float" office:value="22.3986111111111" calcext:value-type="float">
            <text:p>22.3986111111111</text:p>
          </table:table-cell>
          <table:table-cell office:value-type="float" office:value="88" calcext:value-type="float">
            <text:p>88</text:p>
          </table:table-cell>
          <table:table-cell office:value-type="float" office:value="321" calcext:value-type="float">
            <text:p>321</text:p>
          </table:table-cell>
          <table:table-cell office:value-type="float" office:value="123.443" calcext:value-type="float">
            <text:p>123.443</text:p>
          </table:table-cell>
          <table:table-cell office:value-type="float" office:value="174.176" calcext:value-type="float">
            <text:p>174.176</text:p>
          </table:table-cell>
          <table:table-cell office:value-type="float" office:value="187.124" calcext:value-type="float">
            <text:p>187.124</text:p>
          </table:table-cell>
          <table:table-cell office:value-type="float" office:value="123.478" calcext:value-type="float">
            <text:p>123.478</text:p>
          </table:table-cell>
          <table:table-cell office:value-type="float" office:value="174.282" calcext:value-type="float">
            <text:p>174.282</text:p>
          </table:table-cell>
          <table:table-cell office:value-type="float" office:value="187.107" calcext:value-type="float">
            <text:p>187.10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307" calcext:value-type="float">
            <text:p>30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0.652597" calcext:value-type="float">
            <text:p>0.652597</text:p>
          </table:table-cell>
          <table:table-cell office:value-type="float" office:value="0.5299615" calcext:value-type="float">
            <text:p>0.5299615</text:p>
          </table:table-cell>
          <table:table-cell office:value-type="float" office:value="0.05400158" calcext:value-type="float">
            <text:p>0.05400158</text:p>
          </table:table-cell>
          <table:table-cell office:value-type="float" office:value="0.008614023" calcext:value-type="float">
            <text:p>0.008614023</text:p>
          </table:table-cell>
          <table:table-cell office:value-type="float" office:value="0" calcext:value-type="float">
            <text:p>0</text:p>
          </table:table-cell>
          <table:table-cell office:value-type="float" office:value="58.43622" calcext:value-type="float">
            <text:p>58.43622</text:p>
          </table:table-cell>
          <table:table-cell office:value-type="float" office:value="2.63479" calcext:value-type="float">
            <text:p>2.63479</text:p>
          </table:table-cell>
          <table:table-cell office:value-type="float" office:value="0.2978423" calcext:value-type="float">
            <text:p>0.2978423</text:p>
          </table:table-cell>
          <table:table-cell office:value-type="float" office:value="4" calcext:value-type="float">
            <text:p>4</text:p>
          </table:table-cell>
          <table:table-cell office:value-type="float" office:value="-0.1803597" calcext:value-type="float">
            <text:p>-0.1803597</text:p>
          </table:table-cell>
          <table:table-cell office:value-type="float" office:value="15.2291" calcext:value-type="float">
            <text:p>15.2291</text:p>
          </table:table-cell>
          <table:table-cell office:value-type="float" office:value="6.69365" calcext:value-type="float">
            <text:p>6.69365</text:p>
          </table:table-cell>
          <table:table-cell office:value-type="float" office:value="89.027" calcext:value-type="float">
            <text:p>89.027</text:p>
          </table:table-cell>
          <table:table-cell office:value-type="float" office:value="178.1804" calcext:value-type="float">
            <text:p>178.1804</text:p>
          </table:table-cell>
          <table:table-cell office:value-type="float" office:value="0" calcext:value-type="float">
            <text:p>0</text:p>
          </table:table-cell>
          <table:table-cell office:value-type="float" office:value="3.3566" calcext:value-type="float">
            <text:p>3.3566</text:p>
          </table:table-cell>
          <table:table-cell office:value-type="float" office:value="2.408536" calcext:value-type="float">
            <text:p>2.408536</text:p>
          </table:table-cell>
          <table:table-cell office:value-type="float" office:value="79.61038" calcext:value-type="float">
            <text:p>79.61038</text:p>
          </table:table-cell>
          <table:table-cell office:value-type="float" office:value="3.145669" calcext:value-type="float">
            <text:p>3.145669</text:p>
          </table:table-cell>
          <table:table-cell office:value-type="float" office:value="2.426498" calcext:value-type="float">
            <text:p>2.426498</text:p>
          </table:table-cell>
          <table:table-cell office:value-type="float" office:value="68.07728" calcext:value-type="float">
            <text:p>68.07728</text:p>
          </table:table-cell>
          <table:table-cell office:value-type="float" office:value="2.403148" calcext:value-type="float">
            <text:p>2.403148</text:p>
          </table:table-cell>
          <table:table-cell office:value-type="float" office:value="0.01973043" calcext:value-type="float">
            <text:p>0.01973043</text:p>
          </table:table-cell>
          <table:table-cell office:value-type="float" office:value="0.2287166" calcext:value-type="float">
            <text:p>0.2287166</text:p>
          </table:table-cell>
          <table:table-cell office:value-type="float" office:value="0" calcext:value-type="float">
            <text:p>0</text:p>
          </table:table-cell>
          <table:table-cell office:value-type="float" office:value="228.1653" calcext:value-type="float">
            <text:p>228.1653</text:p>
          </table:table-cell>
          <table:table-cell office:value-type="float" office:value="0.0046837" calcext:value-type="float">
            <text:p>0.0046837</text:p>
          </table:table-cell>
          <table:table-cell office:value-type="float" office:value="29.28342" calcext:value-type="float">
            <text:p>29.28342</text:p>
          </table:table-cell>
          <table:table-cell office:value-type="float" office:value="12.94052" calcext:value-type="float">
            <text:p>12.94052</text:p>
          </table:table-cell>
          <table:table-cell office:value-type="float" office:value="3.781769" calcext:value-type="float">
            <text:p>3.781769</text:p>
          </table:table-cell>
          <table:table-cell office:value-type="float" office:value="10.91025" calcext:value-type="float">
            <text:p>10.91025</text:p>
          </table:table-cell>
          <table:table-cell office:value-type="float" office:value="292.2931" calcext:value-type="float">
            <text:p>292.2931</text:p>
          </table:table-cell>
          <table:table-cell office:value-type="float" office:value="22.40458" calcext:value-type="float">
            <text:p>22.40458</text:p>
          </table:table-cell>
          <table:table-cell office:value-type="float" office:value="1368466050" calcext:value-type="float">
            <text:p>1368466050</text:p>
          </table:table-cell>
          <table:table-cell office:value-type="string" calcext:value-type="string">
            <text:p>SoFiA J192910.34+222416.5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0+22</text:p>
          </table:table-cell>
          <table:table-cell office:value-type="float" office:value="3" calcext:value-type="float">
            <text:p>3</text:p>
          </table:table-cell>
          <table:table-cell office:value-type="float" office:value="28.4452601388971" calcext:value-type="float">
            <text:p>28.4452601388971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24+2033</text:p>
          </table:table-cell>
          <table:table-cell table:style-name="ce3" office:value-type="string" calcext:value-type="string">
            <text:p>19:24:31</text:p>
          </table:table-cell>
          <table:table-cell table:style-name="ce3" office:value-type="string" calcext:value-type="string">
            <text:p>20:33:45</text:p>
          </table:table-cell>
          <table:table-cell office:value-type="float" office:value="54.9" calcext:value-type="float">
            <text:p>54.9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9831" calcext:value-type="float">
            <text:p>9831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143.3" calcext:value-type="float">
            <text:p>143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129166666667" calcext:value-type="float">
            <text:p>291.129166666667</text:p>
          </table:table-cell>
          <table:table-cell office:value-type="float" office:value="20.5625" calcext:value-type="float">
            <text:p>20.5625</text:p>
          </table:table-cell>
          <table:table-cell office:value-type="float" office:value="300" calcext:value-type="float">
            <text:p>300</text:p>
          </table:table-cell>
          <table:table-cell office:value-type="float" office:value="959" calcext:value-type="float">
            <text:p>959</text:p>
          </table:table-cell>
          <table:table-cell office:value-type="float" office:value="189.172" calcext:value-type="float">
            <text:p>189.172</text:p>
          </table:table-cell>
          <table:table-cell office:value-type="float" office:value="64.719" calcext:value-type="float">
            <text:p>64.719</text:p>
          </table:table-cell>
          <table:table-cell office:value-type="float" office:value="474.266" calcext:value-type="float">
            <text:p>474.266</text:p>
          </table:table-cell>
          <table:table-cell office:value-type="float" office:value="189.413" calcext:value-type="float">
            <text:p>189.413</text:p>
          </table:table-cell>
          <table:table-cell office:value-type="float" office:value="64.615" calcext:value-type="float">
            <text:p>64.615</text:p>
          </table:table-cell>
          <table:table-cell office:value-type="float" office:value="474.208" calcext:value-type="float">
            <text:p>474.208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465" calcext:value-type="float">
            <text:p>465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405407" calcext:value-type="float">
            <text:p>0.405407</text:p>
          </table:table-cell>
          <table:table-cell office:value-type="float" office:value="0.04830971" calcext:value-type="float">
            <text:p>0.04830971</text:p>
          </table:table-cell>
          <table:table-cell office:value-type="float" office:value="0.01388739" calcext:value-type="float">
            <text:p>0.01388739</text:p>
          </table:table-cell>
          <table:table-cell office:value-type="float" office:value="0.004995193" calcext:value-type="float">
            <text:p>0.004995193</text:p>
          </table:table-cell>
          <table:table-cell office:value-type="float" office:value="0" calcext:value-type="float">
            <text:p>0</text:p>
          </table:table-cell>
          <table:table-cell office:value-type="float" office:value="27.43994" calcext:value-type="float">
            <text:p>27.43994</text:p>
          </table:table-cell>
          <table:table-cell office:value-type="float" office:value="0.4231579" calcext:value-type="float">
            <text:p>0.4231579</text:p>
          </table:table-cell>
          <table:table-cell office:value-type="float" office:value="0.03359487" calcext:value-type="float">
            <text:p>0.03359487</text:p>
          </table:table-cell>
          <table:table-cell office:value-type="float" office:value="3" calcext:value-type="float">
            <text:p>3</text:p>
          </table:table-cell>
          <table:table-cell office:value-type="float" office:value="-0.1122165" calcext:value-type="float">
            <text:p>-0.1122165</text:p>
          </table:table-cell>
          <table:table-cell office:value-type="float" office:value="20.01451" calcext:value-type="float">
            <text:p>20.01451</text:p>
          </table:table-cell>
          <table:table-cell office:value-type="float" office:value="10.98705" calcext:value-type="float">
            <text:p>10.98705</text:p>
          </table:table-cell>
          <table:table-cell office:value-type="float" office:value="231.5069" calcext:value-type="float">
            <text:p>231.5069</text:p>
          </table:table-cell>
          <table:table-cell office:value-type="float" office:value="463.1122" calcext:value-type="float">
            <text:p>463.1122</text:p>
          </table:table-cell>
          <table:table-cell office:value-type="float" office:value="0" calcext:value-type="float">
            <text:p>0</text:p>
          </table:table-cell>
          <table:table-cell office:value-type="float" office:value="2.716003" calcext:value-type="float">
            <text:p>2.716003</text:p>
          </table:table-cell>
          <table:table-cell office:value-type="float" office:value="1.233767" calcext:value-type="float">
            <text:p>1.233767</text:p>
          </table:table-cell>
          <table:table-cell office:value-type="float" office:value="-74.14312" calcext:value-type="float">
            <text:p>-74.14312</text:p>
          </table:table-cell>
          <table:table-cell office:value-type="float" office:value="2.141776" calcext:value-type="float">
            <text:p>2.141776</text:p>
          </table:table-cell>
          <table:table-cell office:value-type="float" office:value="1.200659" calcext:value-type="float">
            <text:p>1.200659</text:p>
          </table:table-cell>
          <table:table-cell office:value-type="float" office:value="-74.43004" calcext:value-type="float">
            <text:p>-74.43004</text:p>
          </table:table-cell>
          <table:table-cell office:value-type="float" office:value="0.4232304" calcext:value-type="float">
            <text:p>0.4232304</text:p>
          </table:table-cell>
          <table:table-cell office:value-type="float" office:value="0.01638411" calcext:value-type="float">
            <text:p>0.01638411</text:p>
          </table:table-cell>
          <table:table-cell office:value-type="float" office:value="0.03814399" calcext:value-type="float">
            <text:p>0.0381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96" calcext:value-type="float">
            <text:p>0.0045496</text:p>
          </table:table-cell>
          <table:table-cell office:value-type="float" office:value="11.62834" calcext:value-type="float">
            <text:p>11.62834</text:p>
          </table:table-cell>
          <table:table-cell office:value-type="float" office:value="14.33485" calcext:value-type="float">
            <text:p>14.33485</text:p>
          </table:table-cell>
          <table:table-cell office:value-type="float" office:value="8.211493" calcext:value-type="float">
            <text:p>8.211493</text:p>
          </table:table-cell>
          <table:table-cell office:value-type="float" office:value="10.38396" calcext:value-type="float">
            <text:p>10.38396</text:p>
          </table:table-cell>
          <table:table-cell office:value-type="float" office:value="291.1218" calcext:value-type="float">
            <text:p>291.1218</text:p>
          </table:table-cell>
          <table:table-cell office:value-type="float" office:value="20.571007" calcext:value-type="float">
            <text:p>20.571007</text:p>
          </table:table-cell>
          <table:table-cell office:value-type="float" office:value="1374219900" calcext:value-type="float">
            <text:p>1374219900</text:p>
          </table:table-cell>
          <table:table-cell office:value-type="string" calcext:value-type="string">
            <text:p>SoFiA J192429.23+203415.6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0+22</text:p>
          </table:table-cell>
          <table:table-cell office:value-type="float" office:value="3" calcext:value-type="float">
            <text:p>3</text:p>
          </table:table-cell>
          <table:table-cell office:value-type="float" office:value="39.4260995261398" calcext:value-type="float">
            <text:p>39.4260995261398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22+1956</text:p>
          </table:table-cell>
          <table:table-cell table:style-name="ce3" office:value-type="string" calcext:value-type="string">
            <text:p>19:22:30</text:p>
          </table:table-cell>
          <table:table-cell table:style-name="ce3" office:value-type="string" calcext:value-type="string">
            <text:p>19:56:42</text:p>
          </table:table-cell>
          <table:table-cell office:value-type="float" office:value="54.1" calcext:value-type="float">
            <text:p>54.1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7967" calcext:value-type="float">
            <text:p>796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0.625" calcext:value-type="float">
            <text:p>290.625</text:p>
          </table:table-cell>
          <table:table-cell office:value-type="float" office:value="19.945" calcext:value-type="float">
            <text:p>19.945</text:p>
          </table:table-cell>
          <table:table-cell office:value-type="float" office:value="541" calcext:value-type="float">
            <text:p>541</text:p>
          </table:table-cell>
          <table:table-cell office:value-type="float" office:value="1707" calcext:value-type="float">
            <text:p>1707</text:p>
          </table:table-cell>
          <table:table-cell office:value-type="float" office:value="218.064" calcext:value-type="float">
            <text:p>218.064</text:p>
          </table:table-cell>
          <table:table-cell office:value-type="float" office:value="27.44" calcext:value-type="float">
            <text:p>27.44</text:p>
          </table:table-cell>
          <table:table-cell office:value-type="float" office:value="937.272" calcext:value-type="float">
            <text:p>937.272</text:p>
          </table:table-cell>
          <table:table-cell office:value-type="float" office:value="218.03" calcext:value-type="float">
            <text:p>218.03</text:p>
          </table:table-cell>
          <table:table-cell office:value-type="float" office:value="27.295" calcext:value-type="float">
            <text:p>27.295</text:p>
          </table:table-cell>
          <table:table-cell office:value-type="float" office:value="937.146" calcext:value-type="float">
            <text:p>937.146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27" calcext:value-type="float">
            <text:p>927</text:p>
          </table:table-cell>
          <table:table-cell office:value-type="float" office:value="947" calcext:value-type="float">
            <text:p>947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665953" calcext:value-type="float">
            <text:p>0.665953</text:p>
          </table:table-cell>
          <table:table-cell office:value-type="float" office:value="0.1288675" calcext:value-type="float">
            <text:p>0.1288675</text:p>
          </table:table-cell>
          <table:table-cell office:value-type="float" office:value="0.02358053" calcext:value-type="float">
            <text:p>0.02358053</text:p>
          </table:table-cell>
          <table:table-cell office:value-type="float" office:value="0.008950399" calcext:value-type="float">
            <text:p>0.008950399</text:p>
          </table:table-cell>
          <table:table-cell office:value-type="float" office:value="0" calcext:value-type="float">
            <text:p>0</text:p>
          </table:table-cell>
          <table:table-cell office:value-type="float" office:value="43.1454" calcext:value-type="float">
            <text:p>43.1454</text:p>
          </table:table-cell>
          <table:table-cell office:value-type="float" office:value="0.9882562" calcext:value-type="float">
            <text:p>0.9882562</text:p>
          </table:table-cell>
          <table:table-cell office:value-type="float" office:value="0.09867238" calcext:value-type="float">
            <text:p>0.09867238</text:p>
          </table:table-cell>
          <table:table-cell office:value-type="float" office:value="4" calcext:value-type="float">
            <text:p>4</text:p>
          </table:table-cell>
          <table:table-cell office:value-type="float" office:value="-0.1507804" calcext:value-type="float">
            <text:p>-0.1507804</text:p>
          </table:table-cell>
          <table:table-cell office:value-type="float" office:value="18.91007" calcext:value-type="float">
            <text:p>18.91007</text:p>
          </table:table-cell>
          <table:table-cell office:value-type="float" office:value="7.89294" calcext:value-type="float">
            <text:p>7.89294</text:p>
          </table:table-cell>
          <table:table-cell office:value-type="float" office:value="462.5118" calcext:value-type="float">
            <text:p>462.5118</text:p>
          </table:table-cell>
          <table:table-cell office:value-type="float" office:value="925.1508" calcext:value-type="float">
            <text:p>925.1508</text:p>
          </table:table-cell>
          <table:table-cell office:value-type="float" office:value="0" calcext:value-type="float">
            <text:p>0</text:p>
          </table:table-cell>
          <table:table-cell office:value-type="float" office:value="3.51006" calcext:value-type="float">
            <text:p>3.51006</text:p>
          </table:table-cell>
          <table:table-cell office:value-type="float" office:value="1.749932" calcext:value-type="float">
            <text:p>1.749932</text:p>
          </table:table-cell>
          <table:table-cell office:value-type="float" office:value="-82.44275" calcext:value-type="float">
            <text:p>-82.44275</text:p>
          </table:table-cell>
          <table:table-cell office:value-type="float" office:value="2.536222" calcext:value-type="float">
            <text:p>2.536222</text:p>
          </table:table-cell>
          <table:table-cell office:value-type="float" office:value="1.525558" calcext:value-type="float">
            <text:p>1.525558</text:p>
          </table:table-cell>
          <table:table-cell office:value-type="float" office:value="-80.0694" calcext:value-type="float">
            <text:p>-80.0694</text:p>
          </table:table-cell>
          <table:table-cell office:value-type="float" office:value="0.9830097" calcext:value-type="float">
            <text:p>0.9830097</text:p>
          </table:table-cell>
          <table:table-cell office:value-type="float" office:value="0.0180764" calcext:value-type="float">
            <text:p>0.0180764</text:p>
          </table:table-cell>
          <table:table-cell office:value-type="float" office:value="0.05921134" calcext:value-type="float">
            <text:p>0.05921134</text:p>
          </table:table-cell>
          <table:table-cell office:value-type="float" office:value="0" calcext:value-type="float">
            <text:p>0</text:p>
          </table:table-cell>
          <table:table-cell office:value-type="float" office:value="255.6773" calcext:value-type="float">
            <text:p>255.6773</text:p>
          </table:table-cell>
          <table:table-cell office:value-type="float" office:value="0.0049681" calcext:value-type="float">
            <text:p>0.0049681</text:p>
          </table:table-cell>
          <table:table-cell office:value-type="float" office:value="17.69743" calcext:value-type="float">
            <text:p>17.69743</text:p>
          </table:table-cell>
          <table:table-cell office:value-type="float" office:value="20.26691" calcext:value-type="float">
            <text:p>20.26691</text:p>
          </table:table-cell>
          <table:table-cell office:value-type="float" office:value="6.81878" calcext:value-type="float">
            <text:p>6.81878</text:p>
          </table:table-cell>
          <table:table-cell office:value-type="float" office:value="17.08992" calcext:value-type="float">
            <text:p>17.08992</text:p>
          </table:table-cell>
          <table:table-cell office:value-type="float" office:value="290.61975" calcext:value-type="float">
            <text:p>290.61975</text:p>
          </table:table-cell>
          <table:table-cell office:value-type="float" office:value="19.943699" calcext:value-type="float">
            <text:p>19.943699</text:p>
          </table:table-cell>
          <table:table-cell office:value-type="float" office:value="1383497860" calcext:value-type="float">
            <text:p>1383497860</text:p>
          </table:table-cell>
          <table:table-cell office:value-type="string" calcext:value-type="string">
            <text:p>SoFiA J192228.74+195637.3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0+22</text:p>
          </table:table-cell>
          <table:table-cell office:value-type="float" office:value="3" calcext:value-type="float">
            <text:p>3</text:p>
          </table:table-cell>
          <table:table-cell office:value-type="float" office:value="18.3734383056142" calcext:value-type="float">
            <text:p>18.3734383056142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24+2105</text:p>
          </table:table-cell>
          <table:table-cell table:style-name="ce3" office:value-type="string" calcext:value-type="string">
            <text:p>19:24:03</text:p>
          </table:table-cell>
          <table:table-cell table:style-name="ce3" office:value-type="string" calcext:value-type="string">
            <text:p>21:05:20</text:p>
          </table:table-cell>
          <table:table-cell office:value-type="float" office:value="55.3" calcext:value-type="float">
            <text:p>55.3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104" calcext:value-type="float">
            <text:p>3104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47.9" calcext:value-type="float">
            <text:p>47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291.0125" calcext:value-type="float">
            <text:p>291.0125</text:p>
          </table:table-cell>
          <table:table-cell office:value-type="float" office:value="21.0888888888889" calcext:value-type="float">
            <text:p>21.0888888888889</text:p>
          </table:table-cell>
          <table:table-cell office:value-type="float" office:value="1015" calcext:value-type="float">
            <text:p>1015</text:p>
          </table:table-cell>
          <table:table-cell office:value-type="float" office:value="3206" calcext:value-type="float">
            <text:p>3206</text:p>
          </table:table-cell>
          <table:table-cell office:value-type="float" office:value="195.225" calcext:value-type="float">
            <text:p>195.225</text:p>
          </table:table-cell>
          <table:table-cell office:value-type="float" office:value="95.735" calcext:value-type="float">
            <text:p>95.735</text:p>
          </table:table-cell>
          <table:table-cell office:value-type="float" office:value="1996.088" calcext:value-type="float">
            <text:p>1996.088</text:p>
          </table:table-cell>
          <table:table-cell office:value-type="float" office:value="195.217" calcext:value-type="float">
            <text:p>195.217</text:p>
          </table:table-cell>
          <table:table-cell office:value-type="float" office:value="95.756" calcext:value-type="float">
            <text:p>95.756</text:p>
          </table:table-cell>
          <table:table-cell office:value-type="float" office:value="1996.238" calcext:value-type="float">
            <text:p>1996.238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990" calcext:value-type="float">
            <text:p>1990</text:p>
          </table:table-cell>
          <table:table-cell office:value-type="float" office:value="2003" calcext:value-type="float">
            <text:p>200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546749" calcext:value-type="float">
            <text:p>0.546749</text:p>
          </table:table-cell>
          <table:table-cell office:value-type="float" office:value="0.0008302553" calcext:value-type="float">
            <text:p>0.0008302553</text:p>
          </table:table-cell>
          <table:table-cell office:value-type="float" office:value="0.06815901" calcext:value-type="float">
            <text:p>0.06815901</text:p>
          </table:table-cell>
          <table:table-cell office:value-type="float" office:value="0.01238231" calcext:value-type="float">
            <text:p>0.01238231</text:p>
          </table:table-cell>
          <table:table-cell office:value-type="float" office:value="0" calcext:value-type="float">
            <text:p>0</text:p>
          </table:table-cell>
          <table:table-cell office:value-type="float" office:value="28.42986" calcext:value-type="float">
            <text:p>28.42986</text:p>
          </table:table-cell>
          <table:table-cell office:value-type="float" office:value="0.8142149" calcext:value-type="float">
            <text:p>0.8142149</text:p>
          </table:table-cell>
          <table:table-cell office:value-type="float" office:value="0.09016933" calcext:value-type="float">
            <text:p>0.09016933</text:p>
          </table:table-cell>
          <table:table-cell office:value-type="float" office:value="4" calcext:value-type="float">
            <text:p>4</text:p>
          </table:table-cell>
          <table:table-cell office:value-type="float" office:value="-0.1149933" calcext:value-type="float">
            <text:p>-0.1149933</text:p>
          </table:table-cell>
          <table:table-cell office:value-type="float" office:value="12.85095" calcext:value-type="float">
            <text:p>12.85095</text:p>
          </table:table-cell>
          <table:table-cell office:value-type="float" office:value="9.170841" calcext:value-type="float">
            <text:p>9.170841</text:p>
          </table:table-cell>
          <table:table-cell office:value-type="float" office:value="994.5341" calcext:value-type="float">
            <text:p>994.5341</text:p>
          </table:table-cell>
          <table:table-cell office:value-type="float" office:value="1989.115" calcext:value-type="float">
            <text:p>1989.115</text:p>
          </table:table-cell>
          <table:table-cell office:value-type="float" office:value="0" calcext:value-type="float">
            <text:p>0</text:p>
          </table:table-cell>
          <table:table-cell office:value-type="float" office:value="1.954157" calcext:value-type="float">
            <text:p>1.954157</text:p>
          </table:table-cell>
          <table:table-cell office:value-type="float" office:value="1.407421" calcext:value-type="float">
            <text:p>1.407421</text:p>
          </table:table-cell>
          <table:table-cell office:value-type="float" office:value="-21.38383" calcext:value-type="float">
            <text:p>-21.38383</text:p>
          </table:table-cell>
          <table:table-cell office:value-type="float" office:value="1.997106" calcext:value-type="float">
            <text:p>1.997106</text:p>
          </table:table-cell>
          <table:table-cell office:value-type="float" office:value="1.337036" calcext:value-type="float">
            <text:p>1.337036</text:p>
          </table:table-cell>
          <table:table-cell office:value-type="float" office:value="-2.195579" calcext:value-type="float">
            <text:p>-2.195579</text:p>
          </table:table-cell>
          <table:table-cell office:value-type="float" office:value="0.8325384" calcext:value-type="float">
            <text:p>0.8325384</text:p>
          </table:table-cell>
          <table:table-cell office:value-type="float" office:value="0.01724595" calcext:value-type="float">
            <text:p>0.01724595</text:p>
          </table:table-cell>
          <table:table-cell office:value-type="float" office:value="0.07196158" calcext:value-type="float">
            <text:p>0.07196158</text:p>
          </table:table-cell>
          <table:table-cell office:value-type="float" office:value="0" calcext:value-type="float">
            <text:p>0</text:p>
          </table:table-cell>
          <table:table-cell office:value-type="float" office:value="356.0145" calcext:value-type="float">
            <text:p>356.0145</text:p>
          </table:table-cell>
          <table:table-cell office:value-type="float" office:value="0.0043713" calcext:value-type="float">
            <text:p>0.0043713</text:p>
          </table:table-cell>
          <table:table-cell office:value-type="float" office:value="18.8579" calcext:value-type="float">
            <text:p>18.8579</text:p>
          </table:table-cell>
          <table:table-cell office:value-type="float" office:value="11.46383" calcext:value-type="float">
            <text:p>11.46383</text:p>
          </table:table-cell>
          <table:table-cell office:value-type="float" office:value="9.990217" calcext:value-type="float">
            <text:p>9.990217</text:p>
          </table:table-cell>
          <table:table-cell office:value-type="float" office:value="10.64142" calcext:value-type="float">
            <text:p>10.64142</text:p>
          </table:table-cell>
          <table:table-cell office:value-type="float" office:value="291.01334" calcext:value-type="float">
            <text:p>291.01334</text:p>
          </table:table-cell>
          <table:table-cell office:value-type="float" office:value="21.089182" calcext:value-type="float">
            <text:p>21.089182</text:p>
          </table:table-cell>
          <table:table-cell office:value-type="float" office:value="1404723840" calcext:value-type="float">
            <text:p>1404723840</text:p>
          </table:table-cell>
          <table:table-cell office:value-type="string" calcext:value-type="string">
            <text:p>SoFiA J192403.20+210521.1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0+22</text:p>
          </table:table-cell>
          <table:table-cell office:value-type="float" office:value="3" calcext:value-type="float">
            <text:p>3</text:p>
          </table:table-cell>
          <table:table-cell office:value-type="float" office:value="3.0123217379047" calcext:value-type="float">
            <text:p>3.0123217379047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23+2335</text:p>
          </table:table-cell>
          <table:table-cell table:style-name="ce3" office:value-type="string" calcext:value-type="string">
            <text:p>19:23:48</text:p>
          </table:table-cell>
          <table:table-cell table:style-name="ce3" office:value-type="string" calcext:value-type="string">
            <text:p>23:35:08</text:p>
          </table:table-cell>
          <table:table-cell office:value-type="float" office:value="57.5" calcext:value-type="float">
            <text:p>57.5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7912" calcext:value-type="float">
            <text:p>791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10.4" calcext:value-type="float">
            <text:p>110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0.95" calcext:value-type="float">
            <text:p>290.95</text:p>
          </table:table-cell>
          <table:table-cell office:value-type="float" office:value="23.5855555555556" calcext:value-type="float">
            <text:p>23.5855555555556</text:p>
          </table:table-cell>
          <table:table-cell office:value-type="float" office:value="562" calcext:value-type="float">
            <text:p>562</text:p>
          </table:table-cell>
          <table:table-cell office:value-type="float" office:value="1778" calcext:value-type="float">
            <text:p>1778</text:p>
          </table:table-cell>
          <table:table-cell office:value-type="float" office:value="197.05" calcext:value-type="float">
            <text:p>197.05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948.425" calcext:value-type="float">
            <text:p>948.425</text:p>
          </table:table-cell>
          <table:table-cell office:value-type="float" office:value="197.154" calcext:value-type="float">
            <text:p>197.154</text:p>
          </table:table-cell>
          <table:table-cell office:value-type="float" office:value="245.432" calcext:value-type="float">
            <text:p>245.432</text:p>
          </table:table-cell>
          <table:table-cell office:value-type="float" office:value="947.878" calcext:value-type="float">
            <text:p>947.878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office:value-type="float" office:value="939" calcext:value-type="float">
            <text:p>939</text:p>
          </table:table-cell>
          <table:table-cell office:value-type="float" office:value="958" calcext:value-type="float">
            <text:p>958</text:p>
          </table:table-cell>
          <table:table-cell office:value-type="float" office:value="339" calcext:value-type="float">
            <text:p>33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.78141" calcext:value-type="float">
            <text:p>0.78141</text:p>
          </table:table-cell>
          <table:table-cell office:value-type="float" office:value="0.01023407" calcext:value-type="float">
            <text:p>0.01023407</text:p>
          </table:table-cell>
          <table:table-cell office:value-type="float" office:value="0.03321253" calcext:value-type="float">
            <text:p>0.03321253</text:p>
          </table:table-cell>
          <table:table-cell office:value-type="float" office:value="0.4275461" calcext:value-type="float">
            <text:p>0.4275461</text:p>
          </table:table-cell>
          <table:table-cell office:value-type="float" office:value="0" calcext:value-type="float">
            <text:p>0</text:p>
          </table:table-cell>
          <table:table-cell office:value-type="float" office:value="167.4726" calcext:value-type="float">
            <text:p>167.4726</text:p>
          </table:table-cell>
          <table:table-cell office:value-type="float" office:value="3.155249" calcext:value-type="float">
            <text:p>3.155249</text:p>
          </table:table-cell>
          <table:table-cell office:value-type="float" office:value="0.2631286" calcext:value-type="float">
            <text:p>0.2631286</text:p>
          </table:table-cell>
          <table:table-cell office:value-type="float" office:value="6" calcext:value-type="float">
            <text:p>6</text:p>
          </table:table-cell>
          <table:table-cell office:value-type="float" office:value="-0.2896695" calcext:value-type="float">
            <text:p>-0.2896695</text:p>
          </table:table-cell>
          <table:table-cell office:value-type="float" office:value="17.36484" calcext:value-type="float">
            <text:p>17.36484</text:p>
          </table:table-cell>
          <table:table-cell office:value-type="float" office:value="11.70334" calcext:value-type="float">
            <text:p>11.70334</text:p>
          </table:table-cell>
          <table:table-cell office:value-type="float" office:value="468.5166" calcext:value-type="float">
            <text:p>468.5166</text:p>
          </table:table-cell>
          <table:table-cell office:value-type="float" office:value="937.0937" calcext:value-type="float">
            <text:p>937.0937</text:p>
          </table:table-cell>
          <table:table-cell office:value-type="float" office:value="0" calcext:value-type="float">
            <text:p>0</text:p>
          </table:table-cell>
          <table:table-cell office:value-type="float" office:value="2.864023" calcext:value-type="float">
            <text:p>2.864023</text:p>
          </table:table-cell>
          <table:table-cell office:value-type="float" office:value="2.480811" calcext:value-type="float">
            <text:p>2.480811</text:p>
          </table:table-cell>
          <table:table-cell office:value-type="float" office:value="-1.256653" calcext:value-type="float">
            <text:p>-1.256653</text:p>
          </table:table-cell>
          <table:table-cell office:value-type="float" office:value="2.508736" calcext:value-type="float">
            <text:p>2.508736</text:p>
          </table:table-cell>
          <table:table-cell office:value-type="float" office:value="2.344466" calcext:value-type="float">
            <text:p>2.344466</text:p>
          </table:table-cell>
          <table:table-cell office:value-type="float" office:value="-29.76175" calcext:value-type="float">
            <text:p>-29.76175</text:p>
          </table:table-cell>
          <table:table-cell office:value-type="float" office:value="3.260726" calcext:value-type="float">
            <text:p>3.260726</text:p>
          </table:table-cell>
          <table:table-cell office:value-type="float" office:value="0.02764842" calcext:value-type="float">
            <text:p>0.02764842</text:p>
          </table:table-cell>
          <table:table-cell office:value-type="float" office:value="0.4096638" calcext:value-type="float">
            <text:p>0.4096638</text:p>
          </table:table-cell>
          <table:table-cell office:value-type="float" office:value="0" calcext:value-type="float">
            <text:p>0</text:p>
          </table:table-cell>
          <table:table-cell office:value-type="float" office:value="348.7721" calcext:value-type="float">
            <text:p>348.7721</text:p>
          </table:table-cell>
          <table:table-cell office:value-type="float" office:value="0.0046753" calcext:value-type="float">
            <text:p>0.0046753</text:p>
          </table:table-cell>
          <table:table-cell office:value-type="float" office:value="37.8792" calcext:value-type="float">
            <text:p>37.8792</text:p>
          </table:table-cell>
          <table:table-cell office:value-type="float" office:value="17.05511" calcext:value-type="float">
            <text:p>17.05511</text:p>
          </table:table-cell>
          <table:table-cell office:value-type="float" office:value="14.04385" calcext:value-type="float">
            <text:p>14.04385</text:p>
          </table:table-cell>
          <table:table-cell office:value-type="float" office:value="8.715974" calcext:value-type="float">
            <text:p>8.715974</text:p>
          </table:table-cell>
          <table:table-cell office:value-type="float" office:value="290.95123" calcext:value-type="float">
            <text:p>290.95123</text:p>
          </table:table-cell>
          <table:table-cell office:value-type="float" office:value="23.583614" calcext:value-type="float">
            <text:p>23.583614</text:p>
          </table:table-cell>
          <table:table-cell office:value-type="float" office:value="1383713020" calcext:value-type="float">
            <text:p>1383713020</text:p>
          </table:table-cell>
          <table:table-cell office:value-type="string" calcext:value-type="string">
            <text:p>SoFiA J192348.30+233501.0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0+22</text:p>
          </table:table-cell>
          <table:table-cell office:value-type="float" office:value="3" calcext:value-type="float">
            <text:p>3</text:p>
          </table:table-cell>
          <table:table-cell office:value-type="float" office:value="8.08226052093519" calcext:value-type="float">
            <text:p>8.08226052093519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28+1956</text:p>
          </table:table-cell>
          <table:table-cell table:style-name="ce3" office:value-type="string" calcext:value-type="string">
            <text:p>19:28:36</text:p>
          </table:table-cell>
          <table:table-cell table:style-name="ce3" office:value-type="string" calcext:value-type="string">
            <text:p>19:56:54</text:p>
          </table:table-cell>
          <table:table-cell office:value-type="float" office:value="54.8" calcext:value-type="float">
            <text:p>54.8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7042" calcext:value-type="float">
            <text:p>7042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15" calcext:value-type="float">
            <text:p>292.15</text:p>
          </table:table-cell>
          <table:table-cell office:value-type="float" office:value="19.9483333333333" calcext:value-type="float">
            <text:p>19.9483333333333</text:p>
          </table:table-cell>
          <table:table-cell office:value-type="float" office:value="622" calcext:value-type="float">
            <text:p>622</text:p>
          </table:table-cell>
          <table:table-cell office:value-type="float" office:value="1969" calcext:value-type="float">
            <text:p>1969</text:p>
          </table:table-cell>
          <table:table-cell office:value-type="float" office:value="131.598" calcext:value-type="float">
            <text:p>131.598</text:p>
          </table:table-cell>
          <table:table-cell office:value-type="float" office:value="26.991" calcext:value-type="float">
            <text:p>26.991</text:p>
          </table:table-cell>
          <table:table-cell office:value-type="float" office:value="1116.955" calcext:value-type="float">
            <text:p>1116.955</text:p>
          </table:table-cell>
          <table:table-cell office:value-type="float" office:value="131.545" calcext:value-type="float">
            <text:p>131.545</text:p>
          </table:table-cell>
          <table:table-cell office:value-type="float" office:value="27.114" calcext:value-type="float">
            <text:p>27.114</text:p>
          </table:table-cell>
          <table:table-cell office:value-type="float" office:value="1116.354" calcext:value-type="float">
            <text:p>1116.354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110" calcext:value-type="float">
            <text:p>1110</text:p>
          </table:table-cell>
          <table:table-cell office:value-type="float" office:value="1125" calcext:value-type="float">
            <text:p>112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771919" calcext:value-type="float">
            <text:p>0.771919</text:p>
          </table:table-cell>
          <table:table-cell office:value-type="float" office:value="0.00000414" calcext:value-type="float">
            <text:p>4.14E-06</text:p>
          </table:table-cell>
          <table:table-cell office:value-type="float" office:value="0.01432942" calcext:value-type="float">
            <text:p>0.01432942</text:p>
          </table:table-cell>
          <table:table-cell office:value-type="float" office:value="0.00701113" calcext:value-type="float">
            <text:p>0.00701113</text:p>
          </table:table-cell>
          <table:table-cell office:value-type="float" office:value="0" calcext:value-type="float">
            <text:p>0</text:p>
          </table:table-cell>
          <table:table-cell office:value-type="float" office:value="48.25603" calcext:value-type="float">
            <text:p>48.25603</text:p>
          </table:table-cell>
          <table:table-cell office:value-type="float" office:value="1.018816" calcext:value-type="float">
            <text:p>1.018816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4" calcext:value-type="float">
            <text:p>4</text:p>
          </table:table-cell>
          <table:table-cell office:value-type="float" office:value="-0.1283847" calcext:value-type="float">
            <text:p>-0.1283847</text:p>
          </table:table-cell>
          <table:table-cell office:value-type="float" office:value="12.89036" calcext:value-type="float">
            <text:p>12.89036</text:p>
          </table:table-cell>
          <table:table-cell office:value-type="float" office:value="8.58785" calcext:value-type="float">
            <text:p>8.58785</text:p>
          </table:table-cell>
          <table:table-cell office:value-type="float" office:value="553.5072" calcext:value-type="float">
            <text:p>553.5072</text:p>
          </table:table-cell>
          <table:table-cell office:value-type="float" office:value="1107.128" calcext:value-type="float">
            <text:p>1107.128</text:p>
          </table:table-cell>
          <table:table-cell office:value-type="float" office:value="0" calcext:value-type="float">
            <text:p>0</text:p>
          </table:table-cell>
          <table:table-cell office:value-type="float" office:value="2.65607" calcext:value-type="float">
            <text:p>2.65607</text:p>
          </table:table-cell>
          <table:table-cell office:value-type="float" office:value="1.583668" calcext:value-type="float">
            <text:p>1.583668</text:p>
          </table:table-cell>
          <table:table-cell office:value-type="float" office:value="-6.615275" calcext:value-type="float">
            <text:p>-6.615275</text:p>
          </table:table-cell>
          <table:table-cell office:value-type="float" office:value="2.488134" calcext:value-type="float">
            <text:p>2.488134</text:p>
          </table:table-cell>
          <table:table-cell office:value-type="float" office:value="1.314642" calcext:value-type="float">
            <text:p>1.314642</text:p>
          </table:table-cell>
          <table:table-cell office:value-type="float" office:value="-7.947927" calcext:value-type="float">
            <text:p>-7.947927</text:p>
          </table:table-cell>
          <table:table-cell office:value-type="float" office:value="1.045885" calcext:value-type="float">
            <text:p>1.045885</text:p>
          </table:table-cell>
          <table:table-cell office:value-type="float" office:value="0.020793" calcext:value-type="float">
            <text:p>0.020793</text:p>
          </table:table-cell>
          <table:table-cell office:value-type="float" office:value="0.09030952" calcext:value-type="float">
            <text:p>0.09030952</text:p>
          </table:table-cell>
          <table:table-cell office:value-type="float" office:value="0" calcext:value-type="float">
            <text:p>0</text:p>
          </table:table-cell>
          <table:table-cell office:value-type="float" office:value="350.4698" calcext:value-type="float">
            <text:p>350.4698</text:p>
          </table:table-cell>
          <table:table-cell office:value-type="float" office:value="0.0049237" calcext:value-type="float">
            <text:p>0.0049237</text:p>
          </table:table-cell>
          <table:table-cell office:value-type="float" office:value="20.07165" calcext:value-type="float">
            <text:p>20.07165</text:p>
          </table:table-cell>
          <table:table-cell office:value-type="float" office:value="11.95168" calcext:value-type="float">
            <text:p>11.95168</text:p>
          </table:table-cell>
          <table:table-cell office:value-type="float" office:value="8.719313" calcext:value-type="float">
            <text:p>8.719313</text:p>
          </table:table-cell>
          <table:table-cell office:value-type="float" office:value="10.83734" calcext:value-type="float">
            <text:p>10.83734</text:p>
          </table:table-cell>
          <table:table-cell office:value-type="float" office:value="292.15344" calcext:value-type="float">
            <text:p>292.15344</text:p>
          </table:table-cell>
          <table:table-cell office:value-type="float" office:value="19.951153" calcext:value-type="float">
            <text:p>19.951153</text:p>
          </table:table-cell>
          <table:table-cell office:value-type="float" office:value="1387089660" calcext:value-type="float">
            <text:p>1387089660</text:p>
          </table:table-cell>
          <table:table-cell office:value-type="string" calcext:value-type="string">
            <text:p>SoFiA J192836.83+195704.1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0+22</text:p>
          </table:table-cell>
          <table:table-cell office:value-type="float" office:value="3" calcext:value-type="float">
            <text:p>3</text:p>
          </table:table-cell>
          <table:table-cell office:value-type="float" office:value="15.4450140522009" calcext:value-type="float">
            <text:p>15.4450140522009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25+2045</text:p>
          </table:table-cell>
          <table:table-cell table:style-name="ce3" office:value-type="string" calcext:value-type="string">
            <text:p>19:25:03</text:p>
          </table:table-cell>
          <table:table-cell table:style-name="ce3" office:value-type="string" calcext:value-type="string">
            <text:p>20:45:36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8976" calcext:value-type="float">
            <text:p>8976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1.2625" calcext:value-type="float">
            <text:p>291.2625</text:p>
          </table:table-cell>
          <table:table-cell office:value-type="float" office:value="20.76" calcext:value-type="float">
            <text:p>20.76</text:p>
          </table:table-cell>
          <table:table-cell office:value-type="float" office:value="409" calcext:value-type="float">
            <text:p>409</text:p>
          </table:table-cell>
          <table:table-cell office:value-type="float" office:value="1335" calcext:value-type="float">
            <text:p>1335</text:p>
          </table:table-cell>
          <table:table-cell office:value-type="float" office:value="181.456" calcext:value-type="float">
            <text:p>181.456</text:p>
          </table:table-cell>
          <table:table-cell office:value-type="float" office:value="75.839" calcext:value-type="float">
            <text:p>75.839</text:p>
          </table:table-cell>
          <table:table-cell office:value-type="float" office:value="716.332" calcext:value-type="float">
            <text:p>716.332</text:p>
          </table:table-cell>
          <table:table-cell office:value-type="float" office:value="181.469" calcext:value-type="float">
            <text:p>181.469</text:p>
          </table:table-cell>
          <table:table-cell office:value-type="float" office:value="75.857" calcext:value-type="float">
            <text:p>75.857</text:p>
          </table:table-cell>
          <table:table-cell office:value-type="float" office:value="717.217" calcext:value-type="float">
            <text:p>717.217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92" calcext:value-type="float">
            <text:p>692</text:p>
          </table:table-cell>
          <table:table-cell office:value-type="float" office:value="749" calcext:value-type="float">
            <text:p>749</text:p>
          </table:table-cell>
          <table:table-cell office:value-type="float" office:value="217" calcext:value-type="float">
            <text:p>217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0.613524" calcext:value-type="float">
            <text:p>0.613524</text:p>
          </table:table-cell>
          <table:table-cell office:value-type="float" office:value="0.0000757" calcext:value-type="float">
            <text:p>7.57E-05</text:p>
          </table:table-cell>
          <table:table-cell office:value-type="float" office:value="0.08398225" calcext:value-type="float">
            <text:p>0.08398225</text:p>
          </table:table-cell>
          <table:table-cell office:value-type="float" office:value="0.004604892" calcext:value-type="float">
            <text:p>0.004604892</text:p>
          </table:table-cell>
          <table:table-cell office:value-type="float" office:value="0" calcext:value-type="float">
            <text:p>0</text:p>
          </table:table-cell>
          <table:table-cell office:value-type="float" office:value="311.5555" calcext:value-type="float">
            <text:p>311.5555</text:p>
          </table:table-cell>
          <table:table-cell office:value-type="float" office:value="1.26949" calcext:value-type="float">
            <text:p>1.26949</text:p>
          </table:table-cell>
          <table:table-cell office:value-type="float" office:value="0.03347961" calcext:value-type="float">
            <text:p>0.03347961</text:p>
          </table:table-cell>
          <table:table-cell office:value-type="float" office:value="4" calcext:value-type="float">
            <text:p>4</text:p>
          </table:table-cell>
          <table:table-cell office:value-type="float" office:value="-0.02842713" calcext:value-type="float">
            <text:p>-0.02842713</text:p>
          </table:table-cell>
          <table:table-cell office:value-type="float" office:value="55.20049" calcext:value-type="float">
            <text:p>55.20049</text:p>
          </table:table-cell>
          <table:table-cell office:value-type="float" office:value="37.19121" calcext:value-type="float">
            <text:p>37.19121</text:p>
          </table:table-cell>
          <table:table-cell office:value-type="float" office:value="341.042" calcext:value-type="float">
            <text:p>341.042</text:p>
          </table:table-cell>
          <table:table-cell office:value-type="float" office:value="682.0284" calcext:value-type="float">
            <text:p>682.0284</text:p>
          </table:table-cell>
          <table:table-cell office:value-type="float" office:value="0" calcext:value-type="float">
            <text:p>0</text:p>
          </table:table-cell>
          <table:table-cell office:value-type="float" office:value="2.183748" calcext:value-type="float">
            <text:p>2.183748</text:p>
          </table:table-cell>
          <table:table-cell office:value-type="float" office:value="1.53614" calcext:value-type="float">
            <text:p>1.53614</text:p>
          </table:table-cell>
          <table:table-cell office:value-type="float" office:value="74.47961" calcext:value-type="float">
            <text:p>74.47961</text:p>
          </table:table-cell>
          <table:table-cell office:value-type="float" office:value="1.631628" calcext:value-type="float">
            <text:p>1.631628</text:p>
          </table:table-cell>
          <table:table-cell office:value-type="float" office:value="1.35054" calcext:value-type="float">
            <text:p>1.35054</text:p>
          </table:table-cell>
          <table:table-cell office:value-type="float" office:value="-52.05458" calcext:value-type="float">
            <text:p>-52.05458</text:p>
          </table:table-cell>
          <table:table-cell office:value-type="float" office:value="1.728127" calcext:value-type="float">
            <text:p>1.728127</text:p>
          </table:table-cell>
          <table:table-cell office:value-type="float" office:value="0.01906358" calcext:value-type="float">
            <text:p>0.01906358</text:p>
          </table:table-cell>
          <table:table-cell office:value-type="float" office:value="0.03432803" calcext:value-type="float">
            <text:p>0.03432803</text:p>
          </table:table-cell>
          <table:table-cell office:value-type="float" office:value="0" calcext:value-type="float">
            <text:p>0</text:p>
          </table:table-cell>
          <table:table-cell office:value-type="float" office:value="75.80979" calcext:value-type="float">
            <text:p>75.80979</text:p>
          </table:table-cell>
          <table:table-cell office:value-type="float" office:value="0.0046069" calcext:value-type="float">
            <text:p>0.0046069</text:p>
          </table:table-cell>
          <table:table-cell office:value-type="float" office:value="25.4647" calcext:value-type="float">
            <text:p>25.4647</text:p>
          </table:table-cell>
          <table:table-cell office:value-type="float" office:value="54.20149" calcext:value-type="float">
            <text:p>54.20149</text:p>
          </table:table-cell>
          <table:table-cell office:value-type="float" office:value="47.74049" calcext:value-type="float">
            <text:p>47.74049</text:p>
          </table:table-cell>
          <table:table-cell office:value-type="float" office:value="54.42429" calcext:value-type="float">
            <text:p>54.42429</text:p>
          </table:table-cell>
          <table:table-cell office:value-type="float" office:value="291.26172" calcext:value-type="float">
            <text:p>291.26172</text:p>
          </table:table-cell>
          <table:table-cell office:value-type="float" office:value="20.75954" calcext:value-type="float">
            <text:p>20.75954</text:p>
          </table:table-cell>
          <table:table-cell office:value-type="float" office:value="1379090180" calcext:value-type="float">
            <text:p>1379090180</text:p>
          </table:table-cell>
          <table:table-cell office:value-type="string" calcext:value-type="string">
            <text:p>SoFiA J192502.81+204534.3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0+22</text:p>
          </table:table-cell>
          <table:table-cell office:value-type="float" office:value="3" calcext:value-type="float">
            <text:p>3</text:p>
          </table:table-cell>
          <table:table-cell office:value-type="float" office:value="3.10428476859783" calcext:value-type="float">
            <text:p>3.10428476859783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25+2159</text:p>
          </table:table-cell>
          <table:table-cell table:style-name="ce3" office:value-type="string" calcext:value-type="string">
            <text:p>19:25:22</text:p>
          </table:table-cell>
          <table:table-cell table:style-name="ce3" office:value-type="string" calcext:value-type="string">
            <text:p>21:59:58</text:p>
          </table:table-cell>
          <table:table-cell office:value-type="float" office:value="56.3" calcext:value-type="float">
            <text:p>56.3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9942" calcext:value-type="float">
            <text:p>9942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143.1" calcext:value-type="float">
            <text:p>14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341666666667" calcext:value-type="float">
            <text:p>291.341666666667</text:p>
          </table:table-cell>
          <table:table-cell office:value-type="float" office:value="21.9994444444444" calcext:value-type="float">
            <text:p>21.9994444444444</text:p>
          </table:table-cell>
          <table:table-cell office:value-type="float" office:value="326" calcext:value-type="float">
            <text:p>326</text:p>
          </table:table-cell>
          <table:table-cell office:value-type="float" office:value="1052" calcext:value-type="float">
            <text:p>1052</text:p>
          </table:table-cell>
          <table:table-cell office:value-type="float" office:value="176.487" calcext:value-type="float">
            <text:p>176.487</text:p>
          </table:table-cell>
          <table:table-cell office:value-type="float" office:value="150.44" calcext:value-type="float">
            <text:p>150.44</text:p>
          </table:table-cell>
          <table:table-cell office:value-type="float" office:value="516.113" calcext:value-type="float">
            <text:p>516.113</text:p>
          </table:table-cell>
          <table:table-cell office:value-type="float" office:value="176.335" calcext:value-type="float">
            <text:p>176.335</text:p>
          </table:table-cell>
          <table:table-cell office:value-type="float" office:value="150.34" calcext:value-type="float">
            <text:p>150.34</text:p>
          </table:table-cell>
          <table:table-cell office:value-type="float" office:value="515.429" calcext:value-type="float">
            <text:p>515.429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499" calcext:value-type="float">
            <text:p>499</text:p>
          </table:table-cell>
          <table:table-cell office:value-type="float" office:value="540" calcext:value-type="float">
            <text:p>540</text:p>
          </table:table-cell>
          <table:table-cell office:value-type="float" office:value="275" calcext:value-type="float">
            <text:p>27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.815202" calcext:value-type="float">
            <text:p>0.815202</text:p>
          </table:table-cell>
          <table:table-cell office:value-type="float" office:value="0.3444381" calcext:value-type="float">
            <text:p>0.3444381</text:p>
          </table:table-cell>
          <table:table-cell office:value-type="float" office:value="0.0218044" calcext:value-type="float">
            <text:p>0.0218044</text:p>
          </table:table-cell>
          <table:table-cell office:value-type="float" office:value="0.002077589" calcext:value-type="float">
            <text:p>0.002077589</text:p>
          </table:table-cell>
          <table:table-cell office:value-type="float" office:value="0" calcext:value-type="float">
            <text:p>0</text:p>
          </table:table-cell>
          <table:table-cell office:value-type="float" office:value="326.3869" calcext:value-type="float">
            <text:p>326.3869</text:p>
          </table:table-cell>
          <table:table-cell office:value-type="float" office:value="-468.5987" calcext:value-type="float">
            <text:p>-468.5987</text:p>
          </table:table-cell>
          <table:table-cell office:value-type="float" office:value="0.08610952" calcext:value-type="float">
            <text:p>0.08610952</text:p>
          </table:table-cell>
          <table:table-cell office:value-type="float" office:value="4" calcext:value-type="float">
            <text:p>4</text:p>
          </table:table-cell>
          <table:table-cell office:value-type="float" office:value="-0.04907151" calcext:value-type="float">
            <text:p>-0.04907151</text:p>
          </table:table-cell>
          <table:table-cell office:value-type="float" office:value="9.421731" calcext:value-type="float">
            <text:p>9.421731</text:p>
          </table:table-cell>
          <table:table-cell office:value-type="float" office:value="8.558367" calcext:value-type="float">
            <text:p>8.558367</text:p>
          </table:table-cell>
          <table:table-cell office:value-type="float" office:value="246.0109" calcext:value-type="float">
            <text:p>246.0109</text:p>
          </table:table-cell>
          <table:table-cell office:value-type="float" office:value="492.0491" calcext:value-type="float">
            <text:p>492.0491</text:p>
          </table:table-cell>
          <table:table-cell office:value-type="float" office:value="0" calcext:value-type="float">
            <text:p>0</text:p>
          </table:table-cell>
          <table:table-cell office:value-type="float" office:value="2.577499" calcext:value-type="float">
            <text:p>2.577499</text:p>
          </table:table-cell>
          <table:table-cell office:value-type="float" office:value="1.941512" calcext:value-type="float">
            <text:p>1.941512</text:p>
          </table:table-cell>
          <table:table-cell office:value-type="float" office:value="7.727119" calcext:value-type="float">
            <text:p>7.727119</text:p>
          </table:table-cell>
          <table:table-cell office:value-type="float" office:value="2.013327" calcext:value-type="float">
            <text:p>2.013327</text:p>
          </table:table-cell>
          <table:table-cell office:value-type="float" office:value="1.602662" calcext:value-type="float">
            <text:p>1.602662</text:p>
          </table:table-cell>
          <table:table-cell office:value-type="float" office:value="-4.617074" calcext:value-type="float">
            <text:p>-4.617074</text:p>
          </table:table-cell>
          <table:table-cell office:value-type="float" office:value="2.193598" calcext:value-type="float">
            <text:p>2.193598</text:p>
          </table:table-cell>
          <table:table-cell office:value-type="float" office:value="0.02296073" calcext:value-type="float">
            <text:p>0.02296073</text:p>
          </table:table-cell>
          <table:table-cell office:value-type="float" office:value="0.07590926" calcext:value-type="float">
            <text:p>0.07590926</text:p>
          </table:table-cell>
          <table:table-cell office:value-type="float" office:value="0" calcext:value-type="float">
            <text:p>0</text:p>
          </table:table-cell>
          <table:table-cell office:value-type="float" office:value="263.0022" calcext:value-type="float">
            <text:p>263.0022</text:p>
          </table:table-cell>
          <table:table-cell office:value-type="float" office:value="0.0050427" calcext:value-type="float">
            <text:p>0.0050427</text:p>
          </table:table-cell>
          <table:table-cell office:value-type="float" office:value="26.2318" calcext:value-type="float">
            <text:p>26.2318</text:p>
          </table:table-cell>
          <table:table-cell office:value-type="float" office:value="34.47762" calcext:value-type="float">
            <text:p>34.47762</text:p>
          </table:table-cell>
          <table:table-cell office:value-type="float" office:value="7.319809" calcext:value-type="float">
            <text:p>7.319809</text:p>
          </table:table-cell>
          <table:table-cell office:value-type="float" office:value="34.23241" calcext:value-type="float">
            <text:p>34.23241</text:p>
          </table:table-cell>
          <table:table-cell office:value-type="float" office:value="291.34344" calcext:value-type="float">
            <text:p>291.34344</text:p>
          </table:table-cell>
          <table:table-cell office:value-type="float" office:value="22.001633" calcext:value-type="float">
            <text:p>22.001633</text:p>
          </table:table-cell>
          <table:table-cell office:value-type="float" office:value="1375046140" calcext:value-type="float">
            <text:p>1375046140</text:p>
          </table:table-cell>
          <table:table-cell office:value-type="string" calcext:value-type="string">
            <text:p>SoFiA J192522.43+220005.9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0+22</text:p>
          </table:table-cell>
          <table:table-cell office:value-type="float" office:value="3" calcext:value-type="float">
            <text:p>3</text:p>
          </table:table-cell>
          <table:table-cell office:value-type="float" office:value="9.85451480414655" calcext:value-type="float">
            <text:p>9.85451480414655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37+2317</text:p>
          </table:table-cell>
          <table:table-cell table:style-name="ce3" office:value-type="string" calcext:value-type="string">
            <text:p>19:37:10</text:p>
          </table:table-cell>
          <table:table-cell table:style-name="ce3" office:value-type="string" calcext:value-type="string">
            <text:p>23:17:10</text:p>
          </table:table-cell>
          <table:table-cell office:value-type="float" office:value="58.7" calcext:value-type="float">
            <text:p>58.7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7147" calcext:value-type="float">
            <text:p>7147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103.9" calcext:value-type="float">
            <text:p>103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4.291666666667" calcext:value-type="float">
            <text:p>294.291666666667</text:p>
          </table:table-cell>
          <table:table-cell office:value-type="float" office:value="23.2861111111111" calcext:value-type="float">
            <text:p>23.2861111111111</text:p>
          </table:table-cell>
          <table:table-cell office:value-type="float" office:value="625" calcext:value-type="float">
            <text:p>625</text:p>
          </table:table-cell>
          <table:table-cell office:value-type="float" office:value="1975" calcext:value-type="float">
            <text:p>1975</text:p>
          </table:table-cell>
          <table:table-cell office:value-type="float" office:value="13.498" calcext:value-type="float">
            <text:p>13.498</text:p>
          </table:table-cell>
          <table:table-cell office:value-type="float" office:value="227.546" calcext:value-type="float">
            <text:p>227.546</text:p>
          </table:table-cell>
          <table:table-cell office:value-type="float" office:value="1114.654" calcext:value-type="float">
            <text:p>1114.654</text:p>
          </table:table-cell>
          <table:table-cell office:value-type="float" office:value="13.438" calcext:value-type="float">
            <text:p>13.438</text:p>
          </table:table-cell>
          <table:table-cell office:value-type="float" office:value="227.621" calcext:value-type="float">
            <text:p>227.621</text:p>
          </table:table-cell>
          <table:table-cell office:value-type="float" office:value="1114.116" calcext:value-type="float">
            <text:p>1114.11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office:value-type="float" office:value="1093" calcext:value-type="float">
            <text:p>1093</text:p>
          </table:table-cell>
          <table:table-cell office:value-type="float" office:value="1134" calcext:value-type="float">
            <text:p>1134</text:p>
          </table:table-cell>
          <table:table-cell office:value-type="float" office:value="812" calcext:value-type="float">
            <text:p>812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0.569149" calcext:value-type="float">
            <text:p>0.569149</text:p>
          </table:table-cell>
          <table:table-cell office:value-type="float" office:value="0.01332306" calcext:value-type="float">
            <text:p>0.01332306</text:p>
          </table:table-cell>
          <table:table-cell office:value-type="float" office:value="0.08142082" calcext:value-type="float">
            <text:p>0.08142082</text:p>
          </table:table-cell>
          <table:table-cell office:value-type="float" office:value="0.2934823" calcext:value-type="float">
            <text:p>0.2934823</text:p>
          </table:table-cell>
          <table:table-cell office:value-type="float" office:value="0" calcext:value-type="float">
            <text:p>0</text:p>
          </table:table-cell>
          <table:table-cell office:value-type="float" office:value="654.2551" calcext:value-type="float">
            <text:p>654.2551</text:p>
          </table:table-cell>
          <table:table-cell office:value-type="float" office:value="5.503689" calcext:value-type="float">
            <text:p>5.503689</text:p>
          </table:table-cell>
          <table:table-cell office:value-type="float" office:value="0.1943389" calcext:value-type="float">
            <text:p>0.1943389</text:p>
          </table:table-cell>
          <table:table-cell office:value-type="float" office:value="6" calcext:value-type="float">
            <text:p>6</text:p>
          </table:table-cell>
          <table:table-cell office:value-type="float" office:value="-0.2011751" calcext:value-type="float">
            <text:p>-0.2011751</text:p>
          </table:table-cell>
          <table:table-cell office:value-type="float" office:value="41.12316" calcext:value-type="float">
            <text:p>41.12316</text:p>
          </table:table-cell>
          <table:table-cell office:value-type="float" office:value="28.07369" calcext:value-type="float">
            <text:p>28.07369</text:p>
          </table:table-cell>
          <table:table-cell office:value-type="float" office:value="545.0407" calcext:value-type="float">
            <text:p>545.0407</text:p>
          </table:table-cell>
          <table:table-cell office:value-type="float" office:value="1090.037" calcext:value-type="float">
            <text:p>1090.037</text:p>
          </table:table-cell>
          <table:table-cell office:value-type="float" office:value="0" calcext:value-type="float">
            <text:p>0</text:p>
          </table:table-cell>
          <table:table-cell office:value-type="float" office:value="4.936267" calcext:value-type="float">
            <text:p>4.936267</text:p>
          </table:table-cell>
          <table:table-cell office:value-type="float" office:value="3.03766" calcext:value-type="float">
            <text:p>3.03766</text:p>
          </table:table-cell>
          <table:table-cell office:value-type="float" office:value="75.41321" calcext:value-type="float">
            <text:p>75.41321</text:p>
          </table:table-cell>
          <table:table-cell office:value-type="float" office:value="3.293057" calcext:value-type="float">
            <text:p>3.293057</text:p>
          </table:table-cell>
          <table:table-cell office:value-type="float" office:value="2.549987" calcext:value-type="float">
            <text:p>2.549987</text:p>
          </table:table-cell>
          <table:table-cell office:value-type="float" office:value="83.00844" calcext:value-type="float">
            <text:p>83.00844</text:p>
          </table:table-cell>
          <table:table-cell office:value-type="float" office:value="6.838615" calcext:value-type="float">
            <text:p>6.838615</text:p>
          </table:table-cell>
          <table:table-cell office:value-type="float" office:value="0.02671994" calcext:value-type="float">
            <text:p>0.0267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.6808" calcext:value-type="float">
            <text:p>260.6808</text:p>
          </table:table-cell>
          <table:table-cell office:value-type="float" office:value="0.0049169" calcext:value-type="float">
            <text:p>0.0049169</text:p>
          </table:table-cell>
          <table:table-cell office:value-type="float" office:value="48.80913" calcext:value-type="float">
            <text:p>48.80913</text:p>
          </table:table-cell>
          <table:table-cell office:value-type="float" office:value="37.36056" calcext:value-type="float">
            <text:p>37.36056</text:p>
          </table:table-cell>
          <table:table-cell office:value-type="float" office:value="31.61399" calcext:value-type="float">
            <text:p>31.61399</text:p>
          </table:table-cell>
          <table:table-cell office:value-type="float" office:value="0" calcext:value-type="float">
            <text:p>0</text:p>
          </table:table-cell>
          <table:table-cell office:value-type="float" office:value="294.28864" calcext:value-type="float">
            <text:p>294.28864</text:p>
          </table:table-cell>
          <table:table-cell office:value-type="float" office:value="23.28424" calcext:value-type="float">
            <text:p>23.28424</text:p>
          </table:table-cell>
          <table:table-cell office:value-type="float" office:value="1387044740" calcext:value-type="float">
            <text:p>1387044740</text:p>
          </table:table-cell>
          <table:table-cell office:value-type="string" calcext:value-type="string">
            <text:p>SoFiA J193709.27+231703.3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0+22</text:p>
          </table:table-cell>
          <table:table-cell office:value-type="float" office:value="3" calcext:value-type="float">
            <text:p>3</text:p>
          </table:table-cell>
          <table:table-cell office:value-type="float" office:value="12.0641576311737" calcext:value-type="float">
            <text:p>12.0641576311737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25+2056</text:p>
          </table:table-cell>
          <table:table-cell table:style-name="ce3" office:value-type="string" calcext:value-type="string">
            <text:p>19:25:59</text:p>
          </table:table-cell>
          <table:table-cell table:style-name="ce3" office:value-type="string" calcext:value-type="string">
            <text:p>20:56:51</text:p>
          </table:table-cell>
          <table:table-cell office:value-type="float" office:value="55.4" calcext:value-type="float">
            <text:p>55.4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7536" calcext:value-type="float">
            <text:p>7536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109.9" calcext:value-type="float">
            <text:p>10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495833333333" calcext:value-type="float">
            <text:p>291.495833333333</text:p>
          </table:table-cell>
          <table:table-cell office:value-type="float" office:value="20.9475" calcext:value-type="float">
            <text:p>20.9475</text:p>
          </table:table-cell>
          <table:table-cell office:value-type="float" office:value="593" calcext:value-type="float">
            <text:p>593</text:p>
          </table:table-cell>
          <table:table-cell office:value-type="float" office:value="1866" calcext:value-type="float">
            <text:p>1866</text:p>
          </table:table-cell>
          <table:table-cell office:value-type="float" office:value="168.303" calcext:value-type="float">
            <text:p>168.303</text:p>
          </table:table-cell>
          <table:table-cell office:value-type="float" office:value="87.394" calcext:value-type="float">
            <text:p>87.394</text:p>
          </table:table-cell>
          <table:table-cell office:value-type="float" office:value="1052.616" calcext:value-type="float">
            <text:p>1052.616</text:p>
          </table:table-cell>
          <table:table-cell office:value-type="float" office:value="168.297" calcext:value-type="float">
            <text:p>168.297</text:p>
          </table:table-cell>
          <table:table-cell office:value-type="float" office:value="87.379" calcext:value-type="float">
            <text:p>87.379</text:p>
          </table:table-cell>
          <table:table-cell office:value-type="float" office:value="1052.371" calcext:value-type="float">
            <text:p>1052.37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038" calcext:value-type="float">
            <text:p>1038</text:p>
          </table:table-cell>
          <table:table-cell office:value-type="float" office:value="1065" calcext:value-type="float">
            <text:p>1065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.795183" calcext:value-type="float">
            <text:p>0.795183</text:p>
          </table:table-cell>
          <table:table-cell office:value-type="float" office:value="0.05378529" calcext:value-type="float">
            <text:p>0.05378529</text:p>
          </table:table-cell>
          <table:table-cell office:value-type="float" office:value="0.0190794" calcext:value-type="float">
            <text:p>0.0190794</text:p>
          </table:table-cell>
          <table:table-cell office:value-type="float" office:value="0.005894712" calcext:value-type="float">
            <text:p>0.005894712</text:p>
          </table:table-cell>
          <table:table-cell office:value-type="float" office:value="0" calcext:value-type="float">
            <text:p>0</text:p>
          </table:table-cell>
          <table:table-cell office:value-type="float" office:value="100.8905" calcext:value-type="float">
            <text:p>100.8905</text:p>
          </table:table-cell>
          <table:table-cell office:value-type="float" office:value="1.400866" calcext:value-type="float">
            <text:p>1.400866</text:p>
          </table:table-cell>
          <table:table-cell office:value-type="float" office:value="0.06813096" calcext:value-type="float">
            <text:p>0.06813096</text:p>
          </table:table-cell>
          <table:table-cell office:value-type="float" office:value="4" calcext:value-type="float">
            <text:p>4</text:p>
          </table:table-cell>
          <table:table-cell office:value-type="float" office:value="-0.05585544" calcext:value-type="float">
            <text:p>-0.05585544</text:p>
          </table:table-cell>
          <table:table-cell office:value-type="float" office:value="31.51206" calcext:value-type="float">
            <text:p>31.51206</text:p>
          </table:table-cell>
          <table:table-cell office:value-type="float" office:value="20.38238" calcext:value-type="float">
            <text:p>20.38238</text:p>
          </table:table-cell>
          <table:table-cell office:value-type="float" office:value="518.0095" calcext:value-type="float">
            <text:p>518.0095</text:p>
          </table:table-cell>
          <table:table-cell office:value-type="float" office:value="1036.056" calcext:value-type="float">
            <text:p>1036.056</text:p>
          </table:table-cell>
          <table:table-cell office:value-type="float" office:value="0" calcext:value-type="float">
            <text:p>0</text:p>
          </table:table-cell>
          <table:table-cell office:value-type="float" office:value="2.714175" calcext:value-type="float">
            <text:p>2.714175</text:p>
          </table:table-cell>
          <table:table-cell office:value-type="float" office:value="1.680708" calcext:value-type="float">
            <text:p>1.680708</text:p>
          </table:table-cell>
          <table:table-cell office:value-type="float" office:value="14.33587" calcext:value-type="float">
            <text:p>14.33587</text:p>
          </table:table-cell>
          <table:table-cell office:value-type="float" office:value="2.323424" calcext:value-type="float">
            <text:p>2.323424</text:p>
          </table:table-cell>
          <table:table-cell office:value-type="float" office:value="1.592424" calcext:value-type="float">
            <text:p>1.592424</text:p>
          </table:table-cell>
          <table:table-cell office:value-type="float" office:value="28.56683" calcext:value-type="float">
            <text:p>28.56683</text:p>
          </table:table-cell>
          <table:table-cell office:value-type="float" office:value="1.388306" calcext:value-type="float">
            <text:p>1.388306</text:p>
          </table:table-cell>
          <table:table-cell office:value-type="float" office:value="0.01774692" calcext:value-type="float">
            <text:p>0.01774692</text:p>
          </table:table-cell>
          <table:table-cell office:value-type="float" office:value="0.1263351" calcext:value-type="float">
            <text:p>0.1263351</text:p>
          </table:table-cell>
          <table:table-cell office:value-type="float" office:value="0" calcext:value-type="float">
            <text:p>0</text:p>
          </table:table-cell>
          <table:table-cell office:value-type="float" office:value="231.5912" calcext:value-type="float">
            <text:p>231.5912</text:p>
          </table:table-cell>
          <table:table-cell office:value-type="float" office:value="0.0043277" calcext:value-type="float">
            <text:p>0.0043277</text:p>
          </table:table-cell>
          <table:table-cell office:value-type="float" office:value="22.79803" calcext:value-type="float">
            <text:p>22.79803</text:p>
          </table:table-cell>
          <table:table-cell office:value-type="float" office:value="24.5036" calcext:value-type="float">
            <text:p>24.5036</text:p>
          </table:table-cell>
          <table:table-cell office:value-type="float" office:value="13.32121" calcext:value-type="float">
            <text:p>13.32121</text:p>
          </table:table-cell>
          <table:table-cell office:value-type="float" office:value="13.45513" calcext:value-type="float">
            <text:p>13.45513</text:p>
          </table:table-cell>
          <table:table-cell office:value-type="float" office:value="291.4952" calcext:value-type="float">
            <text:p>291.4952</text:p>
          </table:table-cell>
          <table:table-cell office:value-type="float" office:value="20.953196" calcext:value-type="float">
            <text:p>20.953196</text:p>
          </table:table-cell>
          <table:table-cell office:value-type="float" office:value="1385807230" calcext:value-type="float">
            <text:p>1385807230</text:p>
          </table:table-cell>
          <table:table-cell office:value-type="string" calcext:value-type="string">
            <text:p>SoFiA J192558.85+205711.5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0+22</text:p>
          </table:table-cell>
          <table:table-cell office:value-type="float" office:value="3" calcext:value-type="float">
            <text:p>3</text:p>
          </table:table-cell>
          <table:table-cell office:value-type="float" office:value="20.6158537256822" calcext:value-type="float">
            <text:p>20.6158537256822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32+2249</text:p>
          </table:table-cell>
          <table:table-cell table:style-name="ce3" office:value-type="string" calcext:value-type="string">
            <text:p>19:32:33</text:p>
          </table:table-cell>
          <table:table-cell table:style-name="ce3" office:value-type="string" calcext:value-type="string">
            <text:p>22:49:28</text:p>
          </table:table-cell>
          <table:table-cell office:value-type="float" office:value="57.8" calcext:value-type="float">
            <text:p>57.8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7140" calcext:value-type="float">
            <text:p>7140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101.3" calcext:value-type="float">
            <text:p>101.3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3.1375" calcext:value-type="float">
            <text:p>293.1375</text:p>
          </table:table-cell>
          <table:table-cell office:value-type="float" office:value="22.8244444444444" calcext:value-type="float">
            <text:p>22.8244444444444</text:p>
          </table:table-cell>
          <table:table-cell office:value-type="float" office:value="619" calcext:value-type="float">
            <text:p>619</text:p>
          </table:table-cell>
          <table:table-cell office:value-type="float" office:value="1964" calcext:value-type="float">
            <text:p>1964</text:p>
          </table:table-cell>
          <table:table-cell office:value-type="float" office:value="75.904" calcext:value-type="float">
            <text:p>75.904</text:p>
          </table:table-cell>
          <table:table-cell office:value-type="float" office:value="199.406" calcext:value-type="float">
            <text:p>199.406</text:p>
          </table:table-cell>
          <table:table-cell office:value-type="float" office:value="1112.399" calcext:value-type="float">
            <text:p>1112.399</text:p>
          </table:table-cell>
          <table:table-cell office:value-type="float" office:value="76.135" calcext:value-type="float">
            <text:p>76.135</text:p>
          </table:table-cell>
          <table:table-cell office:value-type="float" office:value="199.456" calcext:value-type="float">
            <text:p>199.456</text:p>
          </table:table-cell>
          <table:table-cell office:value-type="float" office:value="1113.551" calcext:value-type="float">
            <text:p>1113.55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1093" calcext:value-type="float">
            <text:p>1093</text:p>
          </table:table-cell>
          <table:table-cell office:value-type="float" office:value="1137" calcext:value-type="float">
            <text:p>1137</text:p>
          </table:table-cell>
          <table:table-cell office:value-type="float" office:value="1050" calcext:value-type="float">
            <text:p>10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.417046" calcext:value-type="float">
            <text:p>0.417046</text:p>
          </table:table-cell>
          <table:table-cell office:value-type="float" office:value="0.0000629" calcext:value-type="float">
            <text:p>6.29E-05</text:p>
          </table:table-cell>
          <table:table-cell office:value-type="float" office:value="0.03614223" calcext:value-type="float">
            <text:p>0.03614223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983.3099" calcext:value-type="float">
            <text:p>983.3099</text:p>
          </table:table-cell>
          <table:table-cell office:value-type="float" office:value="8.196865" calcext:value-type="float">
            <text:p>8.196865</text:p>
          </table:table-cell>
          <table:table-cell office:value-type="float" office:value="0.2697651" calcext:value-type="float">
            <text:p>0.26976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Infinity</text:p>
          </table:table-cell>
          <table:table-cell office:value-type="float" office:value="45.13227" calcext:value-type="float">
            <text:p>45.13227</text:p>
          </table:table-cell>
          <table:table-cell office:value-type="float" office:value="30.55221" calcext:value-type="float">
            <text:p>30.55221</text:p>
          </table:table-cell>
          <table:table-cell office:value-type="float" office:value="543.0181" calcext:value-type="float">
            <text:p>543.0181</text:p>
          </table:table-cell>
          <table:table-cell office:value-type="float" office:value="1086.036" calcext:value-type="float">
            <text:p>1086.036</text:p>
          </table:table-cell>
          <table:table-cell office:value-type="float" office:value="0" calcext:value-type="float">
            <text:p>0</text:p>
          </table:table-cell>
          <table:table-cell office:value-type="float" office:value="6.16079" calcext:value-type="float">
            <text:p>6.16079</text:p>
          </table:table-cell>
          <table:table-cell office:value-type="float" office:value="2.861263" calcext:value-type="float">
            <text:p>2.861263</text:p>
          </table:table-cell>
          <table:table-cell office:value-type="float" office:value="-82.07284" calcext:value-type="float">
            <text:p>-82.07284</text:p>
          </table:table-cell>
          <table:table-cell office:value-type="float" office:value="3.884615" calcext:value-type="float">
            <text:p>3.884615</text:p>
          </table:table-cell>
          <table:table-cell office:value-type="float" office:value="2.653747" calcext:value-type="float">
            <text:p>2.653747</text:p>
          </table:table-cell>
          <table:table-cell office:value-type="float" office:value="-78.02196" calcext:value-type="float">
            <text:p>-78.02196</text:p>
          </table:table-cell>
          <table:table-cell office:value-type="float" office:value="9.859759" calcext:value-type="float">
            <text:p>9.859759</text:p>
          </table:table-cell>
          <table:table-cell office:value-type="float" office:value="0.02874802" calcext:value-type="float">
            <text:p>0.02874802</text:p>
          </table:table-cell>
          <table:table-cell office:value-type="float" office:value="0.350965" calcext:value-type="float">
            <text:p>0.350965</text:p>
          </table:table-cell>
          <table:table-cell office:value-type="float" office:value="0" calcext:value-type="float">
            <text:p>0</text:p>
          </table:table-cell>
          <table:table-cell office:value-type="float" office:value="275.3742" calcext:value-type="float">
            <text:p>275.3742</text:p>
          </table:table-cell>
          <table:table-cell office:value-type="float" office:value="0.0047574" calcext:value-type="float">
            <text:p>0.0047574</text:p>
          </table:table-cell>
          <table:table-cell office:value-type="float" office:value="63.95927" calcext:value-type="float">
            <text:p>63.95927</text:p>
          </table:table-cell>
          <table:table-cell office:value-type="float" office:value="41.93075" calcext:value-type="float">
            <text:p>41.93075</text:p>
          </table:table-cell>
          <table:table-cell office:value-type="float" office:value="35.61979" calcext:value-type="float">
            <text:p>35.61979</text:p>
          </table:table-cell>
          <table:table-cell office:value-type="float" office:value="36.24679" calcext:value-type="float">
            <text:p>36.24679</text:p>
          </table:table-cell>
          <table:table-cell office:value-type="float" office:value="293.14853" calcext:value-type="float">
            <text:p>293.14853</text:p>
          </table:table-cell>
          <table:table-cell office:value-type="float" office:value="22.823036" calcext:value-type="float">
            <text:p>22.823036</text:p>
          </table:table-cell>
          <table:table-cell office:value-type="float" office:value="1387033340" calcext:value-type="float">
            <text:p>1387033340</text:p>
          </table:table-cell>
          <table:table-cell office:value-type="string" calcext:value-type="string">
            <text:p>SoFiA J193235.65+224922.9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0+22</text:p>
          </table:table-cell>
          <table:table-cell office:value-type="float" office:value="3" calcext:value-type="float">
            <text:p>3</text:p>
          </table:table-cell>
          <table:table-cell office:value-type="float" office:value="36.9485190476731" calcext:value-type="float">
            <text:p>36.9485190476731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27+2011</text:p>
          </table:table-cell>
          <table:table-cell table:style-name="ce3" office:value-type="string" calcext:value-type="string">
            <text:p>19:27:33</text:p>
          </table:table-cell>
          <table:table-cell table:style-name="ce3" office:value-type="string" calcext:value-type="string">
            <text:p>20:11:48</text:p>
          </table:table-cell>
          <table:table-cell office:value-type="float" office:value="54.9" calcext:value-type="float">
            <text:p>54.9</text:p>
          </table:table-cell>
          <table:table-cell office:value-type="float" office:value="1.5" calcext:value-type="float">
            <text:p>1.5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7135" calcext:value-type="float">
            <text:p>713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01.7" calcext:value-type="float">
            <text:p>101.7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91.8875" calcext:value-type="float">
            <text:p>291.8875</text:p>
          </table:table-cell>
          <table:table-cell office:value-type="float" office:value="20.1966666666667" calcext:value-type="float">
            <text:p>20.1966666666667</text:p>
          </table:table-cell>
          <table:table-cell office:value-type="float" office:value="618" calcext:value-type="float">
            <text:p>618</text:p>
          </table:table-cell>
          <table:table-cell office:value-type="float" office:value="1963" calcext:value-type="float">
            <text:p>1963</text:p>
          </table:table-cell>
          <table:table-cell office:value-type="float" office:value="146.857" calcext:value-type="float">
            <text:p>146.857</text:p>
          </table:table-cell>
          <table:table-cell office:value-type="float" office:value="41.472" calcext:value-type="float">
            <text:p>41.472</text:p>
          </table:table-cell>
          <table:table-cell office:value-type="float" office:value="1122.934" calcext:value-type="float">
            <text:p>1122.934</text:p>
          </table:table-cell>
          <table:table-cell office:value-type="float" office:value="146.8" calcext:value-type="float">
            <text:p>146.8</text:p>
          </table:table-cell>
          <table:table-cell office:value-type="float" office:value="41.822" calcext:value-type="float">
            <text:p>41.822</text:p>
          </table:table-cell>
          <table:table-cell office:value-type="float" office:value="1120.073" calcext:value-type="float">
            <text:p>1120.073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101" calcext:value-type="float">
            <text:p>1101</text:p>
          </table:table-cell>
          <table:table-cell office:value-type="float" office:value="1157" calcext:value-type="float">
            <text:p>1157</text:p>
          </table:table-cell>
          <table:table-cell office:value-type="float" office:value="2622" calcext:value-type="float">
            <text:p>2622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00593" calcext:value-type="float">
            <text:p>5.93E-05</text:p>
          </table:table-cell>
          <table:table-cell office:value-type="float" office:value="0" calcext:value-type="float">
            <text:p>0</text:p>
          </table:table-cell>
          <table:table-cell office:value-type="float" office:value="0.0005783602" calcext:value-type="float">
            <text:p>0.0005783602</text:p>
          </table:table-cell>
          <table:table-cell office:value-type="float" office:value="0" calcext:value-type="float">
            <text:p>0</text:p>
          </table:table-cell>
          <table:table-cell office:value-type="float" office:value="1422.869" calcext:value-type="float">
            <text:p>1422.869</text:p>
          </table:table-cell>
          <table:table-cell office:value-type="float" office:value="24.9918" calcext:value-type="float">
            <text:p>24.9918</text:p>
          </table:table-cell>
          <table:table-cell office:value-type="float" office:value="1.379417" calcext:value-type="float">
            <text:p>1.379417</text:p>
          </table:table-cell>
          <table:table-cell office:value-type="float" office:value="4" calcext:value-type="float">
            <text:p>4</text:p>
          </table:table-cell>
          <table:table-cell office:value-type="float" office:value="-0.06714183" calcext:value-type="float">
            <text:p>-0.06714183</text:p>
          </table:table-cell>
          <table:table-cell office:value-type="float" office:value="25.93531" calcext:value-type="float">
            <text:p>25.93531</text:p>
          </table:table-cell>
          <table:table-cell office:value-type="float" office:value="17.13603" calcext:value-type="float">
            <text:p>17.13603</text:p>
          </table:table-cell>
          <table:table-cell office:value-type="float" office:value="544.5" calcext:value-type="float">
            <text:p>544.5</text:p>
          </table:table-cell>
          <table:table-cell office:value-type="float" office:value="1089.067" calcext:value-type="float">
            <text:p>1089.067</text:p>
          </table:table-cell>
          <table:table-cell office:value-type="float" office:value="0" calcext:value-type="float">
            <text:p>0</text:p>
          </table:table-cell>
          <table:table-cell office:value-type="float" office:value="6.503847" calcext:value-type="float">
            <text:p>6.503847</text:p>
          </table:table-cell>
          <table:table-cell office:value-type="float" office:value="5.368882" calcext:value-type="float">
            <text:p>5.368882</text:p>
          </table:table-cell>
          <table:table-cell office:value-type="float" office:value="88.16414" calcext:value-type="float">
            <text:p>88.16414</text:p>
          </table:table-cell>
          <table:table-cell office:value-type="float" office:value="4.473247" calcext:value-type="float">
            <text:p>4.473247</text:p>
          </table:table-cell>
          <table:table-cell office:value-type="float" office:value="4.28459" calcext:value-type="float">
            <text:p>4.28459</text:p>
          </table:table-cell>
          <table:table-cell office:value-type="float" office:value="59.35539" calcext:value-type="float">
            <text:p>59.35539</text:p>
          </table:table-cell>
          <table:table-cell office:value-type="float" office:value="27.79788" calcext:value-type="float">
            <text:p>27.79788</text:p>
          </table:table-cell>
          <table:table-cell office:value-type="float" office:value="0.05157958" calcext:value-type="float">
            <text:p>0.05157958</text:p>
          </table:table-cell>
          <table:table-cell office:value-type="float" office:value="1.765869" calcext:value-type="float">
            <text:p>1.765869</text:p>
          </table:table-cell>
          <table:table-cell office:value-type="float" office:value="0" calcext:value-type="float">
            <text:p>0</text:p>
          </table:table-cell>
          <table:table-cell office:value-type="float" office:value="277.8803" calcext:value-type="float">
            <text:p>277.8803</text:p>
          </table:table-cell>
          <table:table-cell office:value-type="float" office:value="0.0044529" calcext:value-type="float">
            <text:p>0.0044529</text:p>
          </table:table-cell>
          <table:table-cell office:value-type="float" office:value="121.983" calcext:value-type="float">
            <text:p>121.983</text:p>
          </table:table-cell>
          <table:table-cell office:value-type="float" office:value="28.23794" calcext:value-type="float">
            <text:p>28.23794</text:p>
          </table:table-cell>
          <table:table-cell office:value-type="float" office:value="16.46718" calcext:value-type="float">
            <text:p>16.46718</text:p>
          </table:table-cell>
          <table:table-cell office:value-type="float" office:value="14.97872" calcext:value-type="float">
            <text:p>14.97872</text:p>
          </table:table-cell>
          <table:table-cell office:value-type="float" office:value="291.882" calcext:value-type="float">
            <text:p>291.882</text:p>
          </table:table-cell>
          <table:table-cell office:value-type="float" office:value="20.19561" calcext:value-type="float">
            <text:p>20.19561</text:p>
          </table:table-cell>
          <table:table-cell office:value-type="float" office:value="1387164160" calcext:value-type="float">
            <text:p>1387164160</text:p>
          </table:table-cell>
          <table:table-cell office:value-type="string" calcext:value-type="string">
            <text:p>SoFiA J192731.68+201144.2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0+22</text:p>
          </table:table-cell>
          <table:table-cell office:value-type="float" office:value="3" calcext:value-type="float">
            <text:p>3</text:p>
          </table:table-cell>
          <table:table-cell office:value-type="float" office:value="18.9679803598625" calcext:value-type="float">
            <text:p>18.9679803598625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44+2753</text:p>
          </table:table-cell>
          <table:table-cell table:style-name="ce3" office:value-type="string" calcext:value-type="string">
            <text:p>19:44:24</text:p>
          </table:table-cell>
          <table:table-cell table:style-name="ce3" office:value-type="string" calcext:value-type="string">
            <text:p>27:53:34</text:p>
          </table:table-cell>
          <table:table-cell office:value-type="float" office:value="63.5" calcext:value-type="float">
            <text:p>63.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5647" calcext:value-type="float">
            <text:p>5647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float" office:value="79.8" calcext:value-type="float">
            <text:p>79.8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6.1" calcext:value-type="float">
            <text:p>296.1</text:p>
          </table:table-cell>
          <table:table-cell office:value-type="float" office:value="27.8927777777778" calcext:value-type="float">
            <text:p>27.8927777777778</text:p>
          </table:table-cell>
          <table:table-cell office:value-type="float" office:value="108" calcext:value-type="float">
            <text:p>108</text:p>
          </table:table-cell>
          <table:table-cell office:value-type="float" office:value="224" calcext:value-type="float">
            <text:p>224</text:p>
          </table:table-cell>
          <table:table-cell office:value-type="float" office:value="119.967" calcext:value-type="float">
            <text:p>119.967</text:p>
          </table:table-cell>
          <table:table-cell office:value-type="float" office:value="234.2" calcext:value-type="float">
            <text:p>234.2</text:p>
          </table:table-cell>
          <table:table-cell office:value-type="float" office:value="1445.933" calcext:value-type="float">
            <text:p>1445.933</text:p>
          </table:table-cell>
          <table:table-cell office:value-type="float" office:value="120.021" calcext:value-type="float">
            <text:p>120.021</text:p>
          </table:table-cell>
          <table:table-cell office:value-type="float" office:value="234.125" calcext:value-type="float">
            <text:p>234.125</text:p>
          </table:table-cell>
          <table:table-cell office:value-type="float" office:value="1445.622" calcext:value-type="float">
            <text:p>1445.6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1444" calcext:value-type="float">
            <text:p>1444</text:p>
          </table:table-cell>
          <table:table-cell office:value-type="float" office:value="1448" calcext:value-type="float">
            <text:p>144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66815" calcext:value-type="float">
            <text:p>0.66815</text:p>
          </table:table-cell>
          <table:table-cell office:value-type="float" office:value="0.2966692" calcext:value-type="float">
            <text:p>0.2966692</text:p>
          </table:table-cell>
          <table:table-cell office:value-type="float" office:value="0.03539002" calcext:value-type="float">
            <text:p>0.03539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0859" calcext:value-type="float">
            <text:p>2.430859</text:p>
          </table:table-cell>
          <table:table-cell office:value-type="float" office:value="0.3708365" calcext:value-type="float">
            <text:p>0.3708365</text:p>
          </table:table-cell>
          <table:table-cell office:value-type="float" office:value="0.0741673" calcext:value-type="float">
            <text:p>0.0741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1.5177" calcext:value-type="float">
            <text:p>721.517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.63444" calcext:value-type="float">
            <text:p>1.63444</text:p>
          </table:table-cell>
          <table:table-cell office:value-type="float" office:value="0.3996459" calcext:value-type="float">
            <text:p>0.3996459</text:p>
          </table:table-cell>
          <table:table-cell office:value-type="float" office:value="89.39164" calcext:value-type="float">
            <text:p>89.39164</text:p>
          </table:table-cell>
          <table:table-cell office:value-type="float" office:value="1.541234" calcext:value-type="float">
            <text:p>1.541234</text:p>
          </table:table-cell>
          <table:table-cell office:value-type="float" office:value="1.404099" calcext:value-type="float">
            <text:p>1.404099</text:p>
          </table:table-cell>
          <table:table-cell office:value-type="float" office:value="-85.68504" calcext:value-type="float">
            <text:p>-85.68504</text:p>
          </table:table-cell>
          <table:table-cell office:value-type="float" office:value="0.3115472" calcext:value-type="float">
            <text:p>0.3115472</text:p>
          </table:table-cell>
          <table:table-cell office:value-type="float" office:value="0.01634773" calcext:value-type="float">
            <text:p>0.01634773</text:p>
          </table:table-cell>
          <table:table-cell office:value-type="float" office:value="0.07524633" calcext:value-type="float">
            <text:p>0.07524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156" calcext:value-type="float">
            <text:p>0.0071156</text:p>
          </table:table-cell>
          <table:table-cell office:value-type="float" office:value="8.426119" calcext:value-type="float">
            <text:p>8.426119</text:p>
          </table:table-cell>
          <table:table-cell office:value-type="float" office:value="3.691233" calcext:value-type="float">
            <text:p>3.691233</text:p>
          </table:table-cell>
          <table:table-cell office:value-type="float" office:value="3.228082" calcext:value-type="float">
            <text:p>3.228082</text:p>
          </table:table-cell>
          <table:table-cell office:value-type="float" office:value="3.339013" calcext:value-type="float">
            <text:p>3.339013</text:p>
          </table:table-cell>
          <table:table-cell office:value-type="float" office:value="296.09872" calcext:value-type="float">
            <text:p>296.09872</text:p>
          </table:table-cell>
          <table:table-cell office:value-type="float" office:value="27.902168" calcext:value-type="float">
            <text:p>27.902168</text:p>
          </table:table-cell>
          <table:table-cell office:value-type="float" office:value="1393688580" calcext:value-type="float">
            <text:p>1393688580</text:p>
          </table:table-cell>
          <table:table-cell office:value-type="string" calcext:value-type="string">
            <text:p>SoFiA J194423.70+275407.8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45+26</text:p>
          </table:table-cell>
          <table:table-cell office:value-type="float" office:value="3" calcext:value-type="float">
            <text:p>3</text:p>
          </table:table-cell>
          <table:table-cell office:value-type="float" office:value="34.049223990196" calcext:value-type="float">
            <text:p>34.049223990196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2003+2515</text:p>
          </table:table-cell>
          <table:table-cell table:style-name="ce3" office:value-type="string" calcext:value-type="string">
            <text:p>20:03:29</text:p>
          </table:table-cell>
          <table:table-cell table:style-name="ce3" office:value-type="string" calcext:value-type="string">
            <text:p>25:15:07</text:p>
          </table:table-cell>
          <table:table-cell office:value-type="float" office:value="63.5" calcext:value-type="float">
            <text:p>63.5</text:p>
          </table:table-cell>
          <table:table-cell office:value-type="float" office:value="-3.1" calcext:value-type="float">
            <text:p>-3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048" calcext:value-type="float">
            <text:p>3048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0.870833333333" calcext:value-type="float">
            <text:p>300.870833333333</text:p>
          </table:table-cell>
          <table:table-cell office:value-type="float" office:value="25.2519444444444" calcext:value-type="float">
            <text:p>25.2519444444444</text:p>
          </table:table-cell>
          <table:table-cell office:value-type="float" office:value="318" calcext:value-type="float">
            <text:p>318</text:p>
          </table:table-cell>
          <table:table-cell office:value-type="float" office:value="689" calcext:value-type="float">
            <text:p>689</text:p>
          </table:table-cell>
          <table:table-cell office:value-type="float" office:value="65.377" calcext:value-type="float">
            <text:p>65.377</text:p>
          </table:table-cell>
          <table:table-cell office:value-type="float" office:value="75.322" calcext:value-type="float">
            <text:p>75.322</text:p>
          </table:table-cell>
          <table:table-cell office:value-type="float" office:value="2009.935" calcext:value-type="float">
            <text:p>2009.935</text:p>
          </table:table-cell>
          <table:table-cell office:value-type="float" office:value="65.071" calcext:value-type="float">
            <text:p>65.071</text:p>
          </table:table-cell>
          <table:table-cell office:value-type="float" office:value="75.246" calcext:value-type="float">
            <text:p>75.246</text:p>
          </table:table-cell>
          <table:table-cell office:value-type="float" office:value="2009.934" calcext:value-type="float">
            <text:p>2009.934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994" calcext:value-type="float">
            <text:p>1994</text:p>
          </table:table-cell>
          <table:table-cell office:value-type="float" office:value="2021" calcext:value-type="float">
            <text:p>2021</text:p>
          </table:table-cell>
          <table:table-cell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0.609741" calcext:value-type="float">
            <text:p>0.609741</text:p>
          </table:table-cell>
          <table:table-cell office:value-type="float" office:value="0.00798927" calcext:value-type="float">
            <text:p>0.00798927</text:p>
          </table:table-cell>
          <table:table-cell office:value-type="float" office:value="0.03368119" calcext:value-type="float">
            <text:p>0.03368119</text:p>
          </table:table-cell>
          <table:table-cell office:value-type="float" office:value="0.003317843" calcext:value-type="float">
            <text:p>0.003317843</text:p>
          </table:table-cell>
          <table:table-cell office:value-type="float" office:value="0" calcext:value-type="float">
            <text:p>0</text:p>
          </table:table-cell>
          <table:table-cell office:value-type="float" office:value="133.1542" calcext:value-type="float">
            <text:p>133.1542</text:p>
          </table:table-cell>
          <table:table-cell office:value-type="float" office:value="5.1052" calcext:value-type="float">
            <text:p>5.1052</text:p>
          </table:table-cell>
          <table:table-cell office:value-type="float" office:value="0.2228509" calcext:value-type="float">
            <text:p>0.2228509</text:p>
          </table:table-cell>
          <table:table-cell office:value-type="float" office:value="4" calcext:value-type="float">
            <text:p>4</text:p>
          </table:table-cell>
          <table:table-cell office:value-type="float" office:value="-0.03961789" calcext:value-type="float">
            <text:p>-0.03961789</text:p>
          </table:table-cell>
          <table:table-cell office:value-type="float" office:value="29.26482" calcext:value-type="float">
            <text:p>29.26482</text:p>
          </table:table-cell>
          <table:table-cell office:value-type="float" office:value="25.67311" calcext:value-type="float">
            <text:p>25.67311</text:p>
          </table:table-cell>
          <table:table-cell office:value-type="float" office:value="996.5168" calcext:value-type="float">
            <text:p>996.5168</text:p>
          </table:table-cell>
          <table:table-cell office:value-type="float" office:value="1993.04" calcext:value-type="float">
            <text:p>1993.04</text:p>
          </table:table-cell>
          <table:table-cell office:value-type="float" office:value="0" calcext:value-type="float">
            <text:p>0</text:p>
          </table:table-cell>
          <table:table-cell office:value-type="float" office:value="3.530173" calcext:value-type="float">
            <text:p>3.530173</text:p>
          </table:table-cell>
          <table:table-cell office:value-type="float" office:value="2.985" calcext:value-type="float">
            <text:p>2.985</text:p>
          </table:table-cell>
          <table:table-cell office:value-type="float" office:value="-3.225838" calcext:value-type="float">
            <text:p>-3.225838</text:p>
          </table:table-cell>
          <table:table-cell office:value-type="float" office:value="2.996624" calcext:value-type="float">
            <text:p>2.996624</text:p>
          </table:table-cell>
          <table:table-cell office:value-type="float" office:value="2.795996" calcext:value-type="float">
            <text:p>2.795996</text:p>
          </table:table-cell>
          <table:table-cell office:value-type="float" office:value="-39.15343" calcext:value-type="float">
            <text:p>-39.15343</text:p>
          </table:table-cell>
          <table:table-cell office:value-type="float" office:value="4.837952" calcext:value-type="float">
            <text:p>4.837952</text:p>
          </table:table-cell>
          <table:table-cell office:value-type="float" office:value="0.02529817" calcext:value-type="float">
            <text:p>0.02529817</text:p>
          </table:table-cell>
          <table:table-cell office:value-type="float" office:value="0.1542693" calcext:value-type="float">
            <text:p>0.1542693</text:p>
          </table:table-cell>
          <table:table-cell office:value-type="float" office:value="0" calcext:value-type="float">
            <text:p>0</text:p>
          </table:table-cell>
          <table:table-cell office:value-type="float" office:value="89.03063" calcext:value-type="float">
            <text:p>89.03063</text:p>
          </table:table-cell>
          <table:table-cell office:value-type="float" office:value="0.0046645" calcext:value-type="float">
            <text:p>0.0046645</text:p>
          </table:table-cell>
          <table:table-cell office:value-type="float" office:value="38.05047" calcext:value-type="float">
            <text:p>38.05047</text:p>
          </table:table-cell>
          <table:table-cell office:value-type="float" office:value="26.45049" calcext:value-type="float">
            <text:p>26.45049</text:p>
          </table:table-cell>
          <table:table-cell office:value-type="float" office:value="18.18604" calcext:value-type="float">
            <text:p>18.18604</text:p>
          </table:table-cell>
          <table:table-cell office:value-type="float" office:value="26.10195" calcext:value-type="float">
            <text:p>26.10195</text:p>
          </table:table-cell>
          <table:table-cell office:value-type="float" office:value="300.8648" calcext:value-type="float">
            <text:p>300.8648</text:p>
          </table:table-cell>
          <table:table-cell office:value-type="float" office:value="25.251389" calcext:value-type="float">
            <text:p>25.251389</text:p>
          </table:table-cell>
          <table:table-cell office:value-type="float" office:value="1404998270" calcext:value-type="float">
            <text:p>1404998270</text:p>
          </table:table-cell>
          <table:table-cell office:value-type="string" calcext:value-type="string">
            <text:p>SoFiA J200327.56+251505.0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+26</text:p>
          </table:table-cell>
          <table:table-cell office:value-type="float" office:value="2" calcext:value-type="float">
            <text:p>2</text:p>
          </table:table-cell>
          <table:table-cell office:value-type="float" office:value="19.7460029446567" calcext:value-type="float">
            <text:p>19.7460029446567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2004+2727</text:p>
          </table:table-cell>
          <table:table-cell table:style-name="ce3" office:value-type="string" calcext:value-type="string">
            <text:p>20:04:10</text:p>
          </table:table-cell>
          <table:table-cell table:style-name="ce3" office:value-type="string" calcext:value-type="string">
            <text:p>27:27:56</text:p>
          </table:table-cell>
          <table:table-cell office:value-type="float" office:value="65.4" calcext:value-type="float">
            <text:p>65.4</text:p>
          </table:table-cell>
          <table:table-cell office:value-type="float" office:value="-2.1" calcext:value-type="float">
            <text:p>-2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336" calcext:value-type="float">
            <text:p>4336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60.9" calcext:value-type="float">
            <text:p>60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01.041666666667" calcext:value-type="float">
            <text:p>301.041666666667</text:p>
          </table:table-cell>
          <table:table-cell office:value-type="float" office:value="27.4655555555556" calcext:value-type="float">
            <text:p>27.4655555555556</text:p>
          </table:table-cell>
          <table:table-cell office:value-type="float" office:value="281" calcext:value-type="float">
            <text:p>281</text:p>
          </table:table-cell>
          <table:table-cell office:value-type="float" office:value="624" calcext:value-type="float">
            <text:p>624</text:p>
          </table:table-cell>
          <table:table-cell office:value-type="float" office:value="56.138" calcext:value-type="float">
            <text:p>56.138</text:p>
          </table:table-cell>
          <table:table-cell office:value-type="float" office:value="207.333" calcext:value-type="float">
            <text:p>207.333</text:p>
          </table:table-cell>
          <table:table-cell office:value-type="float" office:value="1741.402" calcext:value-type="float">
            <text:p>1741.402</text:p>
          </table:table-cell>
          <table:table-cell office:value-type="float" office:value="56.174" calcext:value-type="float">
            <text:p>56.174</text:p>
          </table:table-cell>
          <table:table-cell office:value-type="float" office:value="207.284" calcext:value-type="float">
            <text:p>207.284</text:p>
          </table:table-cell>
          <table:table-cell office:value-type="float" office:value="1741.556" calcext:value-type="float">
            <text:p>1741.55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1737" calcext:value-type="float">
            <text:p>1737</text:p>
          </table:table-cell>
          <table:table-cell office:value-type="float" office:value="1745" calcext:value-type="float">
            <text:p>174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441517" calcext:value-type="float">
            <text:p>0.441517</text:p>
          </table:table-cell>
          <table:table-cell office:value-type="float" office:value="0.0144179" calcext:value-type="float">
            <text:p>0.0144179</text:p>
          </table:table-cell>
          <table:table-cell office:value-type="float" office:value="0.01988001" calcext:value-type="float">
            <text:p>0.01988001</text:p>
          </table:table-cell>
          <table:table-cell office:value-type="float" office:value="0.01816294" calcext:value-type="float">
            <text:p>0.01816294</text:p>
          </table:table-cell>
          <table:table-cell office:value-type="float" office:value="0" calcext:value-type="float">
            <text:p>0</text:p>
          </table:table-cell>
          <table:table-cell office:value-type="float" office:value="7.580791" calcext:value-type="float">
            <text:p>7.580791</text:p>
          </table:table-cell>
          <table:table-cell office:value-type="float" office:value="0.9016535" calcext:value-type="float">
            <text:p>0.9016535</text:p>
          </table:table-cell>
          <table:table-cell office:value-type="float" office:value="0.1904266" calcext:value-type="float">
            <text:p>0.1904266</text:p>
          </table:table-cell>
          <table:table-cell office:value-type="float" office:value="4" calcext:value-type="float">
            <text:p>4</text:p>
          </table:table-cell>
          <table:table-cell office:value-type="float" office:value="-0.2351562" calcext:value-type="float">
            <text:p>-0.2351562</text:p>
          </table:table-cell>
          <table:table-cell office:value-type="float" office:value="6.742196" calcext:value-type="float">
            <text:p>6.742196</text:p>
          </table:table-cell>
          <table:table-cell office:value-type="float" office:value="4.654831" calcext:value-type="float">
            <text:p>4.654831</text:p>
          </table:table-cell>
          <table:table-cell office:value-type="float" office:value="868.5099" calcext:value-type="float">
            <text:p>868.5099</text:p>
          </table:table-cell>
          <table:table-cell office:value-type="float" office:value="1737.235" calcext:value-type="float">
            <text:p>1737.235</text:p>
          </table:table-cell>
          <table:table-cell office:value-type="float" office:value="0" calcext:value-type="float">
            <text:p>0</text:p>
          </table:table-cell>
          <table:table-cell office:value-type="float" office:value="2.447635" calcext:value-type="float">
            <text:p>2.447635</text:p>
          </table:table-cell>
          <table:table-cell office:value-type="float" office:value="1.567428" calcext:value-type="float">
            <text:p>1.567428</text:p>
          </table:table-cell>
          <table:table-cell office:value-type="float" office:value="-80.37848" calcext:value-type="float">
            <text:p>-80.37848</text:p>
          </table:table-cell>
          <table:table-cell office:value-type="float" office:value="2.209852" calcext:value-type="float">
            <text:p>2.209852</text:p>
          </table:table-cell>
          <table:table-cell office:value-type="float" office:value="1.658974" calcext:value-type="float">
            <text:p>1.658974</text:p>
          </table:table-cell>
          <table:table-cell office:value-type="float" office:value="87.29853" calcext:value-type="float">
            <text:p>87.29853</text:p>
          </table:table-cell>
          <table:table-cell office:value-type="float" office:value="0.9162981" calcext:value-type="float">
            <text:p>0.9162981</text:p>
          </table:table-cell>
          <table:table-cell office:value-type="float" office:value="0.01999743" calcext:value-type="float">
            <text:p>0.01999743</text:p>
          </table:table-cell>
          <table:table-cell office:value-type="float" office:value="0.124468" calcext:value-type="float">
            <text:p>0.124468</text:p>
          </table:table-cell>
          <table:table-cell office:value-type="float" office:value="0" calcext:value-type="float">
            <text:p>0</text:p>
          </table:table-cell>
          <table:table-cell office:value-type="float" office:value="86.17872" calcext:value-type="float">
            <text:p>86.17872</text:p>
          </table:table-cell>
          <table:table-cell office:value-type="float" office:value="0.0051309" calcext:value-type="float">
            <text:p>0.0051309</text:p>
          </table:table-cell>
          <table:table-cell office:value-type="float" office:value="19.14633" calcext:value-type="float">
            <text:p>19.14633</text:p>
          </table:table-cell>
          <table:table-cell office:value-type="float" office:value="6.818693" calcext:value-type="float">
            <text:p>6.818693</text:p>
          </table:table-cell>
          <table:table-cell office:value-type="float" office:value="4.704844" calcext:value-type="float">
            <text:p>4.704844</text:p>
          </table:table-cell>
          <table:table-cell office:value-type="float" office:value="5.715849" calcext:value-type="float">
            <text:p>5.715849</text:p>
          </table:table-cell>
          <table:table-cell office:value-type="float" office:value="301.04855" calcext:value-type="float">
            <text:p>301.04855</text:p>
          </table:table-cell>
          <table:table-cell office:value-type="float" office:value="27.451002" calcext:value-type="float">
            <text:p>27.451002</text:p>
          </table:table-cell>
          <table:table-cell office:value-type="float" office:value="1399619580" calcext:value-type="float">
            <text:p>1399619580</text:p>
          </table:table-cell>
          <table:table-cell office:value-type="string" calcext:value-type="string">
            <text:p>SoFiA J200411.65+272703.6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+26</text:p>
          </table:table-cell>
          <table:table-cell office:value-type="float" office:value="2" calcext:value-type="float">
            <text:p>2</text:p>
          </table:table-cell>
          <table:table-cell office:value-type="float" office:value="56.819869911693" calcext:value-type="float">
            <text:p>56.819869911693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1957+2633</text:p>
          </table:table-cell>
          <table:table-cell table:style-name="ce3" office:value-type="string" calcext:value-type="string">
            <text:p>19:57:37</text:p>
          </table:table-cell>
          <table:table-cell table:style-name="ce3" office:value-type="string" calcext:value-type="string">
            <text:p>26:33:21</text:p>
          </table:table-cell>
          <table:table-cell office:value-type="float" office:value="63.9" calcext:value-type="float">
            <text:p>63.9</text:p>
          </table:table-cell>
          <table:table-cell office:value-type="float" office:value="-1.3" calcext:value-type="float">
            <text:p>-1.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4405" calcext:value-type="float">
            <text:p>4405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63.9" calcext:value-type="float">
            <text:p>63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9.404166666667" calcext:value-type="float">
            <text:p>299.404166666667</text:p>
          </table:table-cell>
          <table:table-cell office:value-type="float" office:value="26.5558333333333" calcext:value-type="float">
            <text:p>26.5558333333333</text:p>
          </table:table-cell>
          <table:table-cell office:value-type="float" office:value="273" calcext:value-type="float">
            <text:p>273</text:p>
          </table:table-cell>
          <table:table-cell office:value-type="float" office:value="611" calcext:value-type="float">
            <text:p>611</text:p>
          </table:table-cell>
          <table:table-cell office:value-type="float" office:value="144.603" calcext:value-type="float">
            <text:p>144.603</text:p>
          </table:table-cell>
          <table:table-cell office:value-type="float" office:value="154.203" calcext:value-type="float">
            <text:p>154.203</text:p>
          </table:table-cell>
          <table:table-cell office:value-type="float" office:value="1697.009" calcext:value-type="float">
            <text:p>1697.009</text:p>
          </table:table-cell>
          <table:table-cell office:value-type="float" office:value="144.453" calcext:value-type="float">
            <text:p>144.453</text:p>
          </table:table-cell>
          <table:table-cell office:value-type="float" office:value="154.09" calcext:value-type="float">
            <text:p>154.09</text:p>
          </table:table-cell>
          <table:table-cell office:value-type="float" office:value="1696.051" calcext:value-type="float">
            <text:p>1696.051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686" calcext:value-type="float">
            <text:p>1686</text:p>
          </table:table-cell>
          <table:table-cell office:value-type="float" office:value="1729" calcext:value-type="float">
            <text:p>1729</text:p>
          </table:table-cell>
          <table:table-cell office:value-type="float" office:value="459" calcext:value-type="float">
            <text:p>45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584381" calcext:value-type="float">
            <text:p>0.584381</text:p>
          </table:table-cell>
          <table:table-cell office:value-type="float" office:value="0.04180842" calcext:value-type="float">
            <text:p>0.04180842</text:p>
          </table:table-cell>
          <table:table-cell office:value-type="float" office:value="0.0375896" calcext:value-type="float">
            <text:p>0.0375896</text:p>
          </table:table-cell>
          <table:table-cell office:value-type="float" office:value="0.005286746" calcext:value-type="float">
            <text:p>0.005286746</text:p>
          </table:table-cell>
          <table:table-cell office:value-type="float" office:value="0" calcext:value-type="float">
            <text:p>0</text:p>
          </table:table-cell>
          <table:table-cell office:value-type="float" office:value="216.3166" calcext:value-type="float">
            <text:p>216.3166</text:p>
          </table:table-cell>
          <table:table-cell office:value-type="float" office:value="3.272261" calcext:value-type="float">
            <text:p>3.272261</text:p>
          </table:table-cell>
          <table:table-cell office:value-type="float" office:value="0.2312414" calcext:value-type="float">
            <text:p>0.2312414</text:p>
          </table:table-cell>
          <table:table-cell office:value-type="float" office:value="4" calcext:value-type="float">
            <text:p>4</text:p>
          </table:table-cell>
          <table:table-cell office:value-type="float" office:value="-0.08894145" calcext:value-type="float">
            <text:p>-0.08894145</text:p>
          </table:table-cell>
          <table:table-cell office:value-type="float" office:value="19.77436" calcext:value-type="float">
            <text:p>19.77436</text:p>
          </table:table-cell>
          <table:table-cell office:value-type="float" office:value="13.01828" calcext:value-type="float">
            <text:p>13.01828</text:p>
          </table:table-cell>
          <table:table-cell office:value-type="float" office:value="836.0188" calcext:value-type="float">
            <text:p>836.0188</text:p>
          </table:table-cell>
          <table:table-cell office:value-type="float" office:value="1672.089" calcext:value-type="float">
            <text:p>1672.089</text:p>
          </table:table-cell>
          <table:table-cell office:value-type="float" office:value="0" calcext:value-type="float">
            <text:p>0</text:p>
          </table:table-cell>
          <table:table-cell office:value-type="float" office:value="3.283972" calcext:value-type="float">
            <text:p>3.283972</text:p>
          </table:table-cell>
          <table:table-cell office:value-type="float" office:value="2.322513" calcext:value-type="float">
            <text:p>2.322513</text:p>
          </table:table-cell>
          <table:table-cell office:value-type="float" office:value="-41.29339" calcext:value-type="float">
            <text:p>-41.29339</text:p>
          </table:table-cell>
          <table:table-cell office:value-type="float" office:value="2.900857" calcext:value-type="float">
            <text:p>2.900857</text:p>
          </table:table-cell>
          <table:table-cell office:value-type="float" office:value="2.205893" calcext:value-type="float">
            <text:p>2.205893</text:p>
          </table:table-cell>
          <table:table-cell office:value-type="float" office:value="-35.62582" calcext:value-type="float">
            <text:p>-35.62582</text:p>
          </table:table-cell>
          <table:table-cell office:value-type="float" office:value="3.456701" calcext:value-type="float">
            <text:p>3.456701</text:p>
          </table:table-cell>
          <table:table-cell office:value-type="float" office:value="0.02117534" calcext:value-type="float">
            <text:p>0.02117534</text:p>
          </table:table-cell>
          <table:table-cell office:value-type="float" office:value="0.1708191" calcext:value-type="float">
            <text:p>0.1708191</text:p>
          </table:table-cell>
          <table:table-cell office:value-type="float" office:value="0" calcext:value-type="float">
            <text:p>0</text:p>
          </table:table-cell>
          <table:table-cell office:value-type="float" office:value="212.5546" calcext:value-type="float">
            <text:p>212.5546</text:p>
          </table:table-cell>
          <table:table-cell office:value-type="float" office:value="0.0048162" calcext:value-type="float">
            <text:p>0.0048162</text:p>
          </table:table-cell>
          <table:table-cell office:value-type="float" office:value="34.13834" calcext:value-type="float">
            <text:p>34.13834</text:p>
          </table:table-cell>
          <table:table-cell office:value-type="float" office:value="15.5694" calcext:value-type="float">
            <text:p>15.5694</text:p>
          </table:table-cell>
          <table:table-cell office:value-type="float" office:value="12.07618" calcext:value-type="float">
            <text:p>12.07618</text:p>
          </table:table-cell>
          <table:table-cell office:value-type="float" office:value="14.8029" calcext:value-type="float">
            <text:p>14.8029</text:p>
          </table:table-cell>
          <table:table-cell office:value-type="float" office:value="299.39526" calcext:value-type="float">
            <text:p>299.39526</text:p>
          </table:table-cell>
          <table:table-cell office:value-type="float" office:value="26.5669" calcext:value-type="float">
            <text:p>26.5669</text:p>
          </table:table-cell>
          <table:table-cell office:value-type="float" office:value="1398707580" calcext:value-type="float">
            <text:p>1398707580</text:p>
          </table:table-cell>
          <table:table-cell office:value-type="string" calcext:value-type="string">
            <text:p>SoFiA J195734.86+263400.8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+26</text:p>
          </table:table-cell>
          <table:table-cell office:value-type="float" office:value="2" calcext:value-type="float">
            <text:p>2</text:p>
          </table:table-cell>
          <table:table-cell office:value-type="float" office:value="49.0892917093396" calcext:value-type="float">
            <text:p>49.0892917093396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2007+2341</text:p>
          </table:table-cell>
          <table:table-cell table:style-name="ce3" office:value-type="string" calcext:value-type="string">
            <text:p>20:07:49</text:p>
          </table:table-cell>
          <table:table-cell table:style-name="ce3" office:value-type="string" calcext:value-type="string">
            <text:p>23:41:08</text:p>
          </table:table-cell>
          <table:table-cell office:value-type="float" office:value="62.7" calcext:value-type="float">
            <text:p>62.7</text:p>
          </table:table-cell>
          <table:table-cell office:value-type="float" office:value="-4.8" calcext:value-type="float">
            <text:p>-4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351" calcext:value-type="float">
            <text:p>235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3.5" calcext:value-type="float">
            <text:p>33.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office:value-type="float" office:value="301.954166666667" calcext:value-type="float">
            <text:p>301.954166666667</text:p>
          </table:table-cell>
          <table:table-cell office:value-type="float" office:value="23.6855555555556" calcext:value-type="float">
            <text:p>23.6855555555556</text:p>
          </table:table-cell>
          <table:table-cell office:value-type="float" office:value="24" calcext:value-type="float">
            <text:p>24</text:p>
          </table:table-cell>
          <table:table-cell office:value-type="float" office:value="1569" calcext:value-type="float">
            <text:p>1569</text:p>
          </table:table-cell>
          <table:table-cell office:value-type="float" office:value="211.384" calcext:value-type="float">
            <text:p>211.384</text:p>
          </table:table-cell>
          <table:table-cell office:value-type="float" office:value="251.133" calcext:value-type="float">
            <text:p>251.133</text:p>
          </table:table-cell>
          <table:table-cell office:value-type="float" office:value="750.339" calcext:value-type="float">
            <text:p>750.339</text:p>
          </table:table-cell>
          <table:table-cell office:value-type="float" office:value="211.295" calcext:value-type="float">
            <text:p>211.295</text:p>
          </table:table-cell>
          <table:table-cell office:value-type="float" office:value="251.548" calcext:value-type="float">
            <text:p>251.548</text:p>
          </table:table-cell>
          <table:table-cell office:value-type="float" office:value="750.236" calcext:value-type="float">
            <text:p>750.236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731" calcext:value-type="float">
            <text:p>731</text:p>
          </table:table-cell>
          <table:table-cell office:value-type="float" office:value="762" calcext:value-type="float">
            <text:p>762</text:p>
          </table:table-cell>
          <table:table-cell office:value-type="float" office:value="1395" calcext:value-type="float">
            <text:p>1395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0.425501" calcext:value-type="float">
            <text:p>0.425501</text:p>
          </table:table-cell>
          <table:table-cell office:value-type="float" office:value="0.04772694" calcext:value-type="float">
            <text:p>0.04772694</text:p>
          </table:table-cell>
          <table:table-cell office:value-type="float" office:value="0.0269191" calcext:value-type="float">
            <text:p>0.0269191</text:p>
          </table:table-cell>
          <table:table-cell office:value-type="float" office:value="0.2158534" calcext:value-type="float">
            <text:p>0.2158534</text:p>
          </table:table-cell>
          <table:table-cell office:value-type="float" office:value="0" calcext:value-type="float">
            <text:p>0</text:p>
          </table:table-cell>
          <table:table-cell office:value-type="float" office:value="355.0916" calcext:value-type="float">
            <text:p>355.0916</text:p>
          </table:table-cell>
          <table:table-cell office:value-type="float" office:value="9.852295" calcext:value-type="float">
            <text:p>9.852295</text:p>
          </table:table-cell>
          <table:table-cell office:value-type="float" office:value="0.7135336" calcext:value-type="float">
            <text:p>0.7135336</text:p>
          </table:table-cell>
          <table:table-cell office:value-type="float" office:value="6" calcext:value-type="float">
            <text:p>6</text:p>
          </table:table-cell>
          <table:table-cell office:value-type="float" office:value="-0.03072498" calcext:value-type="float">
            <text:p>-0.03072498</text:p>
          </table:table-cell>
          <table:table-cell office:value-type="float" office:value="19.64858" calcext:value-type="float">
            <text:p>19.64858</text:p>
          </table:table-cell>
          <table:table-cell office:value-type="float" office:value="13.00809" calcext:value-type="float">
            <text:p>13.00809</text:p>
          </table:table-cell>
          <table:table-cell office:value-type="float" office:value="366.0135" calcext:value-type="float">
            <text:p>366.0135</text:p>
          </table:table-cell>
          <table:table-cell office:value-type="float" office:value="732.0892" calcext:value-type="float">
            <text:p>732.0892</text:p>
          </table:table-cell>
          <table:table-cell office:value-type="float" office:value="0" calcext:value-type="float">
            <text:p>0</text:p>
          </table:table-cell>
          <table:table-cell office:value-type="float" office:value="14.01204" calcext:value-type="float">
            <text:p>14.01204</text:p>
          </table:table-cell>
          <table:table-cell office:value-type="float" office:value="4.087052" calcext:value-type="float">
            <text:p>4.087052</text:p>
          </table:table-cell>
          <table:table-cell office:value-type="float" office:value="17.19933" calcext:value-type="float">
            <text:p>17.19933</text:p>
          </table:table-cell>
          <table:table-cell office:value-type="float" office:value="13.65954" calcext:value-type="float">
            <text:p>13.65954</text:p>
          </table:table-cell>
          <table:table-cell office:value-type="float" office:value="3.416824" calcext:value-type="float">
            <text:p>3.416824</text:p>
          </table:table-cell>
          <table:table-cell office:value-type="float" office:value="15.75171" calcext:value-type="float">
            <text:p>15.75171</text:p>
          </table:table-cell>
          <table:table-cell office:value-type="float" office:value="10.64268" calcext:value-type="float">
            <text:p>10.64268</text:p>
          </table:table-cell>
          <table:table-cell office:value-type="float" office:value="0.02512072" calcext:value-type="float">
            <text:p>0.02512072</text:p>
          </table:table-cell>
          <table:table-cell office:value-type="float" office:value="0.01109824" calcext:value-type="float">
            <text:p>0.01109824</text:p>
          </table:table-cell>
          <table:table-cell office:value-type="float" office:value="0" calcext:value-type="float">
            <text:p>0</text:p>
          </table:table-cell>
          <table:table-cell office:value-type="float" office:value="194.0071" calcext:value-type="float">
            <text:p>194.0071</text:p>
          </table:table-cell>
          <table:table-cell office:value-type="float" office:value="0.0049112" calcext:value-type="float">
            <text:p>0.0049112</text:p>
          </table:table-cell>
          <table:table-cell office:value-type="float" office:value="58.06155" calcext:value-type="float">
            <text:p>58.06155</text:p>
          </table:table-cell>
          <table:table-cell office:value-type="float" office:value="20.73123" calcext:value-type="float">
            <text:p>20.73123</text:p>
          </table:table-cell>
          <table:table-cell office:value-type="float" office:value="14.67411" calcext:value-type="float">
            <text:p>14.67411</text:p>
          </table:table-cell>
          <table:table-cell office:value-type="float" office:value="27.7416" calcext:value-type="float">
            <text:p>27.7416</text:p>
          </table:table-cell>
          <table:table-cell office:value-type="float" office:value="301.9426" calcext:value-type="float">
            <text:p>301.9426</text:p>
          </table:table-cell>
          <table:table-cell office:value-type="float" office:value="23.683002" calcext:value-type="float">
            <text:p>23.683002</text:p>
          </table:table-cell>
          <table:table-cell office:value-type="float" office:value="1379751940" calcext:value-type="float">
            <text:p>1379751940</text:p>
          </table:table-cell>
          <table:table-cell office:value-type="string" calcext:value-type="string">
            <text:p>SoFiA J200746.22+234058.8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+22</text:p>
          </table:table-cell>
          <table:table-cell office:value-type="float" office:value="3" calcext:value-type="float">
            <text:p>3</text:p>
          </table:table-cell>
          <table:table-cell office:value-type="float" office:value="39.2252034757098" calcext:value-type="float">
            <text:p>39.2252034757098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2018+2319</text:p>
          </table:table-cell>
          <table:table-cell table:style-name="ce3" office:value-type="string" calcext:value-type="string">
            <text:p>20:18:43</text:p>
          </table:table-cell>
          <table:table-cell table:style-name="ce3" office:value-type="string" calcext:value-type="string">
            <text:p>23:19:54</text:p>
          </table:table-cell>
          <table:table-cell office:value-type="float" office:value="63.7" calcext:value-type="float">
            <text:p>63.7</text:p>
          </table:table-cell>
          <table:table-cell office:value-type="float" office:value="-7.1" calcext:value-type="float">
            <text:p>-7.1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6.6" calcext:value-type="float">
            <text:p>6.6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office:value-type="float" office:value="304.679166666667" calcext:value-type="float">
            <text:p>304.679166666667</text:p>
          </table:table-cell>
          <table:table-cell office:value-type="float" office:value="23.3316666666667" calcext:value-type="float">
            <text:p>23.3316666666667</text:p>
          </table:table-cell>
          <table:table-cell office:value-type="float" office:value="72" calcext:value-type="float">
            <text:p>72</text:p>
          </table:table-cell>
          <table:table-cell office:value-type="float" office:value="5088" calcext:value-type="float">
            <text:p>5088</text:p>
          </table:table-cell>
          <table:table-cell office:value-type="float" office:value="60.937" calcext:value-type="float">
            <text:p>60.937</text:p>
          </table:table-cell>
          <table:table-cell office:value-type="float" office:value="230.117" calcext:value-type="float">
            <text:p>230.117</text:p>
          </table:table-cell>
          <table:table-cell office:value-type="float" office:value="2620.354" calcext:value-type="float">
            <text:p>2620.354</text:p>
          </table:table-cell>
          <table:table-cell office:value-type="float" office:value="60.92" calcext:value-type="float">
            <text:p>60.92</text:p>
          </table:table-cell>
          <table:table-cell office:value-type="float" office:value="230.041" calcext:value-type="float">
            <text:p>230.041</text:p>
          </table:table-cell>
          <table:table-cell office:value-type="float" office:value="2620.554" calcext:value-type="float">
            <text:p>2620.55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office:value-type="float" office:value="2614" calcext:value-type="float">
            <text:p>2614</text:p>
          </table:table-cell>
          <table:table-cell office:value-type="float" office:value="2625" calcext:value-type="float">
            <text:p>2625</text:p>
          </table:table-cell>
          <table:table-cell office:value-type="float" office:value="316" calcext:value-type="float">
            <text:p>3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0.804107" calcext:value-type="float">
            <text:p>0.804107</text:p>
          </table:table-cell>
          <table:table-cell office:value-type="float" office:value="0.09650452" calcext:value-type="float">
            <text:p>0.09650452</text:p>
          </table:table-cell>
          <table:table-cell office:value-type="float" office:value="0.02246026" calcext:value-type="float">
            <text:p>0.02246026</text:p>
          </table:table-cell>
          <table:table-cell office:value-type="float" office:value="0.002184935" calcext:value-type="float">
            <text:p>0.002184935</text:p>
          </table:table-cell>
          <table:table-cell office:value-type="float" office:value="0" calcext:value-type="float">
            <text:p>0</text:p>
          </table:table-cell>
          <table:table-cell office:value-type="float" office:value="95.87795" calcext:value-type="float">
            <text:p>95.87795</text:p>
          </table:table-cell>
          <table:table-cell office:value-type="float" office:value="3.114087" calcext:value-type="float">
            <text:p>3.114087</text:p>
          </table:table-cell>
          <table:table-cell office:value-type="float" office:value="0.5276245" calcext:value-type="float">
            <text:p>0.5276245</text:p>
          </table:table-cell>
          <table:table-cell office:value-type="float" office:value="3" calcext:value-type="float">
            <text:p>3</text:p>
          </table:table-cell>
          <table:table-cell office:value-type="float" office:value="-0.204936" calcext:value-type="float">
            <text:p>-0.204936</text:p>
          </table:table-cell>
          <table:table-cell office:value-type="float" office:value="8.463835" calcext:value-type="float">
            <text:p>8.463835</text:p>
          </table:table-cell>
          <table:table-cell office:value-type="float" office:value="5.574137" calcext:value-type="float">
            <text:p>5.574137</text:p>
          </table:table-cell>
          <table:table-cell office:value-type="float" office:value="1307.011" calcext:value-type="float">
            <text:p>1307.011</text:p>
          </table:table-cell>
          <table:table-cell office:value-type="float" office:value="2614.205" calcext:value-type="float">
            <text:p>2614.205</text:p>
          </table:table-cell>
          <table:table-cell office:value-type="float" office:value="0" calcext:value-type="float">
            <text:p>0</text:p>
          </table:table-cell>
          <table:table-cell office:value-type="float" office:value="3.615506" calcext:value-type="float">
            <text:p>3.615506</text:p>
          </table:table-cell>
          <table:table-cell office:value-type="float" office:value="3.350016" calcext:value-type="float">
            <text:p>3.350016</text:p>
          </table:table-cell>
          <table:table-cell office:value-type="float" office:value="-25.2427" calcext:value-type="float">
            <text:p>-25.2427</text:p>
          </table:table-cell>
          <table:table-cell office:value-type="float" office:value="3.351404" calcext:value-type="float">
            <text:p>3.351404</text:p>
          </table:table-cell>
          <table:table-cell office:value-type="float" office:value="3.147342" calcext:value-type="float">
            <text:p>3.147342</text:p>
          </table:table-cell>
          <table:table-cell office:value-type="float" office:value="-83.76208" calcext:value-type="float">
            <text:p>-83.76208</text:p>
          </table:table-cell>
          <table:table-cell office:value-type="float" office:value="3.197639" calcext:value-type="float">
            <text:p>3.197639</text:p>
          </table:table-cell>
          <table:table-cell office:value-type="float" office:value="0.0275207" calcext:value-type="float">
            <text:p>0.0275207</text:p>
          </table:table-cell>
          <table:table-cell office:value-type="float" office:value="0.4039708" calcext:value-type="float">
            <text:p>0.4039708</text:p>
          </table:table-cell>
          <table:table-cell office:value-type="float" office:value="0" calcext:value-type="float">
            <text:p>0</text:p>
          </table:table-cell>
          <table:table-cell office:value-type="float" office:value="103.8406" calcext:value-type="float">
            <text:p>103.8406</text:p>
          </table:table-cell>
          <table:table-cell office:value-type="float" office:value="0.0047494" calcext:value-type="float">
            <text:p>0.0047494</text:p>
          </table:table-cell>
          <table:table-cell office:value-type="float" office:value="37.87476" calcext:value-type="float">
            <text:p>37.87476</text:p>
          </table:table-cell>
          <table:table-cell office:value-type="float" office:value="8.000498" calcext:value-type="float">
            <text:p>8.000498</text:p>
          </table:table-cell>
          <table:table-cell office:value-type="float" office:value="4.970061" calcext:value-type="float">
            <text:p>4.970061</text:p>
          </table:table-cell>
          <table:table-cell office:value-type="float" office:value="6.691415" calcext:value-type="float">
            <text:p>6.691415</text:p>
          </table:table-cell>
          <table:table-cell office:value-type="float" office:value="304.6772" calcext:value-type="float">
            <text:p>304.6772</text:p>
          </table:table-cell>
          <table:table-cell office:value-type="float" office:value="23.331585" calcext:value-type="float">
            <text:p>23.331585</text:p>
          </table:table-cell>
          <table:table-cell office:value-type="float" office:value="1417236100" calcext:value-type="float">
            <text:p>1417236100</text:p>
          </table:table-cell>
          <table:table-cell office:value-type="string" calcext:value-type="string">
            <text:p>SoFiA J201842.53+231953.7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+22</text:p>
          </table:table-cell>
          <table:table-cell office:value-type="float" office:value="3" calcext:value-type="float">
            <text:p>3</text:p>
          </table:table-cell>
          <table:table-cell office:value-type="float" office:value="6.50769805438062" calcext:value-type="float">
            <text:p>6.50769805438062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2030+2017</text:p>
          </table:table-cell>
          <table:table-cell table:style-name="ce3" office:value-type="string" calcext:value-type="string">
            <text:p>20:30:50</text:p>
          </table:table-cell>
          <table:table-cell table:style-name="ce3" office:value-type="string" calcext:value-type="string">
            <text:p>20:17:42</text:p>
          </table:table-cell>
          <table:table-cell office:value-type="float" office:value="62.8" calcext:value-type="float">
            <text:p>62.8</text:p>
          </table:table-cell>
          <table:table-cell office:value-type="float" office:value="-11.1" calcext:value-type="float">
            <text:p>-11.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687" calcext:value-type="float">
            <text:p>368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52.7" calcext:value-type="float">
            <text:p>5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7.708333333333" calcext:value-type="float">
            <text:p>307.708333333333</text:p>
          </table:table-cell>
          <table:table-cell office:value-type="float" office:value="20.295" calcext:value-type="float">
            <text:p>20.295</text:p>
          </table:table-cell>
          <table:table-cell office:value-type="float" office:value="219" calcext:value-type="float">
            <text:p>219</text:p>
          </table:table-cell>
          <table:table-cell office:value-type="float" office:value="407" calcext:value-type="float">
            <text:p>407</text:p>
          </table:table-cell>
          <table:table-cell office:value-type="float" office:value="100.705" calcext:value-type="float">
            <text:p>100.705</text:p>
          </table:table-cell>
          <table:table-cell office:value-type="float" office:value="47.598" calcext:value-type="float">
            <text:p>47.598</text:p>
          </table:table-cell>
          <table:table-cell office:value-type="float" office:value="1851.5" calcext:value-type="float">
            <text:p>1851.5</text:p>
          </table:table-cell>
          <table:table-cell office:value-type="float" office:value="100.535" calcext:value-type="float">
            <text:p>100.535</text:p>
          </table:table-cell>
          <table:table-cell office:value-type="float" office:value="47.771" calcext:value-type="float">
            <text:p>47.771</text:p>
          </table:table-cell>
          <table:table-cell office:value-type="float" office:value="1851.767" calcext:value-type="float">
            <text:p>1851.767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1847" calcext:value-type="float">
            <text:p>1847</text:p>
          </table:table-cell>
          <table:table-cell office:value-type="float" office:value="1857" calcext:value-type="float">
            <text:p>1857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592999" calcext:value-type="float">
            <text:p>0.592999</text:p>
          </table:table-cell>
          <table:table-cell office:value-type="float" office:value="0.3405812" calcext:value-type="float">
            <text:p>0.3405812</text:p>
          </table:table-cell>
          <table:table-cell office:value-type="float" office:value="0.1275929" calcext:value-type="float">
            <text:p>0.1275929</text:p>
          </table:table-cell>
          <table:table-cell office:value-type="float" office:value="0.01782605" calcext:value-type="float">
            <text:p>0.01782605</text:p>
          </table:table-cell>
          <table:table-cell office:value-type="float" office:value="0" calcext:value-type="float">
            <text:p>0</text:p>
          </table:table-cell>
          <table:table-cell office:value-type="float" office:value="14.6358" calcext:value-type="float">
            <text:p>14.6358</text:p>
          </table:table-cell>
          <table:table-cell office:value-type="float" office:value="1.914266" calcext:value-type="float">
            <text:p>1.914266</text:p>
          </table:table-cell>
          <table:table-cell office:value-type="float" office:value="0.2147324" calcext:value-type="float">
            <text:p>0.2147324</text:p>
          </table:table-cell>
          <table:table-cell office:value-type="float" office:value="4" calcext:value-type="float">
            <text:p>4</text:p>
          </table:table-cell>
          <table:table-cell office:value-type="float" office:value="-0.1391849" calcext:value-type="float">
            <text:p>-0.1391849</text:p>
          </table:table-cell>
          <table:table-cell office:value-type="float" office:value="12" calcext:value-type="float">
            <text:p>12</text:p>
          </table:table-cell>
          <table:table-cell office:value-type="float" office:value="9.063809" calcext:value-type="float">
            <text:p>9.063809</text:p>
          </table:table-cell>
          <table:table-cell office:value-type="float" office:value="922.5638" calcext:value-type="float">
            <text:p>922.5638</text:p>
          </table:table-cell>
          <table:table-cell office:value-type="float" office:value="1845.139" calcext:value-type="float">
            <text:p>1845.139</text:p>
          </table:table-cell>
          <table:table-cell office:value-type="float" office:value="0" calcext:value-type="float">
            <text:p>0</text:p>
          </table:table-cell>
          <table:table-cell office:value-type="float" office:value="2.389475" calcext:value-type="float">
            <text:p>2.389475</text:p>
          </table:table-cell>
          <table:table-cell office:value-type="float" office:value="2.009974" calcext:value-type="float">
            <text:p>2.009974</text:p>
          </table:table-cell>
          <table:table-cell office:value-type="float" office:value="-84.56783" calcext:value-type="float">
            <text:p>-84.56783</text:p>
          </table:table-cell>
          <table:table-cell office:value-type="float" office:value="2.034193" calcext:value-type="float">
            <text:p>2.034193</text:p>
          </table:table-cell>
          <table:table-cell office:value-type="float" office:value="1.847288" calcext:value-type="float">
            <text:p>1.847288</text:p>
          </table:table-cell>
          <table:table-cell office:value-type="float" office:value="88.11453" calcext:value-type="float">
            <text:p>88.11453</text:p>
          </table:table-cell>
          <table:table-cell office:value-type="float" office:value="1.762477" calcext:value-type="float">
            <text:p>1.762477</text:p>
          </table:table-cell>
          <table:table-cell office:value-type="float" office:value="0.02486147" calcext:value-type="float">
            <text:p>0.02486147</text:p>
          </table:table-cell>
          <table:table-cell office:value-type="float" office:value="0.1531918" calcext:value-type="float">
            <text:p>0.1531918</text:p>
          </table:table-cell>
          <table:table-cell office:value-type="float" office:value="0" calcext:value-type="float">
            <text:p>0</text:p>
          </table:table-cell>
          <table:table-cell office:value-type="float" office:value="318.9651" calcext:value-type="float">
            <text:p>318.9651</text:p>
          </table:table-cell>
          <table:table-cell office:value-type="float" office:value="0.0047458" calcext:value-type="float">
            <text:p>0.0047458</text:p>
          </table:table-cell>
          <table:table-cell office:value-type="float" office:value="32.32394" calcext:value-type="float">
            <text:p>32.32394</text:p>
          </table:table-cell>
          <table:table-cell office:value-type="float" office:value="10.58648" calcext:value-type="float">
            <text:p>10.58648</text:p>
          </table:table-cell>
          <table:table-cell office:value-type="float" office:value="8.590898" calcext:value-type="float">
            <text:p>8.590898</text:p>
          </table:table-cell>
          <table:table-cell office:value-type="float" office:value="10.26866" calcext:value-type="float">
            <text:p>10.26866</text:p>
          </table:table-cell>
          <table:table-cell office:value-type="float" office:value="307.70374" calcext:value-type="float">
            <text:p>307.70374</text:p>
          </table:table-cell>
          <table:table-cell office:value-type="float" office:value="20.295834" calcext:value-type="float">
            <text:p>20.295834</text:p>
          </table:table-cell>
          <table:table-cell office:value-type="float" office:value="1401828350" calcext:value-type="float">
            <text:p>1401828350</text:p>
          </table:table-cell>
          <table:table-cell office:value-type="string" calcext:value-type="string">
            <text:p>SoFiA J203048.90+201745.0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30+22</text:p>
          </table:table-cell>
          <table:table-cell office:value-type="float" office:value="6" calcext:value-type="float">
            <text:p>6</text:p>
          </table:table-cell>
          <table:table-cell office:value-type="float" office:value="15.7973286352135" calcext:value-type="float">
            <text:p>15.7973286352135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2047+2048</text:p>
          </table:table-cell>
          <table:table-cell table:style-name="ce3" office:value-type="string" calcext:value-type="string">
            <text:p>20:47:35</text:p>
          </table:table-cell>
          <table:table-cell table:style-name="ce3" office:value-type="string" calcext:value-type="string">
            <text:p>20:48:39</text:p>
          </table:table-cell>
          <table:table-cell office:value-type="float" office:value="65.6" calcext:value-type="float">
            <text:p>65.6</text:p>
          </table:table-cell>
          <table:table-cell office:value-type="float" office:value="-14" calcext:value-type="float">
            <text:p>-14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0615" calcext:value-type="float">
            <text:p>10615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151.9" calcext:value-type="float">
            <text:p>151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11.895833333333" calcext:value-type="float">
            <text:p>311.895833333333</text:p>
          </table:table-cell>
          <table:table-cell office:value-type="float" office:value="20.8108333333333" calcext:value-type="float">
            <text:p>20.8108333333333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74.564" calcext:value-type="float">
            <text:p>74.564</text:p>
          </table:table-cell>
          <table:table-cell office:value-type="float" office:value="78.776" calcext:value-type="float">
            <text:p>78.776</text:p>
          </table:table-cell>
          <table:table-cell office:value-type="float" office:value="378.282" calcext:value-type="float">
            <text:p>378.282</text:p>
          </table:table-cell>
          <table:table-cell office:value-type="float" office:value="74.973" calcext:value-type="float">
            <text:p>74.973</text:p>
          </table:table-cell>
          <table:table-cell office:value-type="float" office:value="78.779" calcext:value-type="float">
            <text:p>78.779</text:p>
          </table:table-cell>
          <table:table-cell office:value-type="float" office:value="378.278" calcext:value-type="float">
            <text:p>378.27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510145" calcext:value-type="float">
            <text:p>0.510145</text:p>
          </table:table-cell>
          <table:table-cell office:value-type="float" office:value="0.0001405459" calcext:value-type="float">
            <text:p>0.0001405459</text:p>
          </table:table-cell>
          <table:table-cell office:value-type="float" office:value="0.05571808" calcext:value-type="float">
            <text:p>0.05571808</text:p>
          </table:table-cell>
          <table:table-cell office:value-type="float" office:value="0.01057338" calcext:value-type="float">
            <text:p>0.01057338</text:p>
          </table:table-cell>
          <table:table-cell office:value-type="float" office:value="0" calcext:value-type="float">
            <text:p>0</text:p>
          </table:table-cell>
          <table:table-cell office:value-type="float" office:value="11.36467" calcext:value-type="float">
            <text:p>11.36467</text:p>
          </table:table-cell>
          <table:table-cell office:value-type="float" office:value="1.167036" calcext:value-type="float">
            <text:p>1.167036</text:p>
          </table:table-cell>
          <table:table-cell office:value-type="float" office:value="0.2093181" calcext:value-type="float">
            <text:p>0.2093181</text:p>
          </table:table-cell>
          <table:table-cell office:value-type="float" office:value="4" calcext:value-type="float">
            <text:p>4</text:p>
          </table:table-cell>
          <table:table-cell office:value-type="float" office:value="-0.1997683" calcext:value-type="float">
            <text:p>-0.1997683</text:p>
          </table:table-cell>
          <table:table-cell office:value-type="float" office:value="8.209057" calcext:value-type="float">
            <text:p>8.209057</text:p>
          </table:table-cell>
          <table:table-cell office:value-type="float" office:value="5.427236" calcext:value-type="float">
            <text:p>5.427236</text:p>
          </table:table-cell>
          <table:table-cell office:value-type="float" office:value="186.5279" calcext:value-type="float">
            <text:p>186.5279</text:p>
          </table:table-cell>
          <table:table-cell office:value-type="float" office:value="373.1998" calcext:value-type="float">
            <text:p>373.1998</text:p>
          </table:table-cell>
          <table:table-cell office:value-type="float" office:value="0" calcext:value-type="float">
            <text:p>0</text:p>
          </table:table-cell>
          <table:table-cell office:value-type="float" office:value="2.866033" calcext:value-type="float">
            <text:p>2.866033</text:p>
          </table:table-cell>
          <table:table-cell office:value-type="float" office:value="2.421284" calcext:value-type="float">
            <text:p>2.421284</text:p>
          </table:table-cell>
          <table:table-cell office:value-type="float" office:value="48.59817" calcext:value-type="float">
            <text:p>48.59817</text:p>
          </table:table-cell>
          <table:table-cell office:value-type="float" office:value="2.78041" calcext:value-type="float">
            <text:p>2.78041</text:p>
          </table:table-cell>
          <table:table-cell office:value-type="float" office:value="2.193201" calcext:value-type="float">
            <text:p>2.193201</text:p>
          </table:table-cell>
          <table:table-cell office:value-type="float" office:value="68.73454" calcext:value-type="float">
            <text:p>68.73454</text:p>
          </table:table-cell>
          <table:table-cell office:value-type="float" office:value="1.181709" calcext:value-type="float">
            <text:p>1.181709</text:p>
          </table:table-cell>
          <table:table-cell office:value-type="float" office:value="0.01541613" calcext:value-type="float">
            <text:p>0.01541613</text:p>
          </table:table-cell>
          <table:table-cell office:value-type="float" office:value="0.1410975" calcext:value-type="float">
            <text:p>0.1410975</text:p>
          </table:table-cell>
          <table:table-cell office:value-type="float" office:value="0" calcext:value-type="float">
            <text:p>0</text:p>
          </table:table-cell>
          <table:table-cell office:value-type="float" office:value="53.74821" calcext:value-type="float">
            <text:p>53.74821</text:p>
          </table:table-cell>
          <table:table-cell office:value-type="float" office:value="0.0035429" calcext:value-type="float">
            <text:p>0.0035429</text:p>
          </table:table-cell>
          <table:table-cell office:value-type="float" office:value="26.70513" calcext:value-type="float">
            <text:p>26.70513</text:p>
          </table:table-cell>
          <table:table-cell office:value-type="float" office:value="8.289494" calcext:value-type="float">
            <text:p>8.289494</text:p>
          </table:table-cell>
          <table:table-cell office:value-type="float" office:value="5.69624" calcext:value-type="float">
            <text:p>5.69624</text:p>
          </table:table-cell>
          <table:table-cell office:value-type="float" office:value="6.938416" calcext:value-type="float">
            <text:p>6.938416</text:p>
          </table:table-cell>
          <table:table-cell office:value-type="float" office:value="311.91022" calcext:value-type="float">
            <text:p>311.91022</text:p>
          </table:table-cell>
          <table:table-cell office:value-type="float" office:value="20.81158" calcext:value-type="float">
            <text:p>20.81158</text:p>
          </table:table-cell>
          <table:table-cell office:value-type="float" office:value="1372297340" calcext:value-type="float">
            <text:p>1372297340</text:p>
          </table:table-cell>
          <table:table-cell office:value-type="string" calcext:value-type="string">
            <text:p>SoFiA J204738.45+204841.7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45+22</text:p>
          </table:table-cell>
          <table:table-cell office:value-type="float" office:value="8" calcext:value-type="float">
            <text:p>8</text:p>
          </table:table-cell>
          <table:table-cell office:value-type="float" office:value="48.4874578807456" calcext:value-type="float">
            <text:p>48.4874578807456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2038+2407</text:p>
          </table:table-cell>
          <table:table-cell table:style-name="ce3" office:value-type="string" calcext:value-type="string">
            <text:p>20:38:22</text:p>
          </table:table-cell>
          <table:table-cell table:style-name="ce3" office:value-type="string" calcext:value-type="string">
            <text:p>24:07:14</text:p>
          </table:table-cell>
          <table:table-cell office:value-type="float" office:value="67" calcext:value-type="float">
            <text:p>67</text:p>
          </table:table-cell>
          <table:table-cell office:value-type="float" office:value="-10.3" calcext:value-type="float">
            <text:p>-1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338" calcext:value-type="float">
            <text:p>1033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09.591666666667" calcext:value-type="float">
            <text:p>309.591666666667</text:p>
          </table:table-cell>
          <table:table-cell office:value-type="float" office:value="24.1205555555556" calcext:value-type="float">
            <text:p>24.1205555555556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202.823" calcext:value-type="float">
            <text:p>202.823</text:p>
          </table:table-cell>
          <table:table-cell office:value-type="float" office:value="7.855" calcext:value-type="float">
            <text:p>7.855</text:p>
          </table:table-cell>
          <table:table-cell office:value-type="float" office:value="433.677" calcext:value-type="float">
            <text:p>433.677</text:p>
          </table:table-cell>
          <table:table-cell office:value-type="float" office:value="202.9" calcext:value-type="float">
            <text:p>202.9</text:p>
          </table:table-cell>
          <table:table-cell office:value-type="float" office:value="7.846" calcext:value-type="float">
            <text:p>7.846</text:p>
          </table:table-cell>
          <table:table-cell office:value-type="float" office:value="433.444" calcext:value-type="float">
            <text:p>433.444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 office:value-type="float" office:value="437" calcext:value-type="float">
            <text:p>437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54693" calcext:value-type="float">
            <text:p>0.54693</text:p>
          </table:table-cell>
          <table:table-cell office:value-type="float" office:value="0.0001177668" calcext:value-type="float">
            <text:p>0.0001177668</text:p>
          </table:table-cell>
          <table:table-cell office:value-type="float" office:value="0.3124483" calcext:value-type="float">
            <text:p>0.3124483</text:p>
          </table:table-cell>
          <table:table-cell office:value-type="float" office:value="0.02517557" calcext:value-type="float">
            <text:p>0.02517557</text:p>
          </table:table-cell>
          <table:table-cell office:value-type="float" office:value="0" calcext:value-type="float">
            <text:p>0</text:p>
          </table:table-cell>
          <table:table-cell office:value-type="float" office:value="7.221255" calcext:value-type="float">
            <text:p>7.221255</text:p>
          </table:table-cell>
          <table:table-cell office:value-type="float" office:value="1.144769" calcext:value-type="float">
            <text:p>1.144769</text:p>
          </table:table-cell>
          <table:table-cell office:value-type="float" office:value="0.2600131" calcext:value-type="float">
            <text:p>0.2600131</text:p>
          </table:table-cell>
          <table:table-cell office:value-type="float" office:value="4" calcext:value-type="float">
            <text:p>4</text:p>
          </table:table-cell>
          <table:table-cell office:value-type="float" office:value="-0.2186661" calcext:value-type="float">
            <text:p>-0.2186661</text:p>
          </table:table-cell>
          <table:table-cell office:value-type="float" office:value="5.56192" calcext:value-type="float">
            <text:p>5.56192</text:p>
          </table:table-cell>
          <table:table-cell office:value-type="float" office:value="4.76037" calcext:value-type="float">
            <text:p>4.76037</text:p>
          </table:table-cell>
          <table:table-cell office:value-type="float" office:value="215.1562" calcext:value-type="float">
            <text:p>215.1562</text:p>
          </table:table-cell>
          <table:table-cell office:value-type="float" office:value="430.2187" calcext:value-type="float">
            <text:p>430.2187</text:p>
          </table:table-cell>
          <table:table-cell office:value-type="float" office:value="0" calcext:value-type="float">
            <text:p>0</text:p>
          </table:table-cell>
          <table:table-cell office:value-type="float" office:value="2.72045" calcext:value-type="float">
            <text:p>2.72045</text:p>
          </table:table-cell>
          <table:table-cell office:value-type="float" office:value="2.373848" calcext:value-type="float">
            <text:p>2.373848</text:p>
          </table:table-cell>
          <table:table-cell office:value-type="float" office:value="-26.38947" calcext:value-type="float">
            <text:p>-26.38947</text:p>
          </table:table-cell>
          <table:table-cell office:value-type="float" office:value="2.665659" calcext:value-type="float">
            <text:p>2.665659</text:p>
          </table:table-cell>
          <table:table-cell office:value-type="float" office:value="2.234279" calcext:value-type="float">
            <text:p>2.234279</text:p>
          </table:table-cell>
          <table:table-cell office:value-type="float" office:value="-12.7827" calcext:value-type="float">
            <text:p>-12.7827</text:p>
          </table:table-cell>
          <table:table-cell office:value-type="float" office:value="1.142278" calcext:value-type="float">
            <text:p>1.142278</text:p>
          </table:table-cell>
          <table:table-cell office:value-type="float" office:value="0.01873356" calcext:value-type="float">
            <text:p>0.01873356</text:p>
          </table:table-cell>
          <table:table-cell office:value-type="float" office:value="0.1881208" calcext:value-type="float">
            <text:p>0.1881208</text:p>
          </table:table-cell>
          <table:table-cell office:value-type="float" office:value="0" calcext:value-type="float">
            <text:p>0</text:p>
          </table:table-cell>
          <table:table-cell office:value-type="float" office:value="229.7143" calcext:value-type="float">
            <text:p>229.7143</text:p>
          </table:table-cell>
          <table:table-cell office:value-type="float" office:value="0.0044303" calcext:value-type="float">
            <text:p>0.0044303</text:p>
          </table:table-cell>
          <table:table-cell office:value-type="float" office:value="23.53679" calcext:value-type="float">
            <text:p>23.53679</text:p>
          </table:table-cell>
          <table:table-cell office:value-type="float" office:value="5.484669" calcext:value-type="float">
            <text:p>5.484669</text:p>
          </table:table-cell>
          <table:table-cell office:value-type="float" office:value="4.777658" calcext:value-type="float">
            <text:p>4.777658</text:p>
          </table:table-cell>
          <table:table-cell office:value-type="float" office:value="5.11865" calcext:value-type="float">
            <text:p>5.11865</text:p>
          </table:table-cell>
          <table:table-cell office:value-type="float" office:value="309.58984" calcext:value-type="float">
            <text:p>309.58984</text:p>
          </table:table-cell>
          <table:table-cell office:value-type="float" office:value="24.120392" calcext:value-type="float">
            <text:p>24.120392</text:p>
          </table:table-cell>
          <table:table-cell office:value-type="float" office:value="1373402880" calcext:value-type="float">
            <text:p>1373402880</text:p>
          </table:table-cell>
          <table:table-cell office:value-type="string" calcext:value-type="string">
            <text:p>SoFiA J203821.56+240713.4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45+26</text:p>
          </table:table-cell>
          <table:table-cell office:value-type="float" office:value="9" calcext:value-type="float">
            <text:p>9</text:p>
          </table:table-cell>
          <table:table-cell office:value-type="float" office:value="6.03065010640465" calcext:value-type="float">
            <text:p>6.03065010640465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J2050+2538</text:p>
          </table:table-cell>
          <table:table-cell table:style-name="ce3" office:value-type="string" calcext:value-type="string">
            <text:p>20:50:30</text:p>
          </table:table-cell>
          <table:table-cell table:style-name="ce3" office:value-type="string" calcext:value-type="string">
            <text:p>25:38:06</text:p>
          </table:table-cell>
          <table:table-cell office:value-type="float" office:value="69.9" calcext:value-type="float">
            <text:p>69.9</text:p>
          </table:table-cell>
          <table:table-cell office:value-type="float" office:value="-11.6" calcext:value-type="float">
            <text:p>-11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71" calcext:value-type="float">
            <text:p>2371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12.625" calcext:value-type="float">
            <text:p>312.625</text:p>
          </table:table-cell>
          <table:table-cell office:value-type="float" office:value="25.635" calcext:value-type="float">
            <text:p>25.635</text:p>
          </table:table-cell>
          <table:table-cell office:value-type="float" office:value="140" calcext:value-type="float">
            <text:p>140</text:p>
          </table:table-cell>
          <table:table-cell office:value-type="float" office:value="242" calcext:value-type="float">
            <text:p>242</text:p>
          </table:table-cell>
          <table:table-cell office:value-type="float" office:value="36.89" calcext:value-type="float">
            <text:p>36.89</text:p>
          </table:table-cell>
          <table:table-cell office:value-type="float" office:value="97.895" calcext:value-type="float">
            <text:p>97.895</text:p>
          </table:table-cell>
          <table:table-cell office:value-type="float" office:value="2163.416" calcext:value-type="float">
            <text:p>2163.416</text:p>
          </table:table-cell>
          <table:table-cell office:value-type="float" office:value="36.839" calcext:value-type="float">
            <text:p>36.839</text:p>
          </table:table-cell>
          <table:table-cell office:value-type="float" office:value="98.306" calcext:value-type="float">
            <text:p>98.306</text:p>
          </table:table-cell>
          <table:table-cell office:value-type="float" office:value="2162.663" calcext:value-type="float">
            <text:p>2162.663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2142" calcext:value-type="float">
            <text:p>2142</text:p>
          </table:table-cell>
          <table:table-cell office:value-type="float" office:value="2179" calcext:value-type="float">
            <text:p>2179</text:p>
          </table:table-cell>
          <table:table-cell office:value-type="float" office:value="1322" calcext:value-type="float">
            <text:p>1322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0.610598" calcext:value-type="float">
            <text:p>0.610598</text:p>
          </table:table-cell>
          <table:table-cell office:value-type="float" office:value="0.1663922" calcext:value-type="float">
            <text:p>0.1663922</text:p>
          </table:table-cell>
          <table:table-cell office:value-type="float" office:value="0.05929386" calcext:value-type="float">
            <text:p>0.05929386</text:p>
          </table:table-cell>
          <table:table-cell office:value-type="float" office:value="0.3088449" calcext:value-type="float">
            <text:p>0.3088449</text:p>
          </table:table-cell>
          <table:table-cell office:value-type="float" office:value="0" calcext:value-type="float">
            <text:p>0</text:p>
          </table:table-cell>
          <table:table-cell office:value-type="float" office:value="329.9502" calcext:value-type="float">
            <text:p>329.9502</text:p>
          </table:table-cell>
          <table:table-cell office:value-type="float" office:value="6.789426" calcext:value-type="float">
            <text:p>6.789426</text:p>
          </table:table-cell>
          <table:table-cell office:value-type="float" office:value="0.3810151" calcext:value-type="float">
            <text:p>0.3810151</text:p>
          </table:table-cell>
          <table:table-cell office:value-type="float" office:value="6" calcext:value-type="float">
            <text:p>6</text:p>
          </table:table-cell>
          <table:table-cell office:value-type="float" office:value="-0.1737569" calcext:value-type="float">
            <text:p>-0.1737569</text:p>
          </table:table-cell>
          <table:table-cell office:value-type="float" office:value="24.4412" calcext:value-type="float">
            <text:p>24.4412</text:p>
          </table:table-cell>
          <table:table-cell office:value-type="float" office:value="15.84578" calcext:value-type="float">
            <text:p>15.84578</text:p>
          </table:table-cell>
          <table:table-cell office:value-type="float" office:value="1070.53" calcext:value-type="float">
            <text:p>1070.53</text:p>
          </table:table-cell>
          <table:table-cell office:value-type="float" office:value="2141.074" calcext:value-type="float">
            <text:p>2141.074</text:p>
          </table:table-cell>
          <table:table-cell office:value-type="float" office:value="0" calcext:value-type="float">
            <text:p>0</text:p>
          </table:table-cell>
          <table:table-cell office:value-type="float" office:value="7.491645" calcext:value-type="float">
            <text:p>7.491645</text:p>
          </table:table-cell>
          <table:table-cell office:value-type="float" office:value="3.837037" calcext:value-type="float">
            <text:p>3.837037</text:p>
          </table:table-cell>
          <table:table-cell office:value-type="float" office:value="44.41115" calcext:value-type="float">
            <text:p>44.41115</text:p>
          </table:table-cell>
          <table:table-cell office:value-type="float" office:value="6.474299" calcext:value-type="float">
            <text:p>6.474299</text:p>
          </table:table-cell>
          <table:table-cell office:value-type="float" office:value="3.586733" calcext:value-type="float">
            <text:p>3.586733</text:p>
          </table:table-cell>
          <table:table-cell office:value-type="float" office:value="44.93974" calcext:value-type="float">
            <text:p>44.93974</text:p>
          </table:table-cell>
          <table:table-cell office:value-type="float" office:value="7.372368" calcext:value-type="float">
            <text:p>7.372368</text:p>
          </table:table-cell>
          <table:table-cell office:value-type="float" office:value="0.0268322" calcext:value-type="float">
            <text:p>0.0268322</text:p>
          </table:table-cell>
          <table:table-cell office:value-type="float" office:value="0.1786389" calcext:value-type="float">
            <text:p>0.1786389</text:p>
          </table:table-cell>
          <table:table-cell office:value-type="float" office:value="0" calcext:value-type="float">
            <text:p>0</text:p>
          </table:table-cell>
          <table:table-cell office:value-type="float" office:value="40.07125" calcext:value-type="float">
            <text:p>40.07125</text:p>
          </table:table-cell>
          <table:table-cell office:value-type="float" office:value="0.0052364" calcext:value-type="float">
            <text:p>0.0052364</text:p>
          </table:table-cell>
          <table:table-cell office:value-type="float" office:value="38.7222" calcext:value-type="float">
            <text:p>38.7222</text:p>
          </table:table-cell>
          <table:table-cell office:value-type="float" office:value="28.95555" calcext:value-type="float">
            <text:p>28.95555</text:p>
          </table:table-cell>
          <table:table-cell office:value-type="float" office:value="13.32197" calcext:value-type="float">
            <text:p>13.32197</text:p>
          </table:table-cell>
          <table:table-cell office:value-type="float" office:value="29.52676" calcext:value-type="float">
            <text:p>29.52676</text:p>
          </table:table-cell>
          <table:table-cell office:value-type="float" office:value="312.63953" calcext:value-type="float">
            <text:p>312.63953</text:p>
          </table:table-cell>
          <table:table-cell office:value-type="float" office:value="25.631655" calcext:value-type="float">
            <text:p>25.631655</text:p>
          </table:table-cell>
          <table:table-cell office:value-type="float" office:value="1408059260" calcext:value-type="float">
            <text:p>1408059260</text:p>
          </table:table-cell>
          <table:table-cell office:value-type="string" calcext:value-type="string">
            <text:p>SoFiA J205033.49+253754.0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45+26</text:p>
          </table:table-cell>
          <table:table-cell office:value-type="float" office:value="9" calcext:value-type="float">
            <text:p>9</text:p>
          </table:table-cell>
          <table:table-cell office:value-type="float" office:value="48.6730523956734" calcext:value-type="float">
            <text:p>48.6730523956734</text:p>
          </table:table-cell>
          <table:table-cell table:number-columns-repeated="92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m_parcial.A1:tm_parcial.CR680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0:53:12.821390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8T10:54:33.776182531</dc:date>
    <meta:editing-duration>PT12M26S</meta:editing-duration>
    <meta:editing-cycles>7</meta:editing-cycles>
    <meta:generator>LibreOffice/6.4.7.2$Linux_X86_64 LibreOffice_project/40$Build-2</meta:generator>
    <meta:document-statistic meta:table-count="1" meta:cell-count="3840" meta:object-count="0"/>
  </office:meta>
</office:document-meta>
</file>